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15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4.637cm"/>
    </style:style>
    <style:style style:name="co13" style:family="table-column">
      <style:table-column-properties fo:break-before="auto" style:column-width="5.537cm"/>
    </style:style>
    <style:style style:name="co14" style:family="table-column">
      <style:table-column-properties fo:break-before="auto" style:column-width="3.249cm"/>
    </style:style>
    <style:style style:name="co15" style:family="table-column">
      <style:table-column-properties fo:break-before="auto" style:column-width="3.711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875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2.921cm"/>
    </style:style>
    <style:style style:name="co20" style:family="table-column">
      <style:table-column-properties fo:break-before="auto" style:column-width="4.583cm"/>
    </style:style>
    <style:style style:name="co21" style:family="table-column">
      <style:table-column-properties fo:break-before="auto" style:column-width="4.556cm"/>
    </style:style>
    <style:style style:name="co22" style:family="table-column">
      <style:table-column-properties fo:break-before="auto" style:column-width="5.182cm"/>
    </style:style>
    <style:style style:name="co23" style:family="table-column">
      <style:table-column-properties fo:break-before="auto" style:column-width="5.754cm"/>
    </style:style>
    <style:style style:name="co24" style:family="table-column">
      <style:table-column-properties fo:break-before="auto" style:column-width="6.38cm"/>
    </style:style>
    <style:style style:name="co25" style:family="table-column">
      <style:table-column-properties fo:break-before="auto" style:column-width="3.766cm"/>
    </style:style>
    <style:style style:name="co26" style:family="table-column">
      <style:table-column-properties fo:break-before="auto" style:column-width="5.018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4.692cm"/>
    </style:style>
    <style:style style:name="co29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2.704cm"/>
    </style:style>
    <style:style style:name="co32" style:family="table-column">
      <style:table-column-properties fo:break-before="auto" style:column-width="2.759cm"/>
    </style:style>
    <style:style style:name="co33" style:family="table-column">
      <style:table-column-properties fo:break-before="auto" style:column-width="1.778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16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file</text:p>
          </table:table-cell>
          <table:table-cell office:value-type="string">
            <text:p>BAIT_SET</text:p>
          </table:table-cell>
          <table:table-cell office:value-type="string">
            <text:p>GENOME_SIZE</text:p>
          </table:table-cell>
          <table:table-cell office:value-type="string">
            <text:p>BAIT_TERRITORY</text:p>
          </table:table-cell>
          <table:table-cell office:value-type="string">
            <text:p>TARGET_TERRITORY</text:p>
          </table:table-cell>
          <table:table-cell office:value-type="string">
            <text:p>BAIT_DESIGN_EFFICIENCY</text:p>
          </table:table-cell>
          <table:table-cell office:value-type="string">
            <text:p>TOTAL_READS</text:p>
          </table:table-cell>
          <table:table-cell office:value-type="string">
            <text:p>PF_READS</text:p>
          </table:table-cell>
          <table:table-cell office:value-type="string">
            <text:p>PF_UNIQUE_READS</text:p>
          </table:table-cell>
          <table:table-cell office:value-type="string">
            <text:p>PCT_PF_READS</text:p>
          </table:table-cell>
          <table:table-cell office:value-type="string">
            <text:p>PCT_PF_UQ_READS</text:p>
          </table:table-cell>
          <table:table-cell office:value-type="string">
            <text:p>PF_UQ_READS_ALIGNED</text:p>
          </table:table-cell>
          <table:table-cell office:value-type="string">
            <text:p>PCT_PF_UQ_READS_ALIGNED</text:p>
          </table:table-cell>
          <table:table-cell office:value-type="string">
            <text:p>PF_UQ_BASES_ALIGNED</text:p>
          </table:table-cell>
          <table:table-cell office:value-type="string">
            <text:p>ON_BAIT_BASES</text:p>
          </table:table-cell>
          <table:table-cell office:value-type="string">
            <text:p>NEAR_BAIT_BASES</text:p>
          </table:table-cell>
          <table:table-cell office:value-type="string">
            <text:p>OFF_BAIT_BASES</text:p>
          </table:table-cell>
          <table:table-cell office:value-type="string">
            <text:p>ON_TARGET_BASES</text:p>
          </table:table-cell>
          <table:table-cell office:value-type="string">
            <text:p>PCT_SELECTED_BASES</text:p>
          </table:table-cell>
          <table:table-cell office:value-type="string">
            <text:p>PCT_OFF_BAIT</text:p>
          </table:table-cell>
          <table:table-cell office:value-type="string">
            <text:p>ON_BAIT_VS_SELECTED</text:p>
          </table:table-cell>
          <table:table-cell office:value-type="string">
            <text:p>MEAN_BAIT_COVERAGE</text:p>
          </table:table-cell>
          <table:table-cell office:value-type="string">
            <text:p>MEAN_TARGET_COVERAGE</text:p>
          </table:table-cell>
          <table:table-cell office:value-type="string">
            <text:p>PCT_USABLE_BASES_ON_BAIT</text:p>
          </table:table-cell>
          <table:table-cell office:value-type="string">
            <text:p>PCT_USABLE_BASES_ON_TARGET</text:p>
          </table:table-cell>
          <table:table-cell office:value-type="string">
            <text:p>FOLD_ENRICHMENT</text:p>
          </table:table-cell>
          <table:table-cell office:value-type="string">
            <text:p>ZERO_CVG_TARGETS_PCT</text:p>
          </table:table-cell>
          <table:table-cell office:value-type="string">
            <text:p>FOLD_80_BASE_PENALTY</text:p>
          </table:table-cell>
          <table:table-cell office:value-type="string">
            <text:p>PCT_TARGET_BASES_2X</text:p>
          </table:table-cell>
          <table:table-cell office:value-type="string">
            <text:p>PCT_TARGET_BASES_10X</text:p>
          </table:table-cell>
          <table:table-cell office:value-type="string">
            <text:p>PCT_TARGET_BASES_20X</text:p>
          </table:table-cell>
          <table:table-cell office:value-type="string">
            <text:p>PCT_TARGET_BASES_30X</text:p>
          </table:table-cell>
          <table:table-cell office:value-type="string">
            <text:p>HS_LIBRARY_SIZE</text:p>
          </table:table-cell>
          <table:table-cell office:value-type="string">
            <text:p>HS_PENALTY_10X</text:p>
          </table:table-cell>
          <table:table-cell office:value-type="string">
            <text:p>HS_PENALTY_20X</text:p>
          </table:table-cell>
          <table:table-cell office:value-type="string">
            <text:p>HS_PENALTY_30X</text:p>
          </table:table-cell>
          <table:table-cell office:value-type="string">
            <text:p>AT_DROPOUT</text:p>
          </table:table-cell>
          <table:table-cell office:value-type="string">
            <text:p>GC_DROPOUT</text:p>
          </table:table-cell>
          <table:table-cell office:value-type="string">
            <text:p>SAMPLE</text:p>
          </table:table-cell>
          <table:table-cell office:value-type="string">
            <text:p>LIBRARY</text:p>
          </table:table-cell>
          <table:table-cell office:value-type="string">
            <text:p>READ_GROUP</text:p>
          </table:table-cell>
        </table:table-row>
        <table:table-row table:style-name="ro1">
          <table:table-cell office:value-type="string">
            <text:p>Cytisus_115_T1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1753773">
            <text:p>21753773</text:p>
          </table:table-cell>
          <table:table-cell table:number-columns-repeated="2" office:value-type="float" office:value="1">
            <text:p>1</text:p>
          </table:table-cell>
          <table:table-cell office:value-type="float" office:value="20041099">
            <text:p>20041099</text:p>
          </table:table-cell>
          <table:table-cell office:value-type="float" office:value="0.92127">
            <text:p>0.92127</text:p>
          </table:table-cell>
          <table:table-cell office:value-type="float" office:value="2013580860">
            <text:p>2013580860</text:p>
          </table:table-cell>
          <table:table-cell office:value-type="float" office:value="447192708">
            <text:p>447192708</text:p>
          </table:table-cell>
          <table:table-cell office:value-type="float" office:value="182312328">
            <text:p>182312328</text:p>
          </table:table-cell>
          <table:table-cell office:value-type="float" office:value="1384075824">
            <text:p>1384075824</text:p>
          </table:table-cell>
          <table:table-cell office:value-type="float" office:value="447192708">
            <text:p>447192708</text:p>
          </table:table-cell>
          <table:table-cell office:value-type="float" office:value="0.31263">
            <text:p>0.31263</text:p>
          </table:table-cell>
          <table:table-cell office:value-type="float" office:value="0.68737">
            <text:p>0.68737</text:p>
          </table:table-cell>
          <table:table-cell office:value-type="float" office:value="0.710388">
            <text:p>0.710388</text:p>
          </table:table-cell>
          <table:table-cell office:value-type="float" office:value="732.131825">
            <text:p>732.131825</text:p>
          </table:table-cell>
          <table:table-cell office:value-type="float" office:value="744.465928">
            <text:p>744.465928</text:p>
          </table:table-cell>
          <table:table-cell table:number-columns-repeated="2" office:value-type="float" office:value="0.203535">
            <text:p>0.203535</text:p>
          </table:table-cell>
          <table:table-cell office:value-type="float" office:value="196.95154">
            <text:p>196.95154</text:p>
          </table:table-cell>
          <table:table-cell office:value-type="float" office:value="0.012829">
            <text:p>0.012829</text:p>
          </table:table-cell>
          <table:table-cell office:value-type="float" office:value="2.22894">
            <text:p>2.22894</text:p>
          </table:table-cell>
          <table:table-cell office:value-type="float" office:value="0.987998">
            <text:p>0.987998</text:p>
          </table:table-cell>
          <table:table-cell office:value-type="float" office:value="0.976138">
            <text:p>0.976138</text:p>
          </table:table-cell>
          <table:table-cell office:value-type="float" office:value="0.969283">
            <text:p>0.969283</text:p>
          </table:table-cell>
          <table:table-cell office:value-type="float" office:value="0.963154">
            <text:p>0.96315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000075">
            <text:p>4.000075</text:p>
          </table:table-cell>
          <table:table-cell office:value-type="float" office:value="9.520342">
            <text:p>9.520342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127_T2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1657256">
            <text:p>21657256</text:p>
          </table:table-cell>
          <table:table-cell table:number-columns-repeated="2" office:value-type="float" office:value="1">
            <text:p>1</text:p>
          </table:table-cell>
          <table:table-cell office:value-type="float" office:value="19909354">
            <text:p>19909354</text:p>
          </table:table-cell>
          <table:table-cell office:value-type="float" office:value="0.919293">
            <text:p>0.919293</text:p>
          </table:table-cell>
          <table:table-cell office:value-type="float" office:value="2000292857">
            <text:p>2000292857</text:p>
          </table:table-cell>
          <table:table-cell office:value-type="float" office:value="446534856">
            <text:p>446534856</text:p>
          </table:table-cell>
          <table:table-cell office:value-type="float" office:value="183392548">
            <text:p>183392548</text:p>
          </table:table-cell>
          <table:table-cell office:value-type="float" office:value="1370365453">
            <text:p>1370365453</text:p>
          </table:table-cell>
          <table:table-cell office:value-type="float" office:value="446534856">
            <text:p>446534856</text:p>
          </table:table-cell>
          <table:table-cell office:value-type="float" office:value="0.314918">
            <text:p>0.314918</text:p>
          </table:table-cell>
          <table:table-cell office:value-type="float" office:value="0.685082">
            <text:p>0.685082</text:p>
          </table:table-cell>
          <table:table-cell office:value-type="float" office:value="0.708867">
            <text:p>0.708867</text:p>
          </table:table-cell>
          <table:table-cell office:value-type="float" office:value="731.054808">
            <text:p>731.054808</text:p>
          </table:table-cell>
          <table:table-cell office:value-type="float" office:value="744.746939">
            <text:p>744.746939</text:p>
          </table:table-cell>
          <table:table-cell table:number-columns-repeated="2" office:value-type="float" office:value="0.204141">
            <text:p>0.204141</text:p>
          </table:table-cell>
          <table:table-cell office:value-type="float" office:value="197.96824">
            <text:p>197.96824</text:p>
          </table:table-cell>
          <table:table-cell office:value-type="float" office:value="0.014145">
            <text:p>0.014145</text:p>
          </table:table-cell>
          <table:table-cell office:value-type="float" office:value="2.209932">
            <text:p>2.209932</text:p>
          </table:table-cell>
          <table:table-cell office:value-type="float" office:value="0.985948">
            <text:p>0.985948</text:p>
          </table:table-cell>
          <table:table-cell office:value-type="float" office:value="0.972538">
            <text:p>0.972538</text:p>
          </table:table-cell>
          <table:table-cell office:value-type="float" office:value="0.965979">
            <text:p>0.965979</text:p>
          </table:table-cell>
          <table:table-cell office:value-type="float" office:value="0.960011">
            <text:p>0.96001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835047">
            <text:p>3.835047</text:p>
          </table:table-cell>
          <table:table-cell office:value-type="float" office:value="9.575806">
            <text:p>9.57580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128_T3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9908319">
            <text:p>19908319</text:p>
          </table:table-cell>
          <table:table-cell table:number-columns-repeated="2" office:value-type="float" office:value="1">
            <text:p>1</text:p>
          </table:table-cell>
          <table:table-cell office:value-type="float" office:value="18216932">
            <text:p>18216932</text:p>
          </table:table-cell>
          <table:table-cell office:value-type="float" office:value="0.915041">
            <text:p>0.915041</text:p>
          </table:table-cell>
          <table:table-cell office:value-type="float" office:value="1830431544">
            <text:p>1830431544</text:p>
          </table:table-cell>
          <table:table-cell office:value-type="float" office:value="424666020">
            <text:p>424666020</text:p>
          </table:table-cell>
          <table:table-cell office:value-type="float" office:value="176688893">
            <text:p>176688893</text:p>
          </table:table-cell>
          <table:table-cell office:value-type="float" office:value="1229076631">
            <text:p>1229076631</text:p>
          </table:table-cell>
          <table:table-cell office:value-type="float" office:value="424666020">
            <text:p>424666020</text:p>
          </table:table-cell>
          <table:table-cell office:value-type="float" office:value="0.328532">
            <text:p>0.328532</text:p>
          </table:table-cell>
          <table:table-cell office:value-type="float" office:value="0.671468">
            <text:p>0.671468</text:p>
          </table:table-cell>
          <table:table-cell office:value-type="float" office:value="0.706182">
            <text:p>0.706182</text:p>
          </table:table-cell>
          <table:table-cell office:value-type="float" office:value="695.25174">
            <text:p>695.25174</text:p>
          </table:table-cell>
          <table:table-cell office:value-type="float" office:value="707.330402">
            <text:p>707.330402</text:p>
          </table:table-cell>
          <table:table-cell table:number-columns-repeated="2" office:value-type="float" office:value="0.211199">
            <text:p>0.211199</text:p>
          </table:table-cell>
          <table:table-cell office:value-type="float" office:value="205.744276">
            <text:p>205.744276</text:p>
          </table:table-cell>
          <table:table-cell office:value-type="float" office:value="0.013816">
            <text:p>0.013816</text:p>
          </table:table-cell>
          <table:table-cell office:value-type="float" office:value="2.217337">
            <text:p>2.217337</text:p>
          </table:table-cell>
          <table:table-cell office:value-type="float" office:value="0.985583">
            <text:p>0.985583</text:p>
          </table:table-cell>
          <table:table-cell office:value-type="float" office:value="0.970724">
            <text:p>0.970724</text:p>
          </table:table-cell>
          <table:table-cell office:value-type="float" office:value="0.965128">
            <text:p>0.965128</text:p>
          </table:table-cell>
          <table:table-cell office:value-type="float" office:value="0.959999">
            <text:p>0.95999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966866">
            <text:p>3.966866</text:p>
          </table:table-cell>
          <table:table-cell office:value-type="float" office:value="9.258769">
            <text:p>9.25876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131_T4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7388097">
            <text:p>27388097</text:p>
          </table:table-cell>
          <table:table-cell table:number-columns-repeated="2" office:value-type="float" office:value="1">
            <text:p>1</text:p>
          </table:table-cell>
          <table:table-cell office:value-type="float" office:value="24699888">
            <text:p>24699888</text:p>
          </table:table-cell>
          <table:table-cell office:value-type="float" office:value="0.901848">
            <text:p>0.901848</text:p>
          </table:table-cell>
          <table:table-cell office:value-type="float" office:value="2479373739">
            <text:p>2479373739</text:p>
          </table:table-cell>
          <table:table-cell office:value-type="float" office:value="591937571">
            <text:p>591937571</text:p>
          </table:table-cell>
          <table:table-cell office:value-type="float" office:value="244539427">
            <text:p>244539427</text:p>
          </table:table-cell>
          <table:table-cell office:value-type="float" office:value="1642896741">
            <text:p>1642896741</text:p>
          </table:table-cell>
          <table:table-cell office:value-type="float" office:value="591937571">
            <text:p>591937571</text:p>
          </table:table-cell>
          <table:table-cell office:value-type="float" office:value="0.337374">
            <text:p>0.337374</text:p>
          </table:table-cell>
          <table:table-cell office:value-type="float" office:value="0.662626">
            <text:p>0.662626</text:p>
          </table:table-cell>
          <table:table-cell office:value-type="float" office:value="0.707656">
            <text:p>0.707656</text:p>
          </table:table-cell>
          <table:table-cell office:value-type="float" office:value="969.104206">
            <text:p>969.104206</text:p>
          </table:table-cell>
          <table:table-cell office:value-type="float" office:value="984.183312">
            <text:p>984.183312</text:p>
          </table:table-cell>
          <table:table-cell table:number-columns-repeated="2" office:value-type="float" office:value="0.21399">
            <text:p>0.21399</text:p>
          </table:table-cell>
          <table:table-cell office:value-type="float" office:value="211.722811">
            <text:p>211.722811</text:p>
          </table:table-cell>
          <table:table-cell office:value-type="float" office:value="0.008882">
            <text:p>0.008882</text:p>
          </table:table-cell>
          <table:table-cell office:value-type="float" office:value="1.945026">
            <text:p>1.945026</text:p>
          </table:table-cell>
          <table:table-cell office:value-type="float" office:value="0.989404">
            <text:p>0.989404</text:p>
          </table:table-cell>
          <table:table-cell office:value-type="float" office:value="0.975487">
            <text:p>0.975487</text:p>
          </table:table-cell>
          <table:table-cell office:value-type="float" office:value="0.970853">
            <text:p>0.970853</text:p>
          </table:table-cell>
          <table:table-cell office:value-type="float" office:value="0.968631">
            <text:p>0.96863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998318">
            <text:p>3.998318</text:p>
          </table:table-cell>
          <table:table-cell office:value-type="float" office:value="6.404161">
            <text:p>6.40416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132_T5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9313293">
            <text:p>19313293</text:p>
          </table:table-cell>
          <table:table-cell table:number-columns-repeated="2" office:value-type="float" office:value="1">
            <text:p>1</text:p>
          </table:table-cell>
          <table:table-cell office:value-type="float" office:value="17372347">
            <text:p>17372347</text:p>
          </table:table-cell>
          <table:table-cell office:value-type="float" office:value="0.899502">
            <text:p>0.899502</text:p>
          </table:table-cell>
          <table:table-cell office:value-type="float" office:value="1743421434">
            <text:p>1743421434</text:p>
          </table:table-cell>
          <table:table-cell office:value-type="float" office:value="422354618">
            <text:p>422354618</text:p>
          </table:table-cell>
          <table:table-cell office:value-type="float" office:value="169507886">
            <text:p>169507886</text:p>
          </table:table-cell>
          <table:table-cell office:value-type="float" office:value="1151558930">
            <text:p>1151558930</text:p>
          </table:table-cell>
          <table:table-cell office:value-type="float" office:value="422354618">
            <text:p>422354618</text:p>
          </table:table-cell>
          <table:table-cell office:value-type="float" office:value="0.339483">
            <text:p>0.339483</text:p>
          </table:table-cell>
          <table:table-cell office:value-type="float" office:value="0.660517">
            <text:p>0.660517</text:p>
          </table:table-cell>
          <table:table-cell office:value-type="float" office:value="0.713603">
            <text:p>0.713603</text:p>
          </table:table-cell>
          <table:table-cell office:value-type="float" office:value="691.467575">
            <text:p>691.467575</text:p>
          </table:table-cell>
          <table:table-cell office:value-type="float" office:value="702.762962">
            <text:p>702.762962</text:p>
          </table:table-cell>
          <table:table-cell table:number-columns-repeated="2" office:value-type="float" office:value="0.216521">
            <text:p>0.216521</text:p>
          </table:table-cell>
          <table:table-cell office:value-type="float" office:value="214.836767">
            <text:p>214.836767</text:p>
          </table:table-cell>
          <table:table-cell office:value-type="float" office:value="0.008553">
            <text:p>0.008553</text:p>
          </table:table-cell>
          <table:table-cell office:value-type="float" office:value="1.920117">
            <text:p>1.920117</text:p>
          </table:table-cell>
          <table:table-cell office:value-type="float" office:value="0.989159">
            <text:p>0.989159</text:p>
          </table:table-cell>
          <table:table-cell office:value-type="float" office:value="0.972235">
            <text:p>0.972235</text:p>
          </table:table-cell>
          <table:table-cell office:value-type="float" office:value="0.968237">
            <text:p>0.968237</text:p>
          </table:table-cell>
          <table:table-cell office:value-type="float" office:value="0.965338">
            <text:p>0.96533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598377">
            <text:p>3.598377</text:p>
          </table:table-cell>
          <table:table-cell office:value-type="float" office:value="6.770276">
            <text:p>6.77027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14_T6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7845138">
            <text:p>7845138</text:p>
          </table:table-cell>
          <table:table-cell table:number-columns-repeated="2" office:value-type="float" office:value="1">
            <text:p>1</text:p>
          </table:table-cell>
          <table:table-cell office:value-type="float" office:value="6930028">
            <text:p>6930028</text:p>
          </table:table-cell>
          <table:table-cell office:value-type="float" office:value="0.883353">
            <text:p>0.883353</text:p>
          </table:table-cell>
          <table:table-cell office:value-type="float" office:value="517043945">
            <text:p>517043945</text:p>
          </table:table-cell>
          <table:table-cell office:value-type="float" office:value="99950340">
            <text:p>99950340</text:p>
          </table:table-cell>
          <table:table-cell office:value-type="float" office:value="52607715">
            <text:p>52607715</text:p>
          </table:table-cell>
          <table:table-cell office:value-type="float" office:value="364485890">
            <text:p>364485890</text:p>
          </table:table-cell>
          <table:table-cell office:value-type="float" office:value="99950340">
            <text:p>99950340</text:p>
          </table:table-cell>
          <table:table-cell office:value-type="float" office:value="0.295058">
            <text:p>0.295058</text:p>
          </table:table-cell>
          <table:table-cell office:value-type="float" office:value="0.704942">
            <text:p>0.704942</text:p>
          </table:table-cell>
          <table:table-cell office:value-type="float" office:value="0.655163">
            <text:p>0.655163</text:p>
          </table:table-cell>
          <table:table-cell office:value-type="float" office:value="163.635998">
            <text:p>163.635998</text:p>
          </table:table-cell>
          <table:table-cell office:value-type="float" office:value="167.015677">
            <text:p>167.015677</text:p>
          </table:table-cell>
          <table:table-cell table:number-columns-repeated="2" office:value-type="float" office:value="0.169872">
            <text:p>0.169872</text:p>
          </table:table-cell>
          <table:table-cell office:value-type="float" office:value="171.431475">
            <text:p>171.431475</text:p>
          </table:table-cell>
          <table:table-cell office:value-type="float" office:value="0.013158">
            <text:p>0.013158</text:p>
          </table:table-cell>
          <table:table-cell office:value-type="float" office:value="1.653621">
            <text:p>1.653621</text:p>
          </table:table-cell>
          <table:table-cell office:value-type="float" office:value="0.98471">
            <text:p>0.98471</text:p>
          </table:table-cell>
          <table:table-cell office:value-type="float" office:value="0.97299">
            <text:p>0.97299</text:p>
          </table:table-cell>
          <table:table-cell office:value-type="float" office:value="0.961831">
            <text:p>0.961831</text:p>
          </table:table-cell>
          <table:table-cell office:value-type="float" office:value="0.948371">
            <text:p>0.94837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09857">
            <text:p>3.09857</text:p>
          </table:table-cell>
          <table:table-cell office:value-type="float" office:value="6.484967">
            <text:p>6.48496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16_T7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4311154">
            <text:p>24311154</text:p>
          </table:table-cell>
          <table:table-cell table:number-columns-repeated="2" office:value-type="float" office:value="1">
            <text:p>1</text:p>
          </table:table-cell>
          <table:table-cell office:value-type="float" office:value="22562605">
            <text:p>22562605</text:p>
          </table:table-cell>
          <table:table-cell office:value-type="float" office:value="0.928076">
            <text:p>0.928076</text:p>
          </table:table-cell>
          <table:table-cell office:value-type="float" office:value="2266731818">
            <text:p>2266731818</text:p>
          </table:table-cell>
          <table:table-cell office:value-type="float" office:value="492861383">
            <text:p>492861383</text:p>
          </table:table-cell>
          <table:table-cell office:value-type="float" office:value="212985444">
            <text:p>212985444</text:p>
          </table:table-cell>
          <table:table-cell office:value-type="float" office:value="1560884991">
            <text:p>1560884991</text:p>
          </table:table-cell>
          <table:table-cell office:value-type="float" office:value="492861383">
            <text:p>492861383</text:p>
          </table:table-cell>
          <table:table-cell office:value-type="float" office:value="0.311394">
            <text:p>0.311394</text:p>
          </table:table-cell>
          <table:table-cell office:value-type="float" office:value="0.688606">
            <text:p>0.688606</text:p>
          </table:table-cell>
          <table:table-cell office:value-type="float" office:value="0.698255">
            <text:p>0.698255</text:p>
          </table:table-cell>
          <table:table-cell office:value-type="float" office:value="806.899347">
            <text:p>806.899347</text:p>
          </table:table-cell>
          <table:table-cell office:value-type="float" office:value="819.652401">
            <text:p>819.652401</text:p>
          </table:table-cell>
          <table:table-cell table:number-columns-repeated="2" office:value-type="float" office:value="0.200723">
            <text:p>0.200723</text:p>
          </table:table-cell>
          <table:table-cell office:value-type="float" office:value="192.822803">
            <text:p>192.822803</text:p>
          </table:table-cell>
          <table:table-cell office:value-type="float" office:value="0.010197">
            <text:p>0.010197</text:p>
          </table:table-cell>
          <table:table-cell office:value-type="float" office:value="2.112506">
            <text:p>2.112506</text:p>
          </table:table-cell>
          <table:table-cell office:value-type="float" office:value="0.985454">
            <text:p>0.985454</text:p>
          </table:table-cell>
          <table:table-cell office:value-type="float" office:value="0.971238">
            <text:p>0.971238</text:p>
          </table:table-cell>
          <table:table-cell office:value-type="float" office:value="0.965809">
            <text:p>0.965809</text:p>
          </table:table-cell>
          <table:table-cell office:value-type="float" office:value="0.960875">
            <text:p>0.96087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59164">
            <text:p>3.59164</text:p>
          </table:table-cell>
          <table:table-cell office:value-type="float" office:value="9.212036">
            <text:p>9.21203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21_T8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6479462">
            <text:p>6479462</text:p>
          </table:table-cell>
          <table:table-cell table:number-columns-repeated="2" office:value-type="float" office:value="1">
            <text:p>1</text:p>
          </table:table-cell>
          <table:table-cell office:value-type="float" office:value="5781869">
            <text:p>5781869</text:p>
          </table:table-cell>
          <table:table-cell office:value-type="float" office:value="0.892338">
            <text:p>0.892338</text:p>
          </table:table-cell>
          <table:table-cell office:value-type="float" office:value="431371818">
            <text:p>431371818</text:p>
          </table:table-cell>
          <table:table-cell office:value-type="float" office:value="89489477">
            <text:p>89489477</text:p>
          </table:table-cell>
          <table:table-cell office:value-type="float" office:value="43848041">
            <text:p>43848041</text:p>
          </table:table-cell>
          <table:table-cell office:value-type="float" office:value="298034300">
            <text:p>298034300</text:p>
          </table:table-cell>
          <table:table-cell office:value-type="float" office:value="89489477">
            <text:p>89489477</text:p>
          </table:table-cell>
          <table:table-cell office:value-type="float" office:value="0.309101">
            <text:p>0.309101</text:p>
          </table:table-cell>
          <table:table-cell office:value-type="float" office:value="0.690899">
            <text:p>0.690899</text:p>
          </table:table-cell>
          <table:table-cell office:value-type="float" office:value="0.67115">
            <text:p>0.67115</text:p>
          </table:table-cell>
          <table:table-cell office:value-type="float" office:value="146.509755">
            <text:p>146.509755</text:p>
          </table:table-cell>
          <table:table-cell office:value-type="float" office:value="149.342794">
            <text:p>149.342794</text:p>
          </table:table-cell>
          <table:table-cell table:number-columns-repeated="2" office:value-type="float" office:value="0.18415">
            <text:p>0.18415</text:p>
          </table:table-cell>
          <table:table-cell office:value-type="float" office:value="183.972938">
            <text:p>183.972938</text:p>
          </table:table-cell>
          <table:table-cell office:value-type="float" office:value="0.013487">
            <text:p>0.013487</text:p>
          </table:table-cell>
          <table:table-cell office:value-type="float" office:value="1.678009">
            <text:p>1.678009</text:p>
          </table:table-cell>
          <table:table-cell office:value-type="float" office:value="0.984411">
            <text:p>0.984411</text:p>
          </table:table-cell>
          <table:table-cell office:value-type="float" office:value="0.969416">
            <text:p>0.969416</text:p>
          </table:table-cell>
          <table:table-cell office:value-type="float" office:value="0.957061">
            <text:p>0.957061</text:p>
          </table:table-cell>
          <table:table-cell office:value-type="float" office:value="0.939973">
            <text:p>0.939973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25389">
            <text:p>4.25389</text:p>
          </table:table-cell>
          <table:table-cell office:value-type="float" office:value="5.381508">
            <text:p>5.381508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244_T9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1659092">
            <text:p>21659092</text:p>
          </table:table-cell>
          <table:table-cell table:number-columns-repeated="2" office:value-type="float" office:value="1">
            <text:p>1</text:p>
          </table:table-cell>
          <table:table-cell office:value-type="float" office:value="19674744">
            <text:p>19674744</text:p>
          </table:table-cell>
          <table:table-cell office:value-type="float" office:value="0.908383">
            <text:p>0.908383</text:p>
          </table:table-cell>
          <table:table-cell office:value-type="float" office:value="1974818489">
            <text:p>1974818489</text:p>
          </table:table-cell>
          <table:table-cell office:value-type="float" office:value="482485703">
            <text:p>482485703</text:p>
          </table:table-cell>
          <table:table-cell office:value-type="float" office:value="187877849">
            <text:p>187877849</text:p>
          </table:table-cell>
          <table:table-cell office:value-type="float" office:value="1304454937">
            <text:p>1304454937</text:p>
          </table:table-cell>
          <table:table-cell office:value-type="float" office:value="482485703">
            <text:p>482485703</text:p>
          </table:table-cell>
          <table:table-cell office:value-type="float" office:value="0.339456">
            <text:p>0.339456</text:p>
          </table:table-cell>
          <table:table-cell office:value-type="float" office:value="0.660544">
            <text:p>0.660544</text:p>
          </table:table-cell>
          <table:table-cell office:value-type="float" office:value="0.719737">
            <text:p>0.719737</text:p>
          </table:table-cell>
          <table:table-cell office:value-type="float" office:value="789.912564">
            <text:p>789.912564</text:p>
          </table:table-cell>
          <table:table-cell office:value-type="float" office:value="801.179257">
            <text:p>801.179257</text:p>
          </table:table-cell>
          <table:table-cell table:number-columns-repeated="2" office:value-type="float" office:value="0.220558">
            <text:p>0.220558</text:p>
          </table:table-cell>
          <table:table-cell office:value-type="float" office:value="216.66612">
            <text:p>216.66612</text:p>
          </table:table-cell>
          <table:table-cell office:value-type="float" office:value="0.005263">
            <text:p>0.005263</text:p>
          </table:table-cell>
          <table:table-cell office:value-type="float" office:value="2.028302">
            <text:p>2.028302</text:p>
          </table:table-cell>
          <table:table-cell office:value-type="float" office:value="0.992332">
            <text:p>0.992332</text:p>
          </table:table-cell>
          <table:table-cell office:value-type="float" office:value="0.980323">
            <text:p>0.980323</text:p>
          </table:table-cell>
          <table:table-cell office:value-type="float" office:value="0.970651">
            <text:p>0.970651</text:p>
          </table:table-cell>
          <table:table-cell office:value-type="float" office:value="0.966223">
            <text:p>0.966223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429996">
            <text:p>4.429996</text:p>
          </table:table-cell>
          <table:table-cell office:value-type="float" office:value="6.509356">
            <text:p>6.50935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76_T10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6309909">
            <text:p>16309909</text:p>
          </table:table-cell>
          <table:table-cell table:number-columns-repeated="2" office:value-type="float" office:value="1">
            <text:p>1</text:p>
          </table:table-cell>
          <table:table-cell office:value-type="float" office:value="15138923">
            <text:p>15138923</text:p>
          </table:table-cell>
          <table:table-cell office:value-type="float" office:value="0.928204">
            <text:p>0.928204</text:p>
          </table:table-cell>
          <table:table-cell office:value-type="float" office:value="1521207065">
            <text:p>1521207065</text:p>
          </table:table-cell>
          <table:table-cell office:value-type="float" office:value="359192467">
            <text:p>359192467</text:p>
          </table:table-cell>
          <table:table-cell office:value-type="float" office:value="151534203">
            <text:p>151534203</text:p>
          </table:table-cell>
          <table:table-cell office:value-type="float" office:value="1010480395">
            <text:p>1010480395</text:p>
          </table:table-cell>
          <table:table-cell office:value-type="float" office:value="359192467">
            <text:p>359192467</text:p>
          </table:table-cell>
          <table:table-cell office:value-type="float" office:value="0.335738">
            <text:p>0.335738</text:p>
          </table:table-cell>
          <table:table-cell office:value-type="float" office:value="0.664262">
            <text:p>0.664262</text:p>
          </table:table-cell>
          <table:table-cell office:value-type="float" office:value="0.703297">
            <text:p>0.703297</text:p>
          </table:table-cell>
          <table:table-cell office:value-type="float" office:value="588.060207">
            <text:p>588.060207</text:p>
          </table:table-cell>
          <table:table-cell office:value-type="float" office:value="598.368413">
            <text:p>598.368413</text:p>
          </table:table-cell>
          <table:table-cell table:number-columns-repeated="2" office:value-type="float" office:value="0.218049">
            <text:p>0.218049</text:p>
          </table:table-cell>
          <table:table-cell office:value-type="float" office:value="209.398048">
            <text:p>209.398048</text:p>
          </table:table-cell>
          <table:table-cell office:value-type="float" office:value="0.013816">
            <text:p>0.013816</text:p>
          </table:table-cell>
          <table:table-cell office:value-type="float" office:value="2.14469">
            <text:p>2.14469</text:p>
          </table:table-cell>
          <table:table-cell office:value-type="float" office:value="0.984028">
            <text:p>0.984028</text:p>
          </table:table-cell>
          <table:table-cell office:value-type="float" office:value="0.972223">
            <text:p>0.972223</text:p>
          </table:table-cell>
          <table:table-cell office:value-type="float" office:value="0.965054">
            <text:p>0.965054</text:p>
          </table:table-cell>
          <table:table-cell office:value-type="float" office:value="0.958505">
            <text:p>0.95850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700612">
            <text:p>3.700612</text:p>
          </table:table-cell>
          <table:table-cell office:value-type="float" office:value="9.372926">
            <text:p>9.37292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77_T11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1287132">
            <text:p>21287132</text:p>
          </table:table-cell>
          <table:table-cell table:number-columns-repeated="2" office:value-type="float" office:value="1">
            <text:p>1</text:p>
          </table:table-cell>
          <table:table-cell office:value-type="float" office:value="19294903">
            <text:p>19294903</text:p>
          </table:table-cell>
          <table:table-cell office:value-type="float" office:value="0.906412">
            <text:p>0.906412</text:p>
          </table:table-cell>
          <table:table-cell office:value-type="float" office:value="1938610701">
            <text:p>1938610701</text:p>
          </table:table-cell>
          <table:table-cell office:value-type="float" office:value="446334637">
            <text:p>446334637</text:p>
          </table:table-cell>
          <table:table-cell office:value-type="float" office:value="189289634">
            <text:p>189289634</text:p>
          </table:table-cell>
          <table:table-cell office:value-type="float" office:value="1302986430">
            <text:p>1302986430</text:p>
          </table:table-cell>
          <table:table-cell office:value-type="float" office:value="446334637">
            <text:p>446334637</text:p>
          </table:table-cell>
          <table:table-cell office:value-type="float" office:value="0.327876">
            <text:p>0.327876</text:p>
          </table:table-cell>
          <table:table-cell office:value-type="float" office:value="0.672124">
            <text:p>0.672124</text:p>
          </table:table-cell>
          <table:table-cell office:value-type="float" office:value="0.702199">
            <text:p>0.702199</text:p>
          </table:table-cell>
          <table:table-cell office:value-type="float" office:value="730.727015">
            <text:p>730.727015</text:p>
          </table:table-cell>
          <table:table-cell office:value-type="float" office:value="742.763876">
            <text:p>742.763876</text:p>
          </table:table-cell>
          <table:table-cell table:number-columns-repeated="2" office:value-type="float" office:value="0.207597">
            <text:p>0.207597</text:p>
          </table:table-cell>
          <table:table-cell office:value-type="float" office:value="204.175547">
            <text:p>204.175547</text:p>
          </table:table-cell>
          <table:table-cell office:value-type="float" office:value="0.010526">
            <text:p>0.010526</text:p>
          </table:table-cell>
          <table:table-cell office:value-type="float" office:value="2.159197">
            <text:p>2.159197</text:p>
          </table:table-cell>
          <table:table-cell office:value-type="float" office:value="0.985413">
            <text:p>0.985413</text:p>
          </table:table-cell>
          <table:table-cell office:value-type="float" office:value="0.972632">
            <text:p>0.972632</text:p>
          </table:table-cell>
          <table:table-cell office:value-type="float" office:value="0.965711">
            <text:p>0.965711</text:p>
          </table:table-cell>
          <table:table-cell office:value-type="float" office:value="0.959646">
            <text:p>0.95964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518223">
            <text:p>3.518223</text:p>
          </table:table-cell>
          <table:table-cell office:value-type="float" office:value="9.477518">
            <text:p>9.477518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79_T12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9433104">
            <text:p>19433104</text:p>
          </table:table-cell>
          <table:table-cell table:number-columns-repeated="2" office:value-type="float" office:value="1">
            <text:p>1</text:p>
          </table:table-cell>
          <table:table-cell office:value-type="float" office:value="18119200">
            <text:p>18119200</text:p>
          </table:table-cell>
          <table:table-cell office:value-type="float" office:value="0.932388">
            <text:p>0.932388</text:p>
          </table:table-cell>
          <table:table-cell office:value-type="float" office:value="1820618954">
            <text:p>1820618954</text:p>
          </table:table-cell>
          <table:table-cell office:value-type="float" office:value="402499271">
            <text:p>402499271</text:p>
          </table:table-cell>
          <table:table-cell office:value-type="float" office:value="173755310">
            <text:p>173755310</text:p>
          </table:table-cell>
          <table:table-cell office:value-type="float" office:value="1244364373">
            <text:p>1244364373</text:p>
          </table:table-cell>
          <table:table-cell office:value-type="float" office:value="402499271">
            <text:p>402499271</text:p>
          </table:table-cell>
          <table:table-cell office:value-type="float" office:value="0.316516">
            <text:p>0.316516</text:p>
          </table:table-cell>
          <table:table-cell office:value-type="float" office:value="0.683484">
            <text:p>0.683484</text:p>
          </table:table-cell>
          <table:table-cell office:value-type="float" office:value="0.698475">
            <text:p>0.698475</text:p>
          </table:table-cell>
          <table:table-cell office:value-type="float" office:value="658.960937">
            <text:p>658.960937</text:p>
          </table:table-cell>
          <table:table-cell office:value-type="float" office:value="671.696901">
            <text:p>671.696901</text:p>
          </table:table-cell>
          <table:table-cell table:number-columns-repeated="2" office:value-type="float" office:value="0.20507">
            <text:p>0.20507</text:p>
          </table:table-cell>
          <table:table-cell office:value-type="float" office:value="196.055839">
            <text:p>196.055839</text:p>
          </table:table-cell>
          <table:table-cell office:value-type="float" office:value="0.013487">
            <text:p>0.013487</text:p>
          </table:table-cell>
          <table:table-cell office:value-type="float" office:value="2.118918">
            <text:p>2.118918</text:p>
          </table:table-cell>
          <table:table-cell office:value-type="float" office:value="0.985659">
            <text:p>0.985659</text:p>
          </table:table-cell>
          <table:table-cell office:value-type="float" office:value="0.973834">
            <text:p>0.973834</text:p>
          </table:table-cell>
          <table:table-cell office:value-type="float" office:value="0.96589">
            <text:p>0.96589</text:p>
          </table:table-cell>
          <table:table-cell office:value-type="float" office:value="0.959486">
            <text:p>0.95948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745713">
            <text:p>3.745713</text:p>
          </table:table-cell>
          <table:table-cell office:value-type="float" office:value="9.301861">
            <text:p>9.30186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80_T13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8317047">
            <text:p>18317047</text:p>
          </table:table-cell>
          <table:table-cell table:number-columns-repeated="2" office:value-type="float" office:value="1">
            <text:p>1</text:p>
          </table:table-cell>
          <table:table-cell office:value-type="float" office:value="16821341">
            <text:p>16821341</text:p>
          </table:table-cell>
          <table:table-cell office:value-type="float" office:value="0.918343">
            <text:p>0.918343</text:p>
          </table:table-cell>
          <table:table-cell office:value-type="float" office:value="1689172185">
            <text:p>1689172185</text:p>
          </table:table-cell>
          <table:table-cell office:value-type="float" office:value="379360811">
            <text:p>379360811</text:p>
          </table:table-cell>
          <table:table-cell office:value-type="float" office:value="156780008">
            <text:p>156780008</text:p>
          </table:table-cell>
          <table:table-cell office:value-type="float" office:value="1153031366">
            <text:p>1153031366</text:p>
          </table:table-cell>
          <table:table-cell office:value-type="float" office:value="379360811">
            <text:p>379360811</text:p>
          </table:table-cell>
          <table:table-cell office:value-type="float" office:value="0.317399">
            <text:p>0.317399</text:p>
          </table:table-cell>
          <table:table-cell office:value-type="float" office:value="0.682601">
            <text:p>0.682601</text:p>
          </table:table-cell>
          <table:table-cell office:value-type="float" office:value="0.707577">
            <text:p>0.707577</text:p>
          </table:table-cell>
          <table:table-cell office:value-type="float" office:value="621.079275">
            <text:p>621.079275</text:p>
          </table:table-cell>
          <table:table-cell office:value-type="float" office:value="631.606588">
            <text:p>631.606588</text:p>
          </table:table-cell>
          <table:table-cell table:number-columns-repeated="2" office:value-type="float" office:value="0.205057">
            <text:p>0.205057</text:p>
          </table:table-cell>
          <table:table-cell office:value-type="float" office:value="199.164663">
            <text:p>199.164663</text:p>
          </table:table-cell>
          <table:table-cell office:value-type="float" office:value="0.012171">
            <text:p>0.012171</text:p>
          </table:table-cell>
          <table:table-cell office:value-type="float" office:value="2.170469">
            <text:p>2.170469</text:p>
          </table:table-cell>
          <table:table-cell office:value-type="float" office:value="0.984808">
            <text:p>0.984808</text:p>
          </table:table-cell>
          <table:table-cell office:value-type="float" office:value="0.972175">
            <text:p>0.972175</text:p>
          </table:table-cell>
          <table:table-cell office:value-type="float" office:value="0.964353">
            <text:p>0.964353</text:p>
          </table:table-cell>
          <table:table-cell office:value-type="float" office:value="0.956326">
            <text:p>0.95632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511748">
            <text:p>3.511748</text:p>
          </table:table-cell>
          <table:table-cell office:value-type="float" office:value="9.740459">
            <text:p>9.74045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87_T14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2409231">
            <text:p>22409231</text:p>
          </table:table-cell>
          <table:table-cell table:number-columns-repeated="2" office:value-type="float" office:value="1">
            <text:p>1</text:p>
          </table:table-cell>
          <table:table-cell office:value-type="float" office:value="20540284">
            <text:p>20540284</text:p>
          </table:table-cell>
          <table:table-cell office:value-type="float" office:value="0.916599">
            <text:p>0.916599</text:p>
          </table:table-cell>
          <table:table-cell office:value-type="float" office:value="2063810071">
            <text:p>2063810071</text:p>
          </table:table-cell>
          <table:table-cell office:value-type="float" office:value="455365534">
            <text:p>455365534</text:p>
          </table:table-cell>
          <table:table-cell office:value-type="float" office:value="194040298">
            <text:p>194040298</text:p>
          </table:table-cell>
          <table:table-cell office:value-type="float" office:value="1414404239">
            <text:p>1414404239</text:p>
          </table:table-cell>
          <table:table-cell office:value-type="float" office:value="455365534">
            <text:p>455365534</text:p>
          </table:table-cell>
          <table:table-cell office:value-type="float" office:value="0.314664">
            <text:p>0.314664</text:p>
          </table:table-cell>
          <table:table-cell office:value-type="float" office:value="0.685336">
            <text:p>0.685336</text:p>
          </table:table-cell>
          <table:table-cell office:value-type="float" office:value="0.701203">
            <text:p>0.701203</text:p>
          </table:table-cell>
          <table:table-cell office:value-type="float" office:value="745.512155">
            <text:p>745.512155</text:p>
          </table:table-cell>
          <table:table-cell office:value-type="float" office:value="759.76454">
            <text:p>759.76454</text:p>
          </table:table-cell>
          <table:table-cell table:number-columns-repeated="2" office:value-type="float" office:value="0.201193">
            <text:p>0.201193</text:p>
          </table:table-cell>
          <table:table-cell office:value-type="float" office:value="195.669967">
            <text:p>195.669967</text:p>
          </table:table-cell>
          <table:table-cell office:value-type="float" office:value="0.014474">
            <text:p>0.014474</text:p>
          </table:table-cell>
          <table:table-cell office:value-type="float" office:value="2.140182">
            <text:p>2.140182</text:p>
          </table:table-cell>
          <table:table-cell office:value-type="float" office:value="0.983576">
            <text:p>0.983576</text:p>
          </table:table-cell>
          <table:table-cell office:value-type="float" office:value="0.97291">
            <text:p>0.97291</text:p>
          </table:table-cell>
          <table:table-cell office:value-type="float" office:value="0.966193">
            <text:p>0.966193</text:p>
          </table:table-cell>
          <table:table-cell office:value-type="float" office:value="0.960246">
            <text:p>0.96024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97307">
            <text:p>3.97307</text:p>
          </table:table-cell>
          <table:table-cell office:value-type="float" office:value="9.430719">
            <text:p>9.43071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89_T15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4608497">
            <text:p>14608497</text:p>
          </table:table-cell>
          <table:table-cell table:number-columns-repeated="2" office:value-type="float" office:value="1">
            <text:p>1</text:p>
          </table:table-cell>
          <table:table-cell office:value-type="float" office:value="13444893">
            <text:p>13444893</text:p>
          </table:table-cell>
          <table:table-cell office:value-type="float" office:value="0.920347">
            <text:p>0.920347</text:p>
          </table:table-cell>
          <table:table-cell office:value-type="float" office:value="1350624641">
            <text:p>1350624641</text:p>
          </table:table-cell>
          <table:table-cell office:value-type="float" office:value="322962055">
            <text:p>322962055</text:p>
          </table:table-cell>
          <table:table-cell office:value-type="float" office:value="125617191">
            <text:p>125617191</text:p>
          </table:table-cell>
          <table:table-cell office:value-type="float" office:value="902045395">
            <text:p>902045395</text:p>
          </table:table-cell>
          <table:table-cell office:value-type="float" office:value="322962055">
            <text:p>322962055</text:p>
          </table:table-cell>
          <table:table-cell office:value-type="float" office:value="0.332127">
            <text:p>0.332127</text:p>
          </table:table-cell>
          <table:table-cell office:value-type="float" office:value="0.667873">
            <text:p>0.667873</text:p>
          </table:table-cell>
          <table:table-cell office:value-type="float" office:value="0.719967">
            <text:p>0.719967</text:p>
          </table:table-cell>
          <table:table-cell office:value-type="float" office:value="528.744755">
            <text:p>528.744755</text:p>
          </table:table-cell>
          <table:table-cell office:value-type="float" office:value="538.958415">
            <text:p>538.958415</text:p>
          </table:table-cell>
          <table:table-cell table:number-columns-repeated="2" office:value-type="float" office:value="0.218889">
            <text:p>0.218889</text:p>
          </table:table-cell>
          <table:table-cell office:value-type="float" office:value="212.056004">
            <text:p>212.056004</text:p>
          </table:table-cell>
          <table:table-cell office:value-type="float" office:value="0.013487">
            <text:p>0.013487</text:p>
          </table:table-cell>
          <table:table-cell office:value-type="float" office:value="2.24566">
            <text:p>2.24566</text:p>
          </table:table-cell>
          <table:table-cell office:value-type="float" office:value="0.984101">
            <text:p>0.984101</text:p>
          </table:table-cell>
          <table:table-cell office:value-type="float" office:value="0.970976">
            <text:p>0.970976</text:p>
          </table:table-cell>
          <table:table-cell office:value-type="float" office:value="0.963457">
            <text:p>0.963457</text:p>
          </table:table-cell>
          <table:table-cell office:value-type="float" office:value="0.954717">
            <text:p>0.95471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209688">
            <text:p>4.209688</text:p>
          </table:table-cell>
          <table:table-cell office:value-type="float" office:value="9.401725">
            <text:p>9.401725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90_T16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9020414">
            <text:p>19020414</text:p>
          </table:table-cell>
          <table:table-cell table:number-columns-repeated="2" office:value-type="float" office:value="1">
            <text:p>1</text:p>
          </table:table-cell>
          <table:table-cell office:value-type="float" office:value="17388670">
            <text:p>17388670</text:p>
          </table:table-cell>
          <table:table-cell office:value-type="float" office:value="0.914211">
            <text:p>0.914211</text:p>
          </table:table-cell>
          <table:table-cell office:value-type="float" office:value="1746164142">
            <text:p>1746164142</text:p>
          </table:table-cell>
          <table:table-cell office:value-type="float" office:value="395738272">
            <text:p>395738272</text:p>
          </table:table-cell>
          <table:table-cell office:value-type="float" office:value="174167530">
            <text:p>174167530</text:p>
          </table:table-cell>
          <table:table-cell office:value-type="float" office:value="1176258340">
            <text:p>1176258340</text:p>
          </table:table-cell>
          <table:table-cell office:value-type="float" office:value="395738272">
            <text:p>395738272</text:p>
          </table:table-cell>
          <table:table-cell office:value-type="float" office:value="0.326376">
            <text:p>0.326376</text:p>
          </table:table-cell>
          <table:table-cell office:value-type="float" office:value="0.673624">
            <text:p>0.673624</text:p>
          </table:table-cell>
          <table:table-cell office:value-type="float" office:value="0.694392">
            <text:p>0.694392</text:p>
          </table:table-cell>
          <table:table-cell office:value-type="float" office:value="647.892012">
            <text:p>647.892012</text:p>
          </table:table-cell>
          <table:table-cell office:value-type="float" office:value="658.659379">
            <text:p>658.659379</text:p>
          </table:table-cell>
          <table:table-cell table:number-columns-repeated="2" office:value-type="float" office:value="0.206">
            <text:p>0.206</text:p>
          </table:table-cell>
          <table:table-cell office:value-type="float" office:value="200.981799">
            <text:p>200.981799</text:p>
          </table:table-cell>
          <table:table-cell office:value-type="float" office:value="0.012829">
            <text:p>0.012829</text:p>
          </table:table-cell>
          <table:table-cell office:value-type="float" office:value="2.188237">
            <text:p>2.188237</text:p>
          </table:table-cell>
          <table:table-cell office:value-type="float" office:value="0.986418">
            <text:p>0.986418</text:p>
          </table:table-cell>
          <table:table-cell office:value-type="float" office:value="0.971917">
            <text:p>0.971917</text:p>
          </table:table-cell>
          <table:table-cell office:value-type="float" office:value="0.964061">
            <text:p>0.964061</text:p>
          </table:table-cell>
          <table:table-cell office:value-type="float" office:value="0.955749">
            <text:p>0.95574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47772">
            <text:p>3.47772</text:p>
          </table:table-cell>
          <table:table-cell office:value-type="float" office:value="9.735241">
            <text:p>9.73524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Cytisus_92_T17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1323397">
            <text:p>21323397</text:p>
          </table:table-cell>
          <table:table-cell table:number-columns-repeated="2" office:value-type="float" office:value="1">
            <text:p>1</text:p>
          </table:table-cell>
          <table:table-cell office:value-type="float" office:value="19651067">
            <text:p>19651067</text:p>
          </table:table-cell>
          <table:table-cell office:value-type="float" office:value="0.921573">
            <text:p>0.921573</text:p>
          </table:table-cell>
          <table:table-cell office:value-type="float" office:value="1974212954">
            <text:p>1974212954</text:p>
          </table:table-cell>
          <table:table-cell office:value-type="float" office:value="447760558">
            <text:p>447760558</text:p>
          </table:table-cell>
          <table:table-cell office:value-type="float" office:value="184297976">
            <text:p>184297976</text:p>
          </table:table-cell>
          <table:table-cell office:value-type="float" office:value="1342154420">
            <text:p>1342154420</text:p>
          </table:table-cell>
          <table:table-cell office:value-type="float" office:value="447760558">
            <text:p>447760558</text:p>
          </table:table-cell>
          <table:table-cell office:value-type="float" office:value="0.320157">
            <text:p>0.320157</text:p>
          </table:table-cell>
          <table:table-cell office:value-type="float" office:value="0.679843">
            <text:p>0.679843</text:p>
          </table:table-cell>
          <table:table-cell office:value-type="float" office:value="0.708416">
            <text:p>0.708416</text:p>
          </table:table-cell>
          <table:table-cell office:value-type="float" office:value="733.061494">
            <text:p>733.061494</text:p>
          </table:table-cell>
          <table:table-cell office:value-type="float" office:value="745.98211">
            <text:p>745.98211</text:p>
          </table:table-cell>
          <table:table-cell table:number-columns-repeated="2" office:value-type="float" office:value="0.207907">
            <text:p>0.207907</text:p>
          </table:table-cell>
          <table:table-cell office:value-type="float" office:value="201.134041">
            <text:p>201.134041</text:p>
          </table:table-cell>
          <table:table-cell office:value-type="float" office:value="0.0125">
            <text:p>0.0125</text:p>
          </table:table-cell>
          <table:table-cell office:value-type="float" office:value="2.246934">
            <text:p>2.246934</text:p>
          </table:table-cell>
          <table:table-cell office:value-type="float" office:value="0.986678">
            <text:p>0.986678</text:p>
          </table:table-cell>
          <table:table-cell office:value-type="float" office:value="0.974182">
            <text:p>0.974182</text:p>
          </table:table-cell>
          <table:table-cell office:value-type="float" office:value="0.967917">
            <text:p>0.967917</text:p>
          </table:table-cell>
          <table:table-cell office:value-type="float" office:value="0.961784">
            <text:p>0.96178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226436">
            <text:p>4.226436</text:p>
          </table:table-cell>
          <table:table-cell office:value-type="float" office:value="9.116632">
            <text:p>9.116632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athyrus_167_T18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1020240">
            <text:p>21020240</text:p>
          </table:table-cell>
          <table:table-cell table:number-columns-repeated="2" office:value-type="float" office:value="1">
            <text:p>1</text:p>
          </table:table-cell>
          <table:table-cell office:value-type="float" office:value="18864788">
            <text:p>18864788</text:p>
          </table:table-cell>
          <table:table-cell office:value-type="float" office:value="0.897458">
            <text:p>0.897458</text:p>
          </table:table-cell>
          <table:table-cell office:value-type="float" office:value="1894297489">
            <text:p>1894297489</text:p>
          </table:table-cell>
          <table:table-cell office:value-type="float" office:value="457276750">
            <text:p>457276750</text:p>
          </table:table-cell>
          <table:table-cell office:value-type="float" office:value="180193800">
            <text:p>180193800</text:p>
          </table:table-cell>
          <table:table-cell office:value-type="float" office:value="1256826939">
            <text:p>1256826939</text:p>
          </table:table-cell>
          <table:table-cell office:value-type="float" office:value="457276750">
            <text:p>457276750</text:p>
          </table:table-cell>
          <table:table-cell office:value-type="float" office:value="0.336521">
            <text:p>0.336521</text:p>
          </table:table-cell>
          <table:table-cell office:value-type="float" office:value="0.663479">
            <text:p>0.663479</text:p>
          </table:table-cell>
          <table:table-cell office:value-type="float" office:value="0.71733">
            <text:p>0.71733</text:p>
          </table:table-cell>
          <table:table-cell office:value-type="float" office:value="748.641146">
            <text:p>748.641146</text:p>
          </table:table-cell>
          <table:table-cell office:value-type="float" office:value="758.432913">
            <text:p>758.432913</text:p>
          </table:table-cell>
          <table:table-cell table:number-columns-repeated="2" office:value-type="float" office:value="0.215387">
            <text:p>0.215387</text:p>
          </table:table-cell>
          <table:table-cell office:value-type="float" office:value="214.074372">
            <text:p>214.074372</text:p>
          </table:table-cell>
          <table:table-cell office:value-type="float" office:value="0.002961">
            <text:p>0.002961</text:p>
          </table:table-cell>
          <table:table-cell office:value-type="float" office:value="1.872674">
            <text:p>1.872674</text:p>
          </table:table-cell>
          <table:table-cell office:value-type="float" office:value="0.994447">
            <text:p>0.994447</text:p>
          </table:table-cell>
          <table:table-cell office:value-type="float" office:value="0.987486">
            <text:p>0.987486</text:p>
          </table:table-cell>
          <table:table-cell office:value-type="float" office:value="0.985358">
            <text:p>0.985358</text:p>
          </table:table-cell>
          <table:table-cell office:value-type="float" office:value="0.983394">
            <text:p>0.98339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150176">
            <text:p>4.150176</text:p>
          </table:table-cell>
          <table:table-cell office:value-type="float" office:value="6.572159">
            <text:p>6.57215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athyrus_171_T19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5202983">
            <text:p>15202983</text:p>
          </table:table-cell>
          <table:table-cell table:number-columns-repeated="2" office:value-type="float" office:value="1">
            <text:p>1</text:p>
          </table:table-cell>
          <table:table-cell office:value-type="float" office:value="13713919">
            <text:p>13713919</text:p>
          </table:table-cell>
          <table:table-cell office:value-type="float" office:value="0.902054">
            <text:p>0.902054</text:p>
          </table:table-cell>
          <table:table-cell office:value-type="float" office:value="1370302624">
            <text:p>1370302624</text:p>
          </table:table-cell>
          <table:table-cell office:value-type="float" office:value="315006239">
            <text:p>315006239</text:p>
          </table:table-cell>
          <table:table-cell office:value-type="float" office:value="131476205">
            <text:p>131476205</text:p>
          </table:table-cell>
          <table:table-cell office:value-type="float" office:value="923820180">
            <text:p>923820180</text:p>
          </table:table-cell>
          <table:table-cell office:value-type="float" office:value="315006239">
            <text:p>315006239</text:p>
          </table:table-cell>
          <table:table-cell office:value-type="float" office:value="0.325828">
            <text:p>0.325828</text:p>
          </table:table-cell>
          <table:table-cell office:value-type="float" office:value="0.674172">
            <text:p>0.674172</text:p>
          </table:table-cell>
          <table:table-cell office:value-type="float" office:value="0.705529">
            <text:p>0.705529</text:p>
          </table:table-cell>
          <table:table-cell office:value-type="float" office:value="515.719708">
            <text:p>515.719708</text:p>
          </table:table-cell>
          <table:table-cell office:value-type="float" office:value="524.089277">
            <text:p>524.089277</text:p>
          </table:table-cell>
          <table:table-cell table:number-columns-repeated="2" office:value-type="float" office:value="0.205149">
            <text:p>0.205149</text:p>
          </table:table-cell>
          <table:table-cell office:value-type="float" office:value="203.86206">
            <text:p>203.86206</text:p>
          </table:table-cell>
          <table:table-cell office:value-type="float" office:value="0.010855">
            <text:p>0.010855</text:p>
          </table:table-cell>
          <table:table-cell office:value-type="float" office:value="2.008005">
            <text:p>2.008005</text:p>
          </table:table-cell>
          <table:table-cell office:value-type="float" office:value="0.986297">
            <text:p>0.986297</text:p>
          </table:table-cell>
          <table:table-cell office:value-type="float" office:value="0.96869">
            <text:p>0.96869</text:p>
          </table:table-cell>
          <table:table-cell office:value-type="float" office:value="0.961885">
            <text:p>0.961885</text:p>
          </table:table-cell>
          <table:table-cell office:value-type="float" office:value="0.957429">
            <text:p>0.95742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866608">
            <text:p>3.866608</text:p>
          </table:table-cell>
          <table:table-cell office:value-type="float" office:value="7.528927">
            <text:p>7.52892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athyrus_174_T20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8589450">
            <text:p>18589450</text:p>
          </table:table-cell>
          <table:table-cell table:number-columns-repeated="2" office:value-type="float" office:value="1">
            <text:p>1</text:p>
          </table:table-cell>
          <table:table-cell office:value-type="float" office:value="16613519">
            <text:p>16613519</text:p>
          </table:table-cell>
          <table:table-cell office:value-type="float" office:value="0.893707">
            <text:p>0.893707</text:p>
          </table:table-cell>
          <table:table-cell office:value-type="float" office:value="1660181640">
            <text:p>1660181640</text:p>
          </table:table-cell>
          <table:table-cell office:value-type="float" office:value="393312602">
            <text:p>393312602</text:p>
          </table:table-cell>
          <table:table-cell office:value-type="float" office:value="152198779">
            <text:p>152198779</text:p>
          </table:table-cell>
          <table:table-cell office:value-type="float" office:value="1114670259">
            <text:p>1114670259</text:p>
          </table:table-cell>
          <table:table-cell office:value-type="float" office:value="393312602">
            <text:p>393312602</text:p>
          </table:table-cell>
          <table:table-cell office:value-type="float" office:value="0.328585">
            <text:p>0.328585</text:p>
          </table:table-cell>
          <table:table-cell office:value-type="float" office:value="0.671415">
            <text:p>0.671415</text:p>
          </table:table-cell>
          <table:table-cell office:value-type="float" office:value="0.720998">
            <text:p>0.720998</text:p>
          </table:table-cell>
          <table:table-cell office:value-type="float" office:value="643.920771">
            <text:p>643.920771</text:p>
          </table:table-cell>
          <table:table-cell office:value-type="float" office:value="654.221843">
            <text:p>654.221843</text:p>
          </table:table-cell>
          <table:table-cell table:number-columns-repeated="2" office:value-type="float" office:value="0.209484">
            <text:p>0.209484</text:p>
          </table:table-cell>
          <table:table-cell office:value-type="float" office:value="210.095136">
            <text:p>210.095136</text:p>
          </table:table-cell>
          <table:table-cell office:value-type="float" office:value="0.010526">
            <text:p>0.010526</text:p>
          </table:table-cell>
          <table:table-cell office:value-type="float" office:value="2.01299">
            <text:p>2.01299</text:p>
          </table:table-cell>
          <table:table-cell office:value-type="float" office:value="0.988925">
            <text:p>0.988925</text:p>
          </table:table-cell>
          <table:table-cell office:value-type="float" office:value="0.972612">
            <text:p>0.972612</text:p>
          </table:table-cell>
          <table:table-cell office:value-type="float" office:value="0.964383">
            <text:p>0.964383</text:p>
          </table:table-cell>
          <table:table-cell office:value-type="float" office:value="0.960916">
            <text:p>0.96091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244241">
            <text:p>4.244241</text:p>
          </table:table-cell>
          <table:table-cell office:value-type="float" office:value="6.77499">
            <text:p>6.7749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athyrus_273_T21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5539209">
            <text:p>25539209</text:p>
          </table:table-cell>
          <table:table-cell table:number-columns-repeated="2" office:value-type="float" office:value="1">
            <text:p>1</text:p>
          </table:table-cell>
          <table:table-cell office:value-type="float" office:value="23569880">
            <text:p>23569880</text:p>
          </table:table-cell>
          <table:table-cell office:value-type="float" office:value="0.92289">
            <text:p>0.92289</text:p>
          </table:table-cell>
          <table:table-cell office:value-type="float" office:value="2357187733">
            <text:p>2357187733</text:p>
          </table:table-cell>
          <table:table-cell office:value-type="float" office:value="622177747">
            <text:p>622177747</text:p>
          </table:table-cell>
          <table:table-cell office:value-type="float" office:value="223574161">
            <text:p>223574161</text:p>
          </table:table-cell>
          <table:table-cell office:value-type="float" office:value="1511435825">
            <text:p>1511435825</text:p>
          </table:table-cell>
          <table:table-cell office:value-type="float" office:value="622177747">
            <text:p>622177747</text:p>
          </table:table-cell>
          <table:table-cell office:value-type="float" office:value="0.358797">
            <text:p>0.358797</text:p>
          </table:table-cell>
          <table:table-cell office:value-type="float" office:value="0.641203">
            <text:p>0.641203</text:p>
          </table:table-cell>
          <table:table-cell office:value-type="float" office:value="0.73565">
            <text:p>0.73565</text:p>
          </table:table-cell>
          <table:table-cell office:value-type="float" office:value="1018.612606">
            <text:p>1018.612606</text:p>
          </table:table-cell>
          <table:table-cell office:value-type="float" office:value="1036.733944">
            <text:p>1036.733944</text:p>
          </table:table-cell>
          <table:table-cell table:number-columns-repeated="2" office:value-type="float" office:value="0.241205">
            <text:p>0.241205</text:p>
          </table:table-cell>
          <table:table-cell office:value-type="float" office:value="234.074467">
            <text:p>234.074467</text:p>
          </table:table-cell>
          <table:table-cell office:value-type="float" office:value="0.015789">
            <text:p>0.015789</text:p>
          </table:table-cell>
          <table:table-cell office:value-type="float" office:value="2.048881">
            <text:p>2.048881</text:p>
          </table:table-cell>
          <table:table-cell office:value-type="float" office:value="0.986093">
            <text:p>0.986093</text:p>
          </table:table-cell>
          <table:table-cell office:value-type="float" office:value="0.973518">
            <text:p>0.973518</text:p>
          </table:table-cell>
          <table:table-cell office:value-type="float" office:value="0.970867">
            <text:p>0.970867</text:p>
          </table:table-cell>
          <table:table-cell office:value-type="float" office:value="0.968371">
            <text:p>0.96837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964764">
            <text:p>4.964764</text:p>
          </table:table-cell>
          <table:table-cell office:value-type="float" office:value="6.216057">
            <text:p>6.21605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athyrus_275_T22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8724531">
            <text:p>28724531</text:p>
          </table:table-cell>
          <table:table-cell table:number-columns-repeated="2" office:value-type="float" office:value="1">
            <text:p>1</text:p>
          </table:table-cell>
          <table:table-cell office:value-type="float" office:value="26408460">
            <text:p>26408460</text:p>
          </table:table-cell>
          <table:table-cell office:value-type="float" office:value="0.91937">
            <text:p>0.91937</text:p>
          </table:table-cell>
          <table:table-cell office:value-type="float" office:value="2640871633">
            <text:p>2640871633</text:p>
          </table:table-cell>
          <table:table-cell office:value-type="float" office:value="700240231">
            <text:p>700240231</text:p>
          </table:table-cell>
          <table:table-cell office:value-type="float" office:value="254124476">
            <text:p>254124476</text:p>
          </table:table-cell>
          <table:table-cell office:value-type="float" office:value="1686506926">
            <text:p>1686506926</text:p>
          </table:table-cell>
          <table:table-cell office:value-type="float" office:value="700240231">
            <text:p>700240231</text:p>
          </table:table-cell>
          <table:table-cell office:value-type="float" office:value="0.361382">
            <text:p>0.361382</text:p>
          </table:table-cell>
          <table:table-cell office:value-type="float" office:value="0.638618">
            <text:p>0.638618</text:p>
          </table:table-cell>
          <table:table-cell office:value-type="float" office:value="0.733724">
            <text:p>0.733724</text:p>
          </table:table-cell>
          <table:table-cell office:value-type="float" office:value="1146.414396">
            <text:p>1146.414396</text:p>
          </table:table-cell>
          <table:table-cell office:value-type="float" office:value="1165.760783">
            <text:p>1165.760783</text:p>
          </table:table-cell>
          <table:table-cell table:number-columns-repeated="2" office:value-type="float" office:value="0.241364">
            <text:p>0.241364</text:p>
          </table:table-cell>
          <table:table-cell office:value-type="float" office:value="235.143788">
            <text:p>235.143788</text:p>
          </table:table-cell>
          <table:table-cell office:value-type="float" office:value="0.013487">
            <text:p>0.013487</text:p>
          </table:table-cell>
          <table:table-cell office:value-type="float" office:value="2.052396">
            <text:p>2.052396</text:p>
          </table:table-cell>
          <table:table-cell office:value-type="float" office:value="0.984912">
            <text:p>0.984912</text:p>
          </table:table-cell>
          <table:table-cell office:value-type="float" office:value="0.971854">
            <text:p>0.971854</text:p>
          </table:table-cell>
          <table:table-cell office:value-type="float" office:value="0.968619">
            <text:p>0.968619</text:p>
          </table:table-cell>
          <table:table-cell office:value-type="float" office:value="0.966574">
            <text:p>0.96657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562474">
            <text:p>4.562474</text:p>
          </table:table-cell>
          <table:table-cell office:value-type="float" office:value="6.751911">
            <text:p>6.75191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athyrus_280_T23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6719339">
            <text:p>26719339</text:p>
          </table:table-cell>
          <table:table-cell table:number-columns-repeated="2" office:value-type="float" office:value="1">
            <text:p>1</text:p>
          </table:table-cell>
          <table:table-cell office:value-type="float" office:value="24457110">
            <text:p>24457110</text:p>
          </table:table-cell>
          <table:table-cell office:value-type="float" office:value="0.915334">
            <text:p>0.915334</text:p>
          </table:table-cell>
          <table:table-cell office:value-type="float" office:value="2445612582">
            <text:p>2445612582</text:p>
          </table:table-cell>
          <table:table-cell office:value-type="float" office:value="629271113">
            <text:p>629271113</text:p>
          </table:table-cell>
          <table:table-cell office:value-type="float" office:value="230744271">
            <text:p>230744271</text:p>
          </table:table-cell>
          <table:table-cell office:value-type="float" office:value="1585597198">
            <text:p>1585597198</text:p>
          </table:table-cell>
          <table:table-cell office:value-type="float" office:value="629271113">
            <text:p>629271113</text:p>
          </table:table-cell>
          <table:table-cell office:value-type="float" office:value="0.351656">
            <text:p>0.351656</text:p>
          </table:table-cell>
          <table:table-cell office:value-type="float" office:value="0.648344">
            <text:p>0.648344</text:p>
          </table:table-cell>
          <table:table-cell office:value-type="float" office:value="0.731698">
            <text:p>0.731698</text:p>
          </table:table-cell>
          <table:table-cell office:value-type="float" office:value="1030.225673">
            <text:p>1030.225673</text:p>
          </table:table-cell>
          <table:table-cell office:value-type="float" office:value="1046.146675">
            <text:p>1046.146675</text:p>
          </table:table-cell>
          <table:table-cell table:number-columns-repeated="2" office:value-type="float" office:value="0.23318">
            <text:p>0.23318</text:p>
          </table:table-cell>
          <table:table-cell office:value-type="float" office:value="228.183311">
            <text:p>228.183311</text:p>
          </table:table-cell>
          <table:table-cell office:value-type="float" office:value="0.011184">
            <text:p>0.011184</text:p>
          </table:table-cell>
          <table:table-cell office:value-type="float" office:value="2.075688">
            <text:p>2.075688</text:p>
          </table:table-cell>
          <table:table-cell office:value-type="float" office:value="0.98872">
            <text:p>0.98872</text:p>
          </table:table-cell>
          <table:table-cell office:value-type="float" office:value="0.972826">
            <text:p>0.972826</text:p>
          </table:table-cell>
          <table:table-cell office:value-type="float" office:value="0.968013">
            <text:p>0.968013</text:p>
          </table:table-cell>
          <table:table-cell office:value-type="float" office:value="0.965497">
            <text:p>0.96549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792526">
            <text:p>4.792526</text:p>
          </table:table-cell>
          <table:table-cell office:value-type="float" office:value="6.618295">
            <text:p>6.618295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athyrus_281_T24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4153393">
            <text:p>24153393</text:p>
          </table:table-cell>
          <table:table-cell table:number-columns-repeated="2" office:value-type="float" office:value="1">
            <text:p>1</text:p>
          </table:table-cell>
          <table:table-cell office:value-type="float" office:value="22282451">
            <text:p>22282451</text:p>
          </table:table-cell>
          <table:table-cell office:value-type="float" office:value="0.922539">
            <text:p>0.922539</text:p>
          </table:table-cell>
          <table:table-cell office:value-type="float" office:value="2228788189">
            <text:p>2228788189</text:p>
          </table:table-cell>
          <table:table-cell office:value-type="float" office:value="598751413">
            <text:p>598751413</text:p>
          </table:table-cell>
          <table:table-cell office:value-type="float" office:value="214121738">
            <text:p>214121738</text:p>
          </table:table-cell>
          <table:table-cell office:value-type="float" office:value="1415915038">
            <text:p>1415915038</text:p>
          </table:table-cell>
          <table:table-cell office:value-type="float" office:value="598751413">
            <text:p>598751413</text:p>
          </table:table-cell>
          <table:table-cell office:value-type="float" office:value="0.364715">
            <text:p>0.364715</text:p>
          </table:table-cell>
          <table:table-cell office:value-type="float" office:value="0.635285">
            <text:p>0.635285</text:p>
          </table:table-cell>
          <table:table-cell office:value-type="float" office:value="0.736587">
            <text:p>0.736587</text:p>
          </table:table-cell>
          <table:table-cell office:value-type="float" office:value="980.259644">
            <text:p>980.259644</text:p>
          </table:table-cell>
          <table:table-cell office:value-type="float" office:value="996.942228">
            <text:p>996.942228</text:p>
          </table:table-cell>
          <table:table-cell table:number-columns-repeated="2" office:value-type="float" office:value="0.245441">
            <text:p>0.245441</text:p>
          </table:table-cell>
          <table:table-cell office:value-type="float" office:value="238.238253">
            <text:p>238.238253</text:p>
          </table:table-cell>
          <table:table-cell office:value-type="float" office:value="0.011842">
            <text:p>0.011842</text:p>
          </table:table-cell>
          <table:table-cell office:value-type="float" office:value="2.059798">
            <text:p>2.059798</text:p>
          </table:table-cell>
          <table:table-cell office:value-type="float" office:value="0.986489">
            <text:p>0.986489</text:p>
          </table:table-cell>
          <table:table-cell office:value-type="float" office:value="0.973131">
            <text:p>0.973131</text:p>
          </table:table-cell>
          <table:table-cell office:value-type="float" office:value="0.969391">
            <text:p>0.969391</text:p>
          </table:table-cell>
          <table:table-cell office:value-type="float" office:value="0.966614">
            <text:p>0.96661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847218">
            <text:p>4.847218</text:p>
          </table:table-cell>
          <table:table-cell office:value-type="float" office:value="6.383593">
            <text:p>6.383593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athyrus_282_T25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8658630">
            <text:p>18658630</text:p>
          </table:table-cell>
          <table:table-cell table:number-columns-repeated="2" office:value-type="float" office:value="1">
            <text:p>1</text:p>
          </table:table-cell>
          <table:table-cell office:value-type="float" office:value="16686593">
            <text:p>16686593</text:p>
          </table:table-cell>
          <table:table-cell office:value-type="float" office:value="0.89431">
            <text:p>0.89431</text:p>
          </table:table-cell>
          <table:table-cell office:value-type="float" office:value="1676488190">
            <text:p>1676488190</text:p>
          </table:table-cell>
          <table:table-cell office:value-type="float" office:value="458654848">
            <text:p>458654848</text:p>
          </table:table-cell>
          <table:table-cell office:value-type="float" office:value="167913433">
            <text:p>167913433</text:p>
          </table:table-cell>
          <table:table-cell office:value-type="float" office:value="1049919909">
            <text:p>1049919909</text:p>
          </table:table-cell>
          <table:table-cell office:value-type="float" office:value="458654848">
            <text:p>458654848</text:p>
          </table:table-cell>
          <table:table-cell office:value-type="float" office:value="0.373739">
            <text:p>0.373739</text:p>
          </table:table-cell>
          <table:table-cell office:value-type="float" office:value="0.626261">
            <text:p>0.626261</text:p>
          </table:table-cell>
          <table:table-cell office:value-type="float" office:value="0.732011">
            <text:p>0.732011</text:p>
          </table:table-cell>
          <table:table-cell office:value-type="float" office:value="750.897331">
            <text:p>750.897331</text:p>
          </table:table-cell>
          <table:table-cell office:value-type="float" office:value="762.136726">
            <text:p>762.136726</text:p>
          </table:table-cell>
          <table:table-cell table:number-columns-repeated="2" office:value-type="float" office:value="0.24338">
            <text:p>0.24338</text:p>
          </table:table-cell>
          <table:table-cell office:value-type="float" office:value="242.615885">
            <text:p>242.615885</text:p>
          </table:table-cell>
          <table:table-cell office:value-type="float" office:value="0.006908">
            <text:p>0.006908</text:p>
          </table:table-cell>
          <table:table-cell office:value-type="float" office:value="1.924588">
            <text:p>1.924588</text:p>
          </table:table-cell>
          <table:table-cell office:value-type="float" office:value="0.991451">
            <text:p>0.991451</text:p>
          </table:table-cell>
          <table:table-cell office:value-type="float" office:value="0.985138">
            <text:p>0.985138</text:p>
          </table:table-cell>
          <table:table-cell office:value-type="float" office:value="0.980981">
            <text:p>0.980981</text:p>
          </table:table-cell>
          <table:table-cell office:value-type="float" office:value="0.977857">
            <text:p>0.97785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609224">
            <text:p>4.609224</text:p>
          </table:table-cell>
          <table:table-cell office:value-type="float" office:value="6.345972">
            <text:p>6.345972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athyrus_283_T26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7084781">
            <text:p>27084781</text:p>
          </table:table-cell>
          <table:table-cell table:number-columns-repeated="2" office:value-type="float" office:value="1">
            <text:p>1</text:p>
          </table:table-cell>
          <table:table-cell office:value-type="float" office:value="25059799">
            <text:p>25059799</text:p>
          </table:table-cell>
          <table:table-cell office:value-type="float" office:value="0.925235">
            <text:p>0.925235</text:p>
          </table:table-cell>
          <table:table-cell office:value-type="float" office:value="2506607324">
            <text:p>2506607324</text:p>
          </table:table-cell>
          <table:table-cell office:value-type="float" office:value="669792708">
            <text:p>669792708</text:p>
          </table:table-cell>
          <table:table-cell office:value-type="float" office:value="243556035">
            <text:p>243556035</text:p>
          </table:table-cell>
          <table:table-cell office:value-type="float" office:value="1593258581">
            <text:p>1593258581</text:p>
          </table:table-cell>
          <table:table-cell office:value-type="float" office:value="669792708">
            <text:p>669792708</text:p>
          </table:table-cell>
          <table:table-cell office:value-type="float" office:value="0.364376">
            <text:p>0.364376</text:p>
          </table:table-cell>
          <table:table-cell office:value-type="float" office:value="0.635624">
            <text:p>0.635624</text:p>
          </table:table-cell>
          <table:table-cell office:value-type="float" office:value="0.733337">
            <text:p>0.733337</text:p>
          </table:table-cell>
          <table:table-cell office:value-type="float" office:value="1096.566534">
            <text:p>1096.566534</text:p>
          </table:table-cell>
          <table:table-cell office:value-type="float" office:value="1114.41877">
            <text:p>1114.41877</text:p>
          </table:table-cell>
          <table:table-cell table:number-columns-repeated="2" office:value-type="float" office:value="0.244846">
            <text:p>0.244846</text:p>
          </table:table-cell>
          <table:table-cell office:value-type="float" office:value="236.96699">
            <text:p>236.96699</text:p>
          </table:table-cell>
          <table:table-cell office:value-type="float" office:value="0.013158">
            <text:p>0.013158</text:p>
          </table:table-cell>
          <table:table-cell office:value-type="float" office:value="2.052337">
            <text:p>2.052337</text:p>
          </table:table-cell>
          <table:table-cell office:value-type="float" office:value="0.986168">
            <text:p>0.986168</text:p>
          </table:table-cell>
          <table:table-cell office:value-type="float" office:value="0.971683">
            <text:p>0.971683</text:p>
          </table:table-cell>
          <table:table-cell office:value-type="float" office:value="0.968921">
            <text:p>0.968921</text:p>
          </table:table-cell>
          <table:table-cell office:value-type="float" office:value="0.966726">
            <text:p>0.96672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776621">
            <text:p>4.776621</text:p>
          </table:table-cell>
          <table:table-cell office:value-type="float" office:value="6.720104">
            <text:p>6.720104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athyrus_N152_T27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5263388">
            <text:p>15263388</text:p>
          </table:table-cell>
          <table:table-cell table:number-columns-repeated="2" office:value-type="float" office:value="1">
            <text:p>1</text:p>
          </table:table-cell>
          <table:table-cell office:value-type="float" office:value="13579052">
            <text:p>13579052</text:p>
          </table:table-cell>
          <table:table-cell office:value-type="float" office:value="0.889649">
            <text:p>0.889649</text:p>
          </table:table-cell>
          <table:table-cell office:value-type="float" office:value="1357266624">
            <text:p>1357266624</text:p>
          </table:table-cell>
          <table:table-cell office:value-type="float" office:value="331216656">
            <text:p>331216656</text:p>
          </table:table-cell>
          <table:table-cell office:value-type="float" office:value="127778167">
            <text:p>127778167</text:p>
          </table:table-cell>
          <table:table-cell office:value-type="float" office:value="898271801">
            <text:p>898271801</text:p>
          </table:table-cell>
          <table:table-cell office:value-type="float" office:value="331216656">
            <text:p>331216656</text:p>
          </table:table-cell>
          <table:table-cell office:value-type="float" office:value="0.338176">
            <text:p>0.338176</text:p>
          </table:table-cell>
          <table:table-cell office:value-type="float" office:value="0.661824">
            <text:p>0.661824</text:p>
          </table:table-cell>
          <table:table-cell office:value-type="float" office:value="0.721613">
            <text:p>0.721613</text:p>
          </table:table-cell>
          <table:table-cell office:value-type="float" office:value="542.258965">
            <text:p>542.258965</text:p>
          </table:table-cell>
          <table:table-cell office:value-type="float" office:value="552.23699">
            <text:p>552.23699</text:p>
          </table:table-cell>
          <table:table-cell table:number-columns-repeated="2" office:value-type="float" office:value="0.214852">
            <text:p>0.214852</text:p>
          </table:table-cell>
          <table:table-cell office:value-type="float" office:value="216.411702">
            <text:p>216.411702</text:p>
          </table:table-cell>
          <table:table-cell office:value-type="float" office:value="0.015132">
            <text:p>0.015132</text:p>
          </table:table-cell>
          <table:table-cell office:value-type="float" office:value="1.979344">
            <text:p>1.979344</text:p>
          </table:table-cell>
          <table:table-cell office:value-type="float" office:value="0.985423">
            <text:p>0.985423</text:p>
          </table:table-cell>
          <table:table-cell office:value-type="float" office:value="0.969924">
            <text:p>0.969924</text:p>
          </table:table-cell>
          <table:table-cell office:value-type="float" office:value="0.964255">
            <text:p>0.964255</text:p>
          </table:table-cell>
          <table:table-cell office:value-type="float" office:value="0.960542">
            <text:p>0.96054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074407">
            <text:p>4.074407</text:p>
          </table:table-cell>
          <table:table-cell office:value-type="float" office:value="6.76838">
            <text:p>6.76838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athyrus_N191_T28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7084961">
            <text:p>27084961</text:p>
          </table:table-cell>
          <table:table-cell table:number-columns-repeated="2" office:value-type="float" office:value="1">
            <text:p>1</text:p>
          </table:table-cell>
          <table:table-cell office:value-type="float" office:value="24065195">
            <text:p>24065195</text:p>
          </table:table-cell>
          <table:table-cell office:value-type="float" office:value="0.888508">
            <text:p>0.888508</text:p>
          </table:table-cell>
          <table:table-cell office:value-type="float" office:value="2405688437">
            <text:p>2405688437</text:p>
          </table:table-cell>
          <table:table-cell office:value-type="float" office:value="562047567">
            <text:p>562047567</text:p>
          </table:table-cell>
          <table:table-cell office:value-type="float" office:value="221590489">
            <text:p>221590489</text:p>
          </table:table-cell>
          <table:table-cell office:value-type="float" office:value="1622050381">
            <text:p>1622050381</text:p>
          </table:table-cell>
          <table:table-cell office:value-type="float" office:value="562047567">
            <text:p>562047567</text:p>
          </table:table-cell>
          <table:table-cell office:value-type="float" office:value="0.325744">
            <text:p>0.325744</text:p>
          </table:table-cell>
          <table:table-cell office:value-type="float" office:value="0.674256">
            <text:p>0.674256</text:p>
          </table:table-cell>
          <table:table-cell office:value-type="float" office:value="0.717229">
            <text:p>0.717229</text:p>
          </table:table-cell>
          <table:table-cell office:value-type="float" office:value="920.169099">
            <text:p>920.169099</text:p>
          </table:table-cell>
          <table:table-cell office:value-type="float" office:value="934.741564">
            <text:p>934.741564</text:p>
          </table:table-cell>
          <table:table-cell table:number-columns-repeated="2" office:value-type="float" office:value="0.205458">
            <text:p>0.205458</text:p>
          </table:table-cell>
          <table:table-cell office:value-type="float" office:value="207.189353">
            <text:p>207.189353</text:p>
          </table:table-cell>
          <table:table-cell office:value-type="float" office:value="0.009868">
            <text:p>0.009868</text:p>
          </table:table-cell>
          <table:table-cell office:value-type="float" office:value="1.972029">
            <text:p>1.972029</text:p>
          </table:table-cell>
          <table:table-cell office:value-type="float" office:value="0.989475">
            <text:p>0.989475</text:p>
          </table:table-cell>
          <table:table-cell office:value-type="float" office:value="0.973288">
            <text:p>0.973288</text:p>
          </table:table-cell>
          <table:table-cell office:value-type="float" office:value="0.965529">
            <text:p>0.965529</text:p>
          </table:table-cell>
          <table:table-cell office:value-type="float" office:value="0.962592">
            <text:p>0.96259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357077">
            <text:p>4.357077</text:p>
          </table:table-cell>
          <table:table-cell office:value-type="float" office:value="6.573966">
            <text:p>6.57396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athyrus_N312_T29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0844630">
            <text:p>20844630</text:p>
          </table:table-cell>
          <table:table-cell table:number-columns-repeated="2" office:value-type="float" office:value="1">
            <text:p>1</text:p>
          </table:table-cell>
          <table:table-cell office:value-type="float" office:value="19139211">
            <text:p>19139211</text:p>
          </table:table-cell>
          <table:table-cell office:value-type="float" office:value="0.918184">
            <text:p>0.918184</text:p>
          </table:table-cell>
          <table:table-cell office:value-type="float" office:value="1913372995">
            <text:p>1913372995</text:p>
          </table:table-cell>
          <table:table-cell office:value-type="float" office:value="465916488">
            <text:p>465916488</text:p>
          </table:table-cell>
          <table:table-cell office:value-type="float" office:value="179078223">
            <text:p>179078223</text:p>
          </table:table-cell>
          <table:table-cell office:value-type="float" office:value="1268378284">
            <text:p>1268378284</text:p>
          </table:table-cell>
          <table:table-cell office:value-type="float" office:value="465916488">
            <text:p>465916488</text:p>
          </table:table-cell>
          <table:table-cell office:value-type="float" office:value="0.337098">
            <text:p>0.337098</text:p>
          </table:table-cell>
          <table:table-cell office:value-type="float" office:value="0.662902">
            <text:p>0.662902</text:p>
          </table:table-cell>
          <table:table-cell office:value-type="float" office:value="0.722357">
            <text:p>0.722357</text:p>
          </table:table-cell>
          <table:table-cell office:value-type="float" office:value="762.785892">
            <text:p>762.785892</text:p>
          </table:table-cell>
          <table:table-cell office:value-type="float" office:value="774.840253">
            <text:p>774.840253</text:p>
          </table:table-cell>
          <table:table-cell table:number-columns-repeated="2" office:value-type="float" office:value="0.221306">
            <text:p>0.221306</text:p>
          </table:table-cell>
          <table:table-cell office:value-type="float" office:value="215.944517">
            <text:p>215.944517</text:p>
          </table:table-cell>
          <table:table-cell office:value-type="float" office:value="0.009868">
            <text:p>0.009868</text:p>
          </table:table-cell>
          <table:table-cell office:value-type="float" office:value="2.028378">
            <text:p>2.028378</text:p>
          </table:table-cell>
          <table:table-cell office:value-type="float" office:value="0.989669">
            <text:p>0.989669</text:p>
          </table:table-cell>
          <table:table-cell office:value-type="float" office:value="0.974131">
            <text:p>0.974131</text:p>
          </table:table-cell>
          <table:table-cell office:value-type="float" office:value="0.967183">
            <text:p>0.967183</text:p>
          </table:table-cell>
          <table:table-cell office:value-type="float" office:value="0.961201">
            <text:p>0.96120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857385">
            <text:p>4.857385</text:p>
          </table:table-cell>
          <table:table-cell office:value-type="float" office:value="6.105623">
            <text:p>6.105623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corn._100_T30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1915428">
            <text:p>21915428</text:p>
          </table:table-cell>
          <table:table-cell table:number-columns-repeated="2" office:value-type="float" office:value="1">
            <text:p>1</text:p>
          </table:table-cell>
          <table:table-cell office:value-type="float" office:value="20191552">
            <text:p>20191552</text:p>
          </table:table-cell>
          <table:table-cell office:value-type="float" office:value="0.92134">
            <text:p>0.92134</text:p>
          </table:table-cell>
          <table:table-cell office:value-type="float" office:value="2027921785">
            <text:p>2027921785</text:p>
          </table:table-cell>
          <table:table-cell office:value-type="float" office:value="560006138">
            <text:p>560006138</text:p>
          </table:table-cell>
          <table:table-cell office:value-type="float" office:value="202104650">
            <text:p>202104650</text:p>
          </table:table-cell>
          <table:table-cell office:value-type="float" office:value="1265810997">
            <text:p>1265810997</text:p>
          </table:table-cell>
          <table:table-cell office:value-type="float" office:value="560006138">
            <text:p>560006138</text:p>
          </table:table-cell>
          <table:table-cell office:value-type="float" office:value="0.375809">
            <text:p>0.375809</text:p>
          </table:table-cell>
          <table:table-cell office:value-type="float" office:value="0.624191">
            <text:p>0.624191</text:p>
          </table:table-cell>
          <table:table-cell office:value-type="float" office:value="0.734809">
            <text:p>0.734809</text:p>
          </table:table-cell>
          <table:table-cell office:value-type="float" office:value="916.826926">
            <text:p>916.826926</text:p>
          </table:table-cell>
          <table:table-cell office:value-type="float" office:value="930.410932">
            <text:p>930.410932</text:p>
          </table:table-cell>
          <table:table-cell table:number-columns-repeated="2" office:value-type="float" office:value="0.253001">
            <text:p>0.253001</text:p>
          </table:table-cell>
          <table:table-cell office:value-type="float" office:value="244.892412">
            <text:p>244.892412</text:p>
          </table:table-cell>
          <table:table-cell office:value-type="float" office:value="0.007566">
            <text:p>0.007566</text:p>
          </table:table-cell>
          <table:table-cell office:value-type="float" office:value="2.090811">
            <text:p>2.090811</text:p>
          </table:table-cell>
          <table:table-cell office:value-type="float" office:value="0.990692">
            <text:p>0.990692</text:p>
          </table:table-cell>
          <table:table-cell office:value-type="float" office:value="0.977894">
            <text:p>0.977894</text:p>
          </table:table-cell>
          <table:table-cell office:value-type="float" office:value="0.97266">
            <text:p>0.97266</text:p>
          </table:table-cell>
          <table:table-cell office:value-type="float" office:value="0.970115">
            <text:p>0.97011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.009344">
            <text:p>5.009344</text:p>
          </table:table-cell>
          <table:table-cell office:value-type="float" office:value="6.025148">
            <text:p>6.025148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corn._101_T31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3699740">
            <text:p>23699740</text:p>
          </table:table-cell>
          <table:table-cell table:number-columns-repeated="2" office:value-type="float" office:value="1">
            <text:p>1</text:p>
          </table:table-cell>
          <table:table-cell office:value-type="float" office:value="21470598">
            <text:p>21470598</text:p>
          </table:table-cell>
          <table:table-cell office:value-type="float" office:value="0.905942">
            <text:p>0.905942</text:p>
          </table:table-cell>
          <table:table-cell office:value-type="float" office:value="2156210266">
            <text:p>2156210266</text:p>
          </table:table-cell>
          <table:table-cell office:value-type="float" office:value="585763328">
            <text:p>585763328</text:p>
          </table:table-cell>
          <table:table-cell office:value-type="float" office:value="226100233">
            <text:p>226100233</text:p>
          </table:table-cell>
          <table:table-cell office:value-type="float" office:value="1344346705">
            <text:p>1344346705</text:p>
          </table:table-cell>
          <table:table-cell office:value-type="float" office:value="585763328">
            <text:p>585763328</text:p>
          </table:table-cell>
          <table:table-cell office:value-type="float" office:value="0.376523">
            <text:p>0.376523</text:p>
          </table:table-cell>
          <table:table-cell office:value-type="float" office:value="0.623477">
            <text:p>0.623477</text:p>
          </table:table-cell>
          <table:table-cell office:value-type="float" office:value="0.721505">
            <text:p>0.721505</text:p>
          </table:table-cell>
          <table:table-cell office:value-type="float" office:value="958.995902">
            <text:p>958.995902</text:p>
          </table:table-cell>
          <table:table-cell office:value-type="float" office:value="972.697106">
            <text:p>972.697106</text:p>
          </table:table-cell>
          <table:table-cell table:number-columns-repeated="2" office:value-type="float" office:value="0.244713">
            <text:p>0.244713</text:p>
          </table:table-cell>
          <table:table-cell office:value-type="float" office:value="240.915538">
            <text:p>240.915538</text:p>
          </table:table-cell>
          <table:table-cell office:value-type="float" office:value="0.00625">
            <text:p>0.00625</text:p>
          </table:table-cell>
          <table:table-cell office:value-type="float" office:value="1.961083">
            <text:p>1.961083</text:p>
          </table:table-cell>
          <table:table-cell office:value-type="float" office:value="0.992024">
            <text:p>0.992024</text:p>
          </table:table-cell>
          <table:table-cell office:value-type="float" office:value="0.981824">
            <text:p>0.981824</text:p>
          </table:table-cell>
          <table:table-cell office:value-type="float" office:value="0.976176">
            <text:p>0.976176</text:p>
          </table:table-cell>
          <table:table-cell office:value-type="float" office:value="0.973301">
            <text:p>0.97330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851755">
            <text:p>3.851755</text:p>
          </table:table-cell>
          <table:table-cell office:value-type="float" office:value="6.598779">
            <text:p>6.59877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corn._102_T32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6195653">
            <text:p>26195653</text:p>
          </table:table-cell>
          <table:table-cell table:number-columns-repeated="2" office:value-type="float" office:value="1">
            <text:p>1</text:p>
          </table:table-cell>
          <table:table-cell office:value-type="float" office:value="23930311">
            <text:p>23930311</text:p>
          </table:table-cell>
          <table:table-cell office:value-type="float" office:value="0.913522">
            <text:p>0.913522</text:p>
          </table:table-cell>
          <table:table-cell office:value-type="float" office:value="2402803227">
            <text:p>2402803227</text:p>
          </table:table-cell>
          <table:table-cell office:value-type="float" office:value="616447081">
            <text:p>616447081</text:p>
          </table:table-cell>
          <table:table-cell office:value-type="float" office:value="241039007">
            <text:p>241039007</text:p>
          </table:table-cell>
          <table:table-cell office:value-type="float" office:value="1545317139">
            <text:p>1545317139</text:p>
          </table:table-cell>
          <table:table-cell office:value-type="float" office:value="616447081">
            <text:p>616447081</text:p>
          </table:table-cell>
          <table:table-cell office:value-type="float" office:value="0.356869">
            <text:p>0.356869</text:p>
          </table:table-cell>
          <table:table-cell office:value-type="float" office:value="0.643131">
            <text:p>0.643131</text:p>
          </table:table-cell>
          <table:table-cell office:value-type="float" office:value="0.7189">
            <text:p>0.7189</text:p>
          </table:table-cell>
          <table:table-cell office:value-type="float" office:value="1009.230514">
            <text:p>1009.230514</text:p>
          </table:table-cell>
          <table:table-cell office:value-type="float" office:value="1022.94615">
            <text:p>1022.94615</text:p>
          </table:table-cell>
          <table:table-cell table:number-columns-repeated="2" office:value-type="float" office:value="0.232994">
            <text:p>0.232994</text:p>
          </table:table-cell>
          <table:table-cell office:value-type="float" office:value="227.515682">
            <text:p>227.515682</text:p>
          </table:table-cell>
          <table:table-cell office:value-type="float" office:value="0.003947">
            <text:p>0.003947</text:p>
          </table:table-cell>
          <table:table-cell office:value-type="float" office:value="1.967204">
            <text:p>1.967204</text:p>
          </table:table-cell>
          <table:table-cell office:value-type="float" office:value="0.993692">
            <text:p>0.993692</text:p>
          </table:table-cell>
          <table:table-cell office:value-type="float" office:value="0.985754">
            <text:p>0.985754</text:p>
          </table:table-cell>
          <table:table-cell office:value-type="float" office:value="0.982488">
            <text:p>0.982488</text:p>
          </table:table-cell>
          <table:table-cell office:value-type="float" office:value="0.978993">
            <text:p>0.978993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76334">
            <text:p>4.76334</text:p>
          </table:table-cell>
          <table:table-cell office:value-type="float" office:value="5.911986">
            <text:p>5.91198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corn._113_T33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2689319">
            <text:p>22689319</text:p>
          </table:table-cell>
          <table:table-cell table:number-columns-repeated="2" office:value-type="float" office:value="1">
            <text:p>1</text:p>
          </table:table-cell>
          <table:table-cell office:value-type="float" office:value="20803259">
            <text:p>20803259</text:p>
          </table:table-cell>
          <table:table-cell office:value-type="float" office:value="0.916875">
            <text:p>0.916875</text:p>
          </table:table-cell>
          <table:table-cell office:value-type="float" office:value="2089663049">
            <text:p>2089663049</text:p>
          </table:table-cell>
          <table:table-cell office:value-type="float" office:value="559134594">
            <text:p>559134594</text:p>
          </table:table-cell>
          <table:table-cell office:value-type="float" office:value="219867442">
            <text:p>219867442</text:p>
          </table:table-cell>
          <table:table-cell office:value-type="float" office:value="1310661013">
            <text:p>1310661013</text:p>
          </table:table-cell>
          <table:table-cell office:value-type="float" office:value="559134594">
            <text:p>559134594</text:p>
          </table:table-cell>
          <table:table-cell office:value-type="float" office:value="0.372788">
            <text:p>0.372788</text:p>
          </table:table-cell>
          <table:table-cell office:value-type="float" office:value="0.627212">
            <text:p>0.627212</text:p>
          </table:table-cell>
          <table:table-cell office:value-type="float" office:value="0.717758">
            <text:p>0.717758</text:p>
          </table:table-cell>
          <table:table-cell office:value-type="float" office:value="915.400058">
            <text:p>915.400058</text:p>
          </table:table-cell>
          <table:table-cell office:value-type="float" office:value="928.30734">
            <text:p>928.30734</text:p>
          </table:table-cell>
          <table:table-cell table:number-columns-repeated="2" office:value-type="float" office:value="0.243991">
            <text:p>0.243991</text:p>
          </table:table-cell>
          <table:table-cell office:value-type="float" office:value="237.286943">
            <text:p>237.286943</text:p>
          </table:table-cell>
          <table:table-cell office:value-type="float" office:value="0.006579">
            <text:p>0.006579</text:p>
          </table:table-cell>
          <table:table-cell office:value-type="float" office:value="1.958454">
            <text:p>1.958454</text:p>
          </table:table-cell>
          <table:table-cell office:value-type="float" office:value="0.991062">
            <text:p>0.991062</text:p>
          </table:table-cell>
          <table:table-cell office:value-type="float" office:value="0.981839">
            <text:p>0.981839</text:p>
          </table:table-cell>
          <table:table-cell office:value-type="float" office:value="0.97689">
            <text:p>0.97689</text:p>
          </table:table-cell>
          <table:table-cell office:value-type="float" office:value="0.972758">
            <text:p>0.97275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419925">
            <text:p>4.419925</text:p>
          </table:table-cell>
          <table:table-cell office:value-type="float" office:value="5.979257">
            <text:p>5.97925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corn._114_T34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5259857">
            <text:p>25259857</text:p>
          </table:table-cell>
          <table:table-cell table:number-columns-repeated="2" office:value-type="float" office:value="1">
            <text:p>1</text:p>
          </table:table-cell>
          <table:table-cell office:value-type="float" office:value="23110271">
            <text:p>23110271</text:p>
          </table:table-cell>
          <table:table-cell office:value-type="float" office:value="0.914901">
            <text:p>0.914901</text:p>
          </table:table-cell>
          <table:table-cell office:value-type="float" office:value="2320723285">
            <text:p>2320723285</text:p>
          </table:table-cell>
          <table:table-cell office:value-type="float" office:value="613625759">
            <text:p>613625759</text:p>
          </table:table-cell>
          <table:table-cell office:value-type="float" office:value="230960500">
            <text:p>230960500</text:p>
          </table:table-cell>
          <table:table-cell office:value-type="float" office:value="1476137026">
            <text:p>1476137026</text:p>
          </table:table-cell>
          <table:table-cell office:value-type="float" office:value="613625759">
            <text:p>613625759</text:p>
          </table:table-cell>
          <table:table-cell office:value-type="float" office:value="0.363932">
            <text:p>0.363932</text:p>
          </table:table-cell>
          <table:table-cell office:value-type="float" office:value="0.636068">
            <text:p>0.636068</text:p>
          </table:table-cell>
          <table:table-cell office:value-type="float" office:value="0.72654">
            <text:p>0.72654</text:p>
          </table:table-cell>
          <table:table-cell office:value-type="float" office:value="1004.611522">
            <text:p>1004.611522</text:p>
          </table:table-cell>
          <table:table-cell office:value-type="float" office:value="1019.260846">
            <text:p>1019.260846</text:p>
          </table:table-cell>
          <table:table-cell table:number-columns-repeated="2" office:value-type="float" office:value="0.24052">
            <text:p>0.24052</text:p>
          </table:table-cell>
          <table:table-cell office:value-type="float" office:value="234.484405">
            <text:p>234.484405</text:p>
          </table:table-cell>
          <table:table-cell office:value-type="float" office:value="0.007237">
            <text:p>0.007237</text:p>
          </table:table-cell>
          <table:table-cell office:value-type="float" office:value="1.979147">
            <text:p>1.979147</text:p>
          </table:table-cell>
          <table:table-cell office:value-type="float" office:value="0.992297">
            <text:p>0.992297</text:p>
          </table:table-cell>
          <table:table-cell office:value-type="float" office:value="0.982468">
            <text:p>0.982468</text:p>
          </table:table-cell>
          <table:table-cell office:value-type="float" office:value="0.977241">
            <text:p>0.977241</text:p>
          </table:table-cell>
          <table:table-cell office:value-type="float" office:value="0.975211">
            <text:p>0.97521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931168">
            <text:p>4.931168</text:p>
          </table:table-cell>
          <table:table-cell office:value-type="float" office:value="5.885701">
            <text:p>5.88570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corn._239_T35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6839478">
            <text:p>26839478</text:p>
          </table:table-cell>
          <table:table-cell table:number-columns-repeated="2" office:value-type="float" office:value="1">
            <text:p>1</text:p>
          </table:table-cell>
          <table:table-cell office:value-type="float" office:value="24760136">
            <text:p>24760136</text:p>
          </table:table-cell>
          <table:table-cell office:value-type="float" office:value="0.922527">
            <text:p>0.922527</text:p>
          </table:table-cell>
          <table:table-cell office:value-type="float" office:value="2488320672">
            <text:p>2488320672</text:p>
          </table:table-cell>
          <table:table-cell office:value-type="float" office:value="668886499">
            <text:p>668886499</text:p>
          </table:table-cell>
          <table:table-cell office:value-type="float" office:value="249014000">
            <text:p>249014000</text:p>
          </table:table-cell>
          <table:table-cell office:value-type="float" office:value="1570420173">
            <text:p>1570420173</text:p>
          </table:table-cell>
          <table:table-cell office:value-type="float" office:value="668886499">
            <text:p>668886499</text:p>
          </table:table-cell>
          <table:table-cell office:value-type="float" office:value="0.368884">
            <text:p>0.368884</text:p>
          </table:table-cell>
          <table:table-cell office:value-type="float" office:value="0.631116">
            <text:p>0.631116</text:p>
          </table:table-cell>
          <table:table-cell office:value-type="float" office:value="0.728714">
            <text:p>0.728714</text:p>
          </table:table-cell>
          <table:table-cell office:value-type="float" office:value="1095.082913">
            <text:p>1095.082913</text:p>
          </table:table-cell>
          <table:table-cell office:value-type="float" office:value="1109.68021">
            <text:p>1109.68021</text:p>
          </table:table-cell>
          <table:table-cell table:number-columns-repeated="2" office:value-type="float" office:value="0.24675">
            <text:p>0.24675</text:p>
          </table:table-cell>
          <table:table-cell office:value-type="float" office:value="238.385494">
            <text:p>238.385494</text:p>
          </table:table-cell>
          <table:table-cell office:value-type="float" office:value="0.002632">
            <text:p>0.002632</text:p>
          </table:table-cell>
          <table:table-cell office:value-type="float" office:value="1.960566">
            <text:p>1.960566</text:p>
          </table:table-cell>
          <table:table-cell office:value-type="float" office:value="0.994659">
            <text:p>0.994659</text:p>
          </table:table-cell>
          <table:table-cell office:value-type="float" office:value="0.9874">
            <text:p>0.9874</text:p>
          </table:table-cell>
          <table:table-cell office:value-type="float" office:value="0.983101">
            <text:p>0.983101</text:p>
          </table:table-cell>
          <table:table-cell office:value-type="float" office:value="0.980365">
            <text:p>0.98036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.198176">
            <text:p>5.198176</text:p>
          </table:table-cell>
          <table:table-cell office:value-type="float" office:value="6.032489">
            <text:p>6.03248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corn._243_T36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7012912">
            <text:p>27012912</text:p>
          </table:table-cell>
          <table:table-cell table:number-columns-repeated="2" office:value-type="float" office:value="1">
            <text:p>1</text:p>
          </table:table-cell>
          <table:table-cell office:value-type="float" office:value="24833473">
            <text:p>24833473</text:p>
          </table:table-cell>
          <table:table-cell office:value-type="float" office:value="0.919319">
            <text:p>0.919319</text:p>
          </table:table-cell>
          <table:table-cell office:value-type="float" office:value="2495525685">
            <text:p>2495525685</text:p>
          </table:table-cell>
          <table:table-cell office:value-type="float" office:value="625194180">
            <text:p>625194180</text:p>
          </table:table-cell>
          <table:table-cell office:value-type="float" office:value="238222162">
            <text:p>238222162</text:p>
          </table:table-cell>
          <table:table-cell office:value-type="float" office:value="1632109343">
            <text:p>1632109343</text:p>
          </table:table-cell>
          <table:table-cell office:value-type="float" office:value="625194180">
            <text:p>625194180</text:p>
          </table:table-cell>
          <table:table-cell office:value-type="float" office:value="0.345986">
            <text:p>0.345986</text:p>
          </table:table-cell>
          <table:table-cell office:value-type="float" office:value="0.654014">
            <text:p>0.654014</text:p>
          </table:table-cell>
          <table:table-cell office:value-type="float" office:value="0.724094">
            <text:p>0.724094</text:p>
          </table:table-cell>
          <table:table-cell office:value-type="float" office:value="1023.551028">
            <text:p>1023.551028</text:p>
          </table:table-cell>
          <table:table-cell office:value-type="float" office:value="1037.437293">
            <text:p>1037.437293</text:p>
          </table:table-cell>
          <table:table-cell table:number-columns-repeated="2" office:value-type="float" office:value="0.229151">
            <text:p>0.229151</text:p>
          </table:table-cell>
          <table:table-cell office:value-type="float" office:value="222.170619">
            <text:p>222.170619</text:p>
          </table:table-cell>
          <table:table-cell office:value-type="float" office:value="0.003618">
            <text:p>0.003618</text:p>
          </table:table-cell>
          <table:table-cell office:value-type="float" office:value="1.931913">
            <text:p>1.931913</text:p>
          </table:table-cell>
          <table:table-cell office:value-type="float" office:value="0.99369">
            <text:p>0.99369</text:p>
          </table:table-cell>
          <table:table-cell office:value-type="float" office:value="0.984199">
            <text:p>0.984199</text:p>
          </table:table-cell>
          <table:table-cell office:value-type="float" office:value="0.980987">
            <text:p>0.980987</text:p>
          </table:table-cell>
          <table:table-cell office:value-type="float" office:value="0.978251">
            <text:p>0.97825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301751">
            <text:p>4.301751</text:p>
          </table:table-cell>
          <table:table-cell office:value-type="float" office:value="6.686181">
            <text:p>6.68618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corn._251_T37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1524865">
            <text:p>21524865</text:p>
          </table:table-cell>
          <table:table-cell table:number-columns-repeated="2" office:value-type="float" office:value="1">
            <text:p>1</text:p>
          </table:table-cell>
          <table:table-cell office:value-type="float" office:value="19469369">
            <text:p>19469369</text:p>
          </table:table-cell>
          <table:table-cell office:value-type="float" office:value="0.904506">
            <text:p>0.904506</text:p>
          </table:table-cell>
          <table:table-cell office:value-type="float" office:value="1954874789">
            <text:p>1954874789</text:p>
          </table:table-cell>
          <table:table-cell office:value-type="float" office:value="506831144">
            <text:p>506831144</text:p>
          </table:table-cell>
          <table:table-cell office:value-type="float" office:value="194948953">
            <text:p>194948953</text:p>
          </table:table-cell>
          <table:table-cell office:value-type="float" office:value="1253094692">
            <text:p>1253094692</text:p>
          </table:table-cell>
          <table:table-cell office:value-type="float" office:value="506831144">
            <text:p>506831144</text:p>
          </table:table-cell>
          <table:table-cell office:value-type="float" office:value="0.35899">
            <text:p>0.35899</text:p>
          </table:table-cell>
          <table:table-cell office:value-type="float" office:value="0.64101">
            <text:p>0.64101</text:p>
          </table:table-cell>
          <table:table-cell office:value-type="float" office:value="0.722208">
            <text:p>0.722208</text:p>
          </table:table-cell>
          <table:table-cell office:value-type="float" office:value="829.770262">
            <text:p>829.770262</text:p>
          </table:table-cell>
          <table:table-cell office:value-type="float" office:value="841.243928">
            <text:p>841.243928</text:p>
          </table:table-cell>
          <table:table-cell table:number-columns-repeated="2" office:value-type="float" office:value="0.233132">
            <text:p>0.233132</text:p>
          </table:table-cell>
          <table:table-cell office:value-type="float" office:value="229.920709">
            <text:p>229.920709</text:p>
          </table:table-cell>
          <table:table-cell office:value-type="float" office:value="0.004605">
            <text:p>0.004605</text:p>
          </table:table-cell>
          <table:table-cell office:value-type="float" office:value="1.951842">
            <text:p>1.951842</text:p>
          </table:table-cell>
          <table:table-cell office:value-type="float" office:value="0.991285">
            <text:p>0.991285</text:p>
          </table:table-cell>
          <table:table-cell office:value-type="float" office:value="0.97927">
            <text:p>0.97927</text:p>
          </table:table-cell>
          <table:table-cell office:value-type="float" office:value="0.972412">
            <text:p>0.972412</text:p>
          </table:table-cell>
          <table:table-cell office:value-type="float" office:value="0.968709">
            <text:p>0.96870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033878">
            <text:p>4.033878</text:p>
          </table:table-cell>
          <table:table-cell office:value-type="float" office:value="6.509874">
            <text:p>6.509874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corn._286_T38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1835834">
            <text:p>21835834</text:p>
          </table:table-cell>
          <table:table-cell table:number-columns-repeated="2" office:value-type="float" office:value="1">
            <text:p>1</text:p>
          </table:table-cell>
          <table:table-cell office:value-type="float" office:value="19885613">
            <text:p>19885613</text:p>
          </table:table-cell>
          <table:table-cell office:value-type="float" office:value="0.910687">
            <text:p>0.910687</text:p>
          </table:table-cell>
          <table:table-cell office:value-type="float" office:value="1997210704">
            <text:p>1997210704</text:p>
          </table:table-cell>
          <table:table-cell office:value-type="float" office:value="527810282">
            <text:p>527810282</text:p>
          </table:table-cell>
          <table:table-cell office:value-type="float" office:value="201440019">
            <text:p>201440019</text:p>
          </table:table-cell>
          <table:table-cell office:value-type="float" office:value="1267960403">
            <text:p>1267960403</text:p>
          </table:table-cell>
          <table:table-cell office:value-type="float" office:value="527810282">
            <text:p>527810282</text:p>
          </table:table-cell>
          <table:table-cell office:value-type="float" office:value="0.365134">
            <text:p>0.365134</text:p>
          </table:table-cell>
          <table:table-cell office:value-type="float" office:value="0.634866">
            <text:p>0.634866</text:p>
          </table:table-cell>
          <table:table-cell office:value-type="float" office:value="0.723771">
            <text:p>0.723771</text:p>
          </table:table-cell>
          <table:table-cell office:value-type="float" office:value="864.11674">
            <text:p>864.11674</text:p>
          </table:table-cell>
          <table:table-cell office:value-type="float" office:value="876.200042">
            <text:p>876.200042</text:p>
          </table:table-cell>
          <table:table-cell table:number-columns-repeated="2" office:value-type="float" office:value="0.239324">
            <text:p>0.239324</text:p>
          </table:table-cell>
          <table:table-cell office:value-type="float" office:value="234.362274">
            <text:p>234.362274</text:p>
          </table:table-cell>
          <table:table-cell office:value-type="float" office:value="0.004934">
            <text:p>0.004934</text:p>
          </table:table-cell>
          <table:table-cell office:value-type="float" office:value="1.947111">
            <text:p>1.947111</text:p>
          </table:table-cell>
          <table:table-cell office:value-type="float" office:value="0.992474">
            <text:p>0.992474</text:p>
          </table:table-cell>
          <table:table-cell office:value-type="float" office:value="0.98457">
            <text:p>0.98457</text:p>
          </table:table-cell>
          <table:table-cell office:value-type="float" office:value="0.978669">
            <text:p>0.978669</text:p>
          </table:table-cell>
          <table:table-cell office:value-type="float" office:value="0.974364">
            <text:p>0.97436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330501">
            <text:p>4.330501</text:p>
          </table:table-cell>
          <table:table-cell office:value-type="float" office:value="6.313417">
            <text:p>6.31341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corn._68_T39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7538740">
            <text:p>27538740</text:p>
          </table:table-cell>
          <table:table-cell table:number-columns-repeated="2" office:value-type="float" office:value="1">
            <text:p>1</text:p>
          </table:table-cell>
          <table:table-cell office:value-type="float" office:value="24979101">
            <text:p>24979101</text:p>
          </table:table-cell>
          <table:table-cell office:value-type="float" office:value="0.907053">
            <text:p>0.907053</text:p>
          </table:table-cell>
          <table:table-cell office:value-type="float" office:value="2507431778">
            <text:p>2507431778</text:p>
          </table:table-cell>
          <table:table-cell office:value-type="float" office:value="585100195">
            <text:p>585100195</text:p>
          </table:table-cell>
          <table:table-cell office:value-type="float" office:value="234373700">
            <text:p>234373700</text:p>
          </table:table-cell>
          <table:table-cell office:value-type="float" office:value="1687957883">
            <text:p>1687957883</text:p>
          </table:table-cell>
          <table:table-cell office:value-type="float" office:value="585100195">
            <text:p>585100195</text:p>
          </table:table-cell>
          <table:table-cell office:value-type="float" office:value="0.326818">
            <text:p>0.326818</text:p>
          </table:table-cell>
          <table:table-cell office:value-type="float" office:value="0.673182">
            <text:p>0.673182</text:p>
          </table:table-cell>
          <table:table-cell office:value-type="float" office:value="0.713995">
            <text:p>0.713995</text:p>
          </table:table-cell>
          <table:table-cell office:value-type="float" office:value="957.910239">
            <text:p>957.910239</text:p>
          </table:table-cell>
          <table:table-cell office:value-type="float" office:value="971.890916">
            <text:p>971.890916</text:p>
          </table:table-cell>
          <table:table-cell table:number-columns-repeated="2" office:value-type="float" office:value="0.210361">
            <text:p>0.210361</text:p>
          </table:table-cell>
          <table:table-cell office:value-type="float" office:value="206.935433">
            <text:p>206.935433</text:p>
          </table:table-cell>
          <table:table-cell office:value-type="float" office:value="0.006908">
            <text:p>0.006908</text:p>
          </table:table-cell>
          <table:table-cell office:value-type="float" office:value="1.854754">
            <text:p>1.854754</text:p>
          </table:table-cell>
          <table:table-cell office:value-type="float" office:value="0.993021">
            <text:p>0.993021</text:p>
          </table:table-cell>
          <table:table-cell office:value-type="float" office:value="0.98326">
            <text:p>0.98326</text:p>
          </table:table-cell>
          <table:table-cell office:value-type="float" office:value="0.978776">
            <text:p>0.978776</text:p>
          </table:table-cell>
          <table:table-cell office:value-type="float" office:value="0.975764">
            <text:p>0.97576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586746">
            <text:p>3.586746</text:p>
          </table:table-cell>
          <table:table-cell office:value-type="float" office:value="6.483332">
            <text:p>6.483332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corn._70_T40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6371106">
            <text:p>16371106</text:p>
          </table:table-cell>
          <table:table-cell table:number-columns-repeated="2" office:value-type="float" office:value="1">
            <text:p>1</text:p>
          </table:table-cell>
          <table:table-cell office:value-type="float" office:value="14969338">
            <text:p>14969338</text:p>
          </table:table-cell>
          <table:table-cell office:value-type="float" office:value="0.914375">
            <text:p>0.914375</text:p>
          </table:table-cell>
          <table:table-cell office:value-type="float" office:value="1502791131">
            <text:p>1502791131</text:p>
          </table:table-cell>
          <table:table-cell office:value-type="float" office:value="358371751">
            <text:p>358371751</text:p>
          </table:table-cell>
          <table:table-cell office:value-type="float" office:value="142482883">
            <text:p>142482883</text:p>
          </table:table-cell>
          <table:table-cell office:value-type="float" office:value="1001936497">
            <text:p>1001936497</text:p>
          </table:table-cell>
          <table:table-cell office:value-type="float" office:value="358371751">
            <text:p>358371751</text:p>
          </table:table-cell>
          <table:table-cell office:value-type="float" office:value="0.333283">
            <text:p>0.333283</text:p>
          </table:table-cell>
          <table:table-cell office:value-type="float" office:value="0.666717">
            <text:p>0.666717</text:p>
          </table:table-cell>
          <table:table-cell office:value-type="float" office:value="0.71552">
            <text:p>0.71552</text:p>
          </table:table-cell>
          <table:table-cell office:value-type="float" office:value="586.716553">
            <text:p>586.716553</text:p>
          </table:table-cell>
          <table:table-cell office:value-type="float" office:value="596.068926">
            <text:p>596.068926</text:p>
          </table:table-cell>
          <table:table-cell table:number-columns-repeated="2" office:value-type="float" office:value="0.216738">
            <text:p>0.216738</text:p>
          </table:table-cell>
          <table:table-cell office:value-type="float" office:value="211.479798">
            <text:p>211.479798</text:p>
          </table:table-cell>
          <table:table-cell office:value-type="float" office:value="0.009211">
            <text:p>0.009211</text:p>
          </table:table-cell>
          <table:table-cell office:value-type="float" office:value="1.904374">
            <text:p>1.904374</text:p>
          </table:table-cell>
          <table:table-cell office:value-type="float" office:value="0.990537">
            <text:p>0.990537</text:p>
          </table:table-cell>
          <table:table-cell office:value-type="float" office:value="0.978935">
            <text:p>0.978935</text:p>
          </table:table-cell>
          <table:table-cell office:value-type="float" office:value="0.972586">
            <text:p>0.972586</text:p>
          </table:table-cell>
          <table:table-cell office:value-type="float" office:value="0.969002">
            <text:p>0.96900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615044">
            <text:p>3.615044</text:p>
          </table:table-cell>
          <table:table-cell office:value-type="float" office:value="7.018019">
            <text:p>7.01801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corn._99_T41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4088619">
            <text:p>24088619</text:p>
          </table:table-cell>
          <table:table-cell table:number-columns-repeated="2" office:value-type="float" office:value="1">
            <text:p>1</text:p>
          </table:table-cell>
          <table:table-cell office:value-type="float" office:value="21825240">
            <text:p>21825240</text:p>
          </table:table-cell>
          <table:table-cell office:value-type="float" office:value="0.906039">
            <text:p>0.906039</text:p>
          </table:table-cell>
          <table:table-cell office:value-type="float" office:value="2190873844">
            <text:p>2190873844</text:p>
          </table:table-cell>
          <table:table-cell office:value-type="float" office:value="520988865">
            <text:p>520988865</text:p>
          </table:table-cell>
          <table:table-cell office:value-type="float" office:value="201635887">
            <text:p>201635887</text:p>
          </table:table-cell>
          <table:table-cell office:value-type="float" office:value="1468249092">
            <text:p>1468249092</text:p>
          </table:table-cell>
          <table:table-cell office:value-type="float" office:value="520988865">
            <text:p>520988865</text:p>
          </table:table-cell>
          <table:table-cell office:value-type="float" office:value="0.329834">
            <text:p>0.329834</text:p>
          </table:table-cell>
          <table:table-cell office:value-type="float" office:value="0.670166">
            <text:p>0.670166</text:p>
          </table:table-cell>
          <table:table-cell office:value-type="float" office:value="0.720967">
            <text:p>0.720967</text:p>
          </table:table-cell>
          <table:table-cell office:value-type="float" office:value="852.948901">
            <text:p>852.948901</text:p>
          </table:table-cell>
          <table:table-cell office:value-type="float" office:value="865.517232">
            <text:p>865.517232</text:p>
          </table:table-cell>
          <table:table-cell table:number-columns-repeated="2" office:value-type="float" office:value="0.214139">
            <text:p>0.214139</text:p>
          </table:table-cell>
          <table:table-cell office:value-type="float" office:value="210.884574">
            <text:p>210.884574</text:p>
          </table:table-cell>
          <table:table-cell office:value-type="float" office:value="0.008882">
            <text:p>0.008882</text:p>
          </table:table-cell>
          <table:table-cell office:value-type="float" office:value="1.893911">
            <text:p>1.893911</text:p>
          </table:table-cell>
          <table:table-cell office:value-type="float" office:value="0.990813">
            <text:p>0.990813</text:p>
          </table:table-cell>
          <table:table-cell office:value-type="float" office:value="0.981406">
            <text:p>0.981406</text:p>
          </table:table-cell>
          <table:table-cell office:value-type="float" office:value="0.97656">
            <text:p>0.97656</text:p>
          </table:table-cell>
          <table:table-cell office:value-type="float" office:value="0.97398">
            <text:p>0.9739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835599">
            <text:p>3.835599</text:p>
          </table:table-cell>
          <table:table-cell office:value-type="float" office:value="6.328963">
            <text:p>6.328963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11_T42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30724652">
            <text:p>30724652</text:p>
          </table:table-cell>
          <table:table-cell table:number-columns-repeated="2" office:value-type="float" office:value="1">
            <text:p>1</text:p>
          </table:table-cell>
          <table:table-cell office:value-type="float" office:value="27796698">
            <text:p>27796698</text:p>
          </table:table-cell>
          <table:table-cell office:value-type="float" office:value="0.904703">
            <text:p>0.904703</text:p>
          </table:table-cell>
          <table:table-cell office:value-type="float" office:value="2791516136">
            <text:p>2791516136</text:p>
          </table:table-cell>
          <table:table-cell office:value-type="float" office:value="688887115">
            <text:p>688887115</text:p>
          </table:table-cell>
          <table:table-cell office:value-type="float" office:value="266780067">
            <text:p>266780067</text:p>
          </table:table-cell>
          <table:table-cell office:value-type="float" office:value="1835848954">
            <text:p>1835848954</text:p>
          </table:table-cell>
          <table:table-cell office:value-type="float" office:value="688887115">
            <text:p>688887115</text:p>
          </table:table-cell>
          <table:table-cell office:value-type="float" office:value="0.342347">
            <text:p>0.342347</text:p>
          </table:table-cell>
          <table:table-cell office:value-type="float" office:value="0.657653">
            <text:p>0.657653</text:p>
          </table:table-cell>
          <table:table-cell office:value-type="float" office:value="0.720844">
            <text:p>0.720844</text:p>
          </table:table-cell>
          <table:table-cell office:value-type="float" office:value="1127.827381">
            <text:p>1127.827381</text:p>
          </table:table-cell>
          <table:table-cell office:value-type="float" office:value="1142.351487">
            <text:p>1142.351487</text:p>
          </table:table-cell>
          <table:table-cell table:number-columns-repeated="2" office:value-type="float" office:value="0.221993">
            <text:p>0.221993</text:p>
          </table:table-cell>
          <table:table-cell office:value-type="float" office:value="218.847536">
            <text:p>218.847536</text:p>
          </table:table-cell>
          <table:table-cell office:value-type="float" office:value="0.001645">
            <text:p>0.001645</text:p>
          </table:table-cell>
          <table:table-cell office:value-type="float" office:value="1.932913">
            <text:p>1.932913</text:p>
          </table:table-cell>
          <table:table-cell office:value-type="float" office:value="0.993717">
            <text:p>0.993717</text:p>
          </table:table-cell>
          <table:table-cell office:value-type="float" office:value="0.986804">
            <text:p>0.986804</text:p>
          </table:table-cell>
          <table:table-cell office:value-type="float" office:value="0.982655">
            <text:p>0.982655</text:p>
          </table:table-cell>
          <table:table-cell office:value-type="float" office:value="0.98062">
            <text:p>0.9806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178281">
            <text:p>4.178281</text:p>
          </table:table-cell>
          <table:table-cell office:value-type="float" office:value="6.631449">
            <text:p>6.63144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12_T43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1338846">
            <text:p>21338846</text:p>
          </table:table-cell>
          <table:table-cell table:number-columns-repeated="2" office:value-type="float" office:value="1">
            <text:p>1</text:p>
          </table:table-cell>
          <table:table-cell office:value-type="float" office:value="19079595">
            <text:p>19079595</text:p>
          </table:table-cell>
          <table:table-cell office:value-type="float" office:value="0.894125">
            <text:p>0.894125</text:p>
          </table:table-cell>
          <table:table-cell office:value-type="float" office:value="1916331049">
            <text:p>1916331049</text:p>
          </table:table-cell>
          <table:table-cell office:value-type="float" office:value="468956728">
            <text:p>468956728</text:p>
          </table:table-cell>
          <table:table-cell office:value-type="float" office:value="186613739">
            <text:p>186613739</text:p>
          </table:table-cell>
          <table:table-cell office:value-type="float" office:value="1260760582">
            <text:p>1260760582</text:p>
          </table:table-cell>
          <table:table-cell office:value-type="float" office:value="468956728">
            <text:p>468956728</text:p>
          </table:table-cell>
          <table:table-cell office:value-type="float" office:value="0.342097">
            <text:p>0.342097</text:p>
          </table:table-cell>
          <table:table-cell office:value-type="float" office:value="0.657903">
            <text:p>0.657903</text:p>
          </table:table-cell>
          <table:table-cell office:value-type="float" office:value="0.715341">
            <text:p>0.715341</text:p>
          </table:table-cell>
          <table:table-cell office:value-type="float" office:value="767.763291">
            <text:p>767.763291</text:p>
          </table:table-cell>
          <table:table-cell office:value-type="float" office:value="778.631029">
            <text:p>778.631029</text:p>
          </table:table-cell>
          <table:table-cell table:number-columns-repeated="2" office:value-type="float" office:value="0.217591">
            <text:p>0.217591</text:p>
          </table:table-cell>
          <table:table-cell office:value-type="float" office:value="217.01811">
            <text:p>217.01811</text:p>
          </table:table-cell>
          <table:table-cell office:value-type="float" office:value="0.004276">
            <text:p>0.004276</text:p>
          </table:table-cell>
          <table:table-cell office:value-type="float" office:value="1.951456">
            <text:p>1.951456</text:p>
          </table:table-cell>
          <table:table-cell office:value-type="float" office:value="0.992884">
            <text:p>0.992884</text:p>
          </table:table-cell>
          <table:table-cell office:value-type="float" office:value="0.984416">
            <text:p>0.984416</text:p>
          </table:table-cell>
          <table:table-cell office:value-type="float" office:value="0.979795">
            <text:p>0.979795</text:p>
          </table:table-cell>
          <table:table-cell office:value-type="float" office:value="0.976198">
            <text:p>0.97619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262408">
            <text:p>4.262408</text:p>
          </table:table-cell>
          <table:table-cell office:value-type="float" office:value="6.390451">
            <text:p>6.39045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64_T44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1943669">
            <text:p>21943669</text:p>
          </table:table-cell>
          <table:table-cell table:number-columns-repeated="2" office:value-type="float" office:value="1">
            <text:p>1</text:p>
          </table:table-cell>
          <table:table-cell office:value-type="float" office:value="19731709">
            <text:p>19731709</text:p>
          </table:table-cell>
          <table:table-cell office:value-type="float" office:value="0.899198">
            <text:p>0.899198</text:p>
          </table:table-cell>
          <table:table-cell office:value-type="float" office:value="1981589291">
            <text:p>1981589291</text:p>
          </table:table-cell>
          <table:table-cell office:value-type="float" office:value="501245446">
            <text:p>501245446</text:p>
          </table:table-cell>
          <table:table-cell office:value-type="float" office:value="187947460">
            <text:p>187947460</text:p>
          </table:table-cell>
          <table:table-cell office:value-type="float" office:value="1292396385">
            <text:p>1292396385</text:p>
          </table:table-cell>
          <table:table-cell office:value-type="float" office:value="501245446">
            <text:p>501245446</text:p>
          </table:table-cell>
          <table:table-cell office:value-type="float" office:value="0.347798">
            <text:p>0.347798</text:p>
          </table:table-cell>
          <table:table-cell office:value-type="float" office:value="0.652202">
            <text:p>0.652202</text:p>
          </table:table-cell>
          <table:table-cell office:value-type="float" office:value="0.727293">
            <text:p>0.727293</text:p>
          </table:table-cell>
          <table:table-cell office:value-type="float" office:value="820.625508">
            <text:p>820.625508</text:p>
          </table:table-cell>
          <table:table-cell office:value-type="float" office:value="832.321768">
            <text:p>832.321768</text:p>
          </table:table-cell>
          <table:table-cell table:number-columns-repeated="2" office:value-type="float" office:value="0.226162">
            <text:p>0.226162</text:p>
          </table:table-cell>
          <table:table-cell office:value-type="float" office:value="224.321312">
            <text:p>224.321312</text:p>
          </table:table-cell>
          <table:table-cell office:value-type="float" office:value="0.003947">
            <text:p>0.003947</text:p>
          </table:table-cell>
          <table:table-cell office:value-type="float" office:value="1.9912">
            <text:p>1.9912</text:p>
          </table:table-cell>
          <table:table-cell office:value-type="float" office:value="0.992233">
            <text:p>0.992233</text:p>
          </table:table-cell>
          <table:table-cell office:value-type="float" office:value="0.982388">
            <text:p>0.982388</text:p>
          </table:table-cell>
          <table:table-cell office:value-type="float" office:value="0.976085">
            <text:p>0.976085</text:p>
          </table:table-cell>
          <table:table-cell office:value-type="float" office:value="0.972322">
            <text:p>0.97232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109326">
            <text:p>4.109326</text:p>
          </table:table-cell>
          <table:table-cell office:value-type="float" office:value="6.59447">
            <text:p>6.5944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74_T45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2330153">
            <text:p>22330153</text:p>
          </table:table-cell>
          <table:table-cell table:number-columns-repeated="2" office:value-type="float" office:value="1">
            <text:p>1</text:p>
          </table:table-cell>
          <table:table-cell office:value-type="float" office:value="20102539">
            <text:p>20102539</text:p>
          </table:table-cell>
          <table:table-cell office:value-type="float" office:value="0.900242">
            <text:p>0.900242</text:p>
          </table:table-cell>
          <table:table-cell office:value-type="float" office:value="2019226973">
            <text:p>2019226973</text:p>
          </table:table-cell>
          <table:table-cell office:value-type="float" office:value="528197032">
            <text:p>528197032</text:p>
          </table:table-cell>
          <table:table-cell office:value-type="float" office:value="203580220">
            <text:p>203580220</text:p>
          </table:table-cell>
          <table:table-cell office:value-type="float" office:value="1287449721">
            <text:p>1287449721</text:p>
          </table:table-cell>
          <table:table-cell office:value-type="float" office:value="528197032">
            <text:p>528197032</text:p>
          </table:table-cell>
          <table:table-cell office:value-type="float" office:value="0.362405">
            <text:p>0.362405</text:p>
          </table:table-cell>
          <table:table-cell office:value-type="float" office:value="0.637595">
            <text:p>0.637595</text:p>
          </table:table-cell>
          <table:table-cell office:value-type="float" office:value="0.7218">
            <text:p>0.7218</text:p>
          </table:table-cell>
          <table:table-cell office:value-type="float" office:value="864.749917">
            <text:p>864.749917</text:p>
          </table:table-cell>
          <table:table-cell office:value-type="float" office:value="877.556243">
            <text:p>877.556243</text:p>
          </table:table-cell>
          <table:table-cell table:number-columns-repeated="2" office:value-type="float" office:value="0.234198">
            <text:p>0.234198</text:p>
          </table:table-cell>
          <table:table-cell office:value-type="float" office:value="231.976803">
            <text:p>231.976803</text:p>
          </table:table-cell>
          <table:table-cell office:value-type="float" office:value="0.005592">
            <text:p>0.005592</text:p>
          </table:table-cell>
          <table:table-cell office:value-type="float" office:value="1.963213">
            <text:p>1.963213</text:p>
          </table:table-cell>
          <table:table-cell office:value-type="float" office:value="0.991453">
            <text:p>0.991453</text:p>
          </table:table-cell>
          <table:table-cell office:value-type="float" office:value="0.983776">
            <text:p>0.983776</text:p>
          </table:table-cell>
          <table:table-cell office:value-type="float" office:value="0.980676">
            <text:p>0.980676</text:p>
          </table:table-cell>
          <table:table-cell office:value-type="float" office:value="0.978162">
            <text:p>0.97816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900769">
            <text:p>4.900769</text:p>
          </table:table-cell>
          <table:table-cell office:value-type="float" office:value="6.10247">
            <text:p>6.1024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81_T46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8759378">
            <text:p>28759378</text:p>
          </table:table-cell>
          <table:table-cell table:number-columns-repeated="2" office:value-type="float" office:value="1">
            <text:p>1</text:p>
          </table:table-cell>
          <table:table-cell office:value-type="float" office:value="24898117">
            <text:p>24898117</text:p>
          </table:table-cell>
          <table:table-cell office:value-type="float" office:value="0.865739">
            <text:p>0.865739</text:p>
          </table:table-cell>
          <table:table-cell office:value-type="float" office:value="2500658320">
            <text:p>2500658320</text:p>
          </table:table-cell>
          <table:table-cell office:value-type="float" office:value="643156001">
            <text:p>643156001</text:p>
          </table:table-cell>
          <table:table-cell office:value-type="float" office:value="238966139">
            <text:p>238966139</text:p>
          </table:table-cell>
          <table:table-cell office:value-type="float" office:value="1618536180">
            <text:p>1618536180</text:p>
          </table:table-cell>
          <table:table-cell office:value-type="float" office:value="643156001">
            <text:p>643156001</text:p>
          </table:table-cell>
          <table:table-cell office:value-type="float" office:value="0.352756">
            <text:p>0.352756</text:p>
          </table:table-cell>
          <table:table-cell office:value-type="float" office:value="0.647244">
            <text:p>0.647244</text:p>
          </table:table-cell>
          <table:table-cell office:value-type="float" office:value="0.729101">
            <text:p>0.729101</text:p>
          </table:table-cell>
          <table:table-cell office:value-type="float" office:value="1052.957637">
            <text:p>1052.957637</text:p>
          </table:table-cell>
          <table:table-cell office:value-type="float" office:value="1068.833179">
            <text:p>1068.833179</text:p>
          </table:table-cell>
          <table:table-cell table:number-columns-repeated="2" office:value-type="float" office:value="0.221419">
            <text:p>0.221419</text:p>
          </table:table-cell>
          <table:table-cell office:value-type="float" office:value="228.084468">
            <text:p>228.084468</text:p>
          </table:table-cell>
          <table:table-cell office:value-type="float" office:value="0.006908">
            <text:p>0.006908</text:p>
          </table:table-cell>
          <table:table-cell office:value-type="float" office:value="1.990378">
            <text:p>1.990378</text:p>
          </table:table-cell>
          <table:table-cell office:value-type="float" office:value="0.992667">
            <text:p>0.992667</text:p>
          </table:table-cell>
          <table:table-cell office:value-type="float" office:value="0.982432">
            <text:p>0.982432</text:p>
          </table:table-cell>
          <table:table-cell office:value-type="float" office:value="0.978402">
            <text:p>0.978402</text:p>
          </table:table-cell>
          <table:table-cell office:value-type="float" office:value="0.975772">
            <text:p>0.97577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655491">
            <text:p>4.655491</text:p>
          </table:table-cell>
          <table:table-cell office:value-type="float" office:value="6.171113">
            <text:p>6.171113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82_T47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6175645">
            <text:p>26175645</text:p>
          </table:table-cell>
          <table:table-cell table:number-columns-repeated="2" office:value-type="float" office:value="1">
            <text:p>1</text:p>
          </table:table-cell>
          <table:table-cell office:value-type="float" office:value="23712907">
            <text:p>23712907</text:p>
          </table:table-cell>
          <table:table-cell office:value-type="float" office:value="0.905915">
            <text:p>0.905915</text:p>
          </table:table-cell>
          <table:table-cell office:value-type="float" office:value="2381221038">
            <text:p>2381221038</text:p>
          </table:table-cell>
          <table:table-cell office:value-type="float" office:value="612040810">
            <text:p>612040810</text:p>
          </table:table-cell>
          <table:table-cell office:value-type="float" office:value="226566651">
            <text:p>226566651</text:p>
          </table:table-cell>
          <table:table-cell office:value-type="float" office:value="1542613577">
            <text:p>1542613577</text:p>
          </table:table-cell>
          <table:table-cell office:value-type="float" office:value="612040810">
            <text:p>612040810</text:p>
          </table:table-cell>
          <table:table-cell office:value-type="float" office:value="0.352175">
            <text:p>0.352175</text:p>
          </table:table-cell>
          <table:table-cell office:value-type="float" office:value="0.647825">
            <text:p>0.647825</text:p>
          </table:table-cell>
          <table:table-cell office:value-type="float" office:value="0.72983">
            <text:p>0.72983</text:p>
          </table:table-cell>
          <table:table-cell office:value-type="float" office:value="1002.016686">
            <text:p>1002.016686</text:p>
          </table:table-cell>
          <table:table-cell office:value-type="float" office:value="1015.774221">
            <text:p>1015.774221</text:p>
          </table:table-cell>
          <table:table-cell table:number-columns-repeated="2" office:value-type="float" office:value="0.231506">
            <text:p>0.231506</text:p>
          </table:table-cell>
          <table:table-cell office:value-type="float" office:value="227.936782">
            <text:p>227.936782</text:p>
          </table:table-cell>
          <table:table-cell office:value-type="float" office:value="0.004605">
            <text:p>0.004605</text:p>
          </table:table-cell>
          <table:table-cell office:value-type="float" office:value="2.039707">
            <text:p>2.039707</text:p>
          </table:table-cell>
          <table:table-cell office:value-type="float" office:value="0.992627">
            <text:p>0.992627</text:p>
          </table:table-cell>
          <table:table-cell office:value-type="float" office:value="0.982183">
            <text:p>0.982183</text:p>
          </table:table-cell>
          <table:table-cell office:value-type="float" office:value="0.977832">
            <text:p>0.977832</text:p>
          </table:table-cell>
          <table:table-cell office:value-type="float" office:value="0.975337">
            <text:p>0.97533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.7044">
            <text:p>6.7044</text:p>
          </table:table-cell>
          <table:table-cell office:value-type="float" office:value="4.969871">
            <text:p>4.96987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83_T48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9712514">
            <text:p>19712514</text:p>
          </table:table-cell>
          <table:table-cell table:number-columns-repeated="2" office:value-type="float" office:value="1">
            <text:p>1</text:p>
          </table:table-cell>
          <table:table-cell office:value-type="float" office:value="17799548">
            <text:p>17799548</text:p>
          </table:table-cell>
          <table:table-cell office:value-type="float" office:value="0.902957">
            <text:p>0.902957</text:p>
          </table:table-cell>
          <table:table-cell office:value-type="float" office:value="1788296410">
            <text:p>1788296410</text:p>
          </table:table-cell>
          <table:table-cell office:value-type="float" office:value="483793714">
            <text:p>483793714</text:p>
          </table:table-cell>
          <table:table-cell office:value-type="float" office:value="186311316">
            <text:p>186311316</text:p>
          </table:table-cell>
          <table:table-cell office:value-type="float" office:value="1118191380">
            <text:p>1118191380</text:p>
          </table:table-cell>
          <table:table-cell office:value-type="float" office:value="483793714">
            <text:p>483793714</text:p>
          </table:table-cell>
          <table:table-cell office:value-type="float" office:value="0.374717">
            <text:p>0.374717</text:p>
          </table:table-cell>
          <table:table-cell office:value-type="float" office:value="0.625283">
            <text:p>0.625283</text:p>
          </table:table-cell>
          <table:table-cell office:value-type="float" office:value="0.721967">
            <text:p>0.721967</text:p>
          </table:table-cell>
          <table:table-cell office:value-type="float" office:value="792.054004">
            <text:p>792.054004</text:p>
          </table:table-cell>
          <table:table-cell office:value-type="float" office:value="804.143061">
            <text:p>804.143061</text:p>
          </table:table-cell>
          <table:table-cell table:number-columns-repeated="2" office:value-type="float" office:value="0.242995">
            <text:p>0.242995</text:p>
          </table:table-cell>
          <table:table-cell office:value-type="float" office:value="239.913374">
            <text:p>239.913374</text:p>
          </table:table-cell>
          <table:table-cell office:value-type="float" office:value="0.005921">
            <text:p>0.005921</text:p>
          </table:table-cell>
          <table:table-cell office:value-type="float" office:value="1.937694">
            <text:p>1.937694</text:p>
          </table:table-cell>
          <table:table-cell office:value-type="float" office:value="0.990436">
            <text:p>0.990436</text:p>
          </table:table-cell>
          <table:table-cell office:value-type="float" office:value="0.980476">
            <text:p>0.980476</text:p>
          </table:table-cell>
          <table:table-cell office:value-type="float" office:value="0.97682">
            <text:p>0.97682</text:p>
          </table:table-cell>
          <table:table-cell office:value-type="float" office:value="0.974575">
            <text:p>0.97457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140087">
            <text:p>4.140087</text:p>
          </table:table-cell>
          <table:table-cell office:value-type="float" office:value="6.376309">
            <text:p>6.37630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84_T49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8212795">
            <text:p>18212795</text:p>
          </table:table-cell>
          <table:table-cell table:number-columns-repeated="2" office:value-type="float" office:value="1">
            <text:p>1</text:p>
          </table:table-cell>
          <table:table-cell office:value-type="float" office:value="16148687">
            <text:p>16148687</text:p>
          </table:table-cell>
          <table:table-cell office:value-type="float" office:value="0.886667">
            <text:p>0.886667</text:p>
          </table:table-cell>
          <table:table-cell office:value-type="float" office:value="1621086389">
            <text:p>1621086389</text:p>
          </table:table-cell>
          <table:table-cell office:value-type="float" office:value="443303261">
            <text:p>443303261</text:p>
          </table:table-cell>
          <table:table-cell office:value-type="float" office:value="150597889">
            <text:p>150597889</text:p>
          </table:table-cell>
          <table:table-cell office:value-type="float" office:value="1027185239">
            <text:p>1027185239</text:p>
          </table:table-cell>
          <table:table-cell office:value-type="float" office:value="443303261">
            <text:p>443303261</text:p>
          </table:table-cell>
          <table:table-cell office:value-type="float" office:value="0.36636">
            <text:p>0.36636</text:p>
          </table:table-cell>
          <table:table-cell office:value-type="float" office:value="0.63364">
            <text:p>0.63364</text:p>
          </table:table-cell>
          <table:table-cell office:value-type="float" office:value="0.746426">
            <text:p>0.746426</text:p>
          </table:table-cell>
          <table:table-cell office:value-type="float" office:value="725.764128">
            <text:p>725.764128</text:p>
          </table:table-cell>
          <table:table-cell office:value-type="float" office:value="736.690838">
            <text:p>736.690838</text:p>
          </table:table-cell>
          <table:table-cell table:number-columns-repeated="2" office:value-type="float" office:value="0.240992">
            <text:p>0.240992</text:p>
          </table:table-cell>
          <table:table-cell office:value-type="float" office:value="242.509362">
            <text:p>242.509362</text:p>
          </table:table-cell>
          <table:table-cell office:value-type="float" office:value="0.006908">
            <text:p>0.006908</text:p>
          </table:table-cell>
          <table:table-cell office:value-type="float" office:value="2.199077">
            <text:p>2.199077</text:p>
          </table:table-cell>
          <table:table-cell office:value-type="float" office:value="0.990265">
            <text:p>0.990265</text:p>
          </table:table-cell>
          <table:table-cell office:value-type="float" office:value="0.981208">
            <text:p>0.981208</text:p>
          </table:table-cell>
          <table:table-cell office:value-type="float" office:value="0.97844">
            <text:p>0.97844</text:p>
          </table:table-cell>
          <table:table-cell office:value-type="float" office:value="0.97605">
            <text:p>0.9760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8.517111">
            <text:p>8.517111</text:p>
          </table:table-cell>
          <table:table-cell office:value-type="float" office:value="4.574226">
            <text:p>4.57422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N132_T50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7067354">
            <text:p>17067354</text:p>
          </table:table-cell>
          <table:table-cell table:number-columns-repeated="2" office:value-type="float" office:value="1">
            <text:p>1</text:p>
          </table:table-cell>
          <table:table-cell office:value-type="float" office:value="15127632">
            <text:p>15127632</text:p>
          </table:table-cell>
          <table:table-cell office:value-type="float" office:value="0.886349">
            <text:p>0.886349</text:p>
          </table:table-cell>
          <table:table-cell office:value-type="float" office:value="1518980578">
            <text:p>1518980578</text:p>
          </table:table-cell>
          <table:table-cell office:value-type="float" office:value="410556783">
            <text:p>410556783</text:p>
          </table:table-cell>
          <table:table-cell office:value-type="float" office:value="148993160">
            <text:p>148993160</text:p>
          </table:table-cell>
          <table:table-cell office:value-type="float" office:value="959430635">
            <text:p>959430635</text:p>
          </table:table-cell>
          <table:table-cell office:value-type="float" office:value="410556783">
            <text:p>410556783</text:p>
          </table:table-cell>
          <table:table-cell office:value-type="float" office:value="0.368372">
            <text:p>0.368372</text:p>
          </table:table-cell>
          <table:table-cell office:value-type="float" office:value="0.631628">
            <text:p>0.631628</text:p>
          </table:table-cell>
          <table:table-cell office:value-type="float" office:value="0.733727">
            <text:p>0.733727</text:p>
          </table:table-cell>
          <table:table-cell office:value-type="float" office:value="672.152478">
            <text:p>672.152478</text:p>
          </table:table-cell>
          <table:table-cell office:value-type="float" office:value="681.444662">
            <text:p>681.444662</text:p>
          </table:table-cell>
          <table:table-cell table:number-columns-repeated="2" office:value-type="float" office:value="0.238169">
            <text:p>0.238169</text:p>
          </table:table-cell>
          <table:table-cell office:value-type="float" office:value="239.69267">
            <text:p>239.69267</text:p>
          </table:table-cell>
          <table:table-cell office:value-type="float" office:value="0.004276">
            <text:p>0.004276</text:p>
          </table:table-cell>
          <table:table-cell office:value-type="float" office:value="1.952564">
            <text:p>1.952564</text:p>
          </table:table-cell>
          <table:table-cell office:value-type="float" office:value="0.990606">
            <text:p>0.990606</text:p>
          </table:table-cell>
          <table:table-cell office:value-type="float" office:value="0.981857">
            <text:p>0.981857</text:p>
          </table:table-cell>
          <table:table-cell office:value-type="float" office:value="0.978568">
            <text:p>0.978568</text:p>
          </table:table-cell>
          <table:table-cell office:value-type="float" office:value="0.975192">
            <text:p>0.97519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191167">
            <text:p>4.191167</text:p>
          </table:table-cell>
          <table:table-cell office:value-type="float" office:value="6.409836">
            <text:p>6.40983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N141_T51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8646797">
            <text:p>18646797</text:p>
          </table:table-cell>
          <table:table-cell table:number-columns-repeated="2" office:value-type="float" office:value="1">
            <text:p>1</text:p>
          </table:table-cell>
          <table:table-cell office:value-type="float" office:value="11889475">
            <text:p>11889475</text:p>
          </table:table-cell>
          <table:table-cell office:value-type="float" office:value="0.637615">
            <text:p>0.637615</text:p>
          </table:table-cell>
          <table:table-cell office:value-type="float" office:value="1191643473">
            <text:p>1191643473</text:p>
          </table:table-cell>
          <table:table-cell office:value-type="float" office:value="247180112">
            <text:p>247180112</text:p>
          </table:table-cell>
          <table:table-cell office:value-type="float" office:value="115306034">
            <text:p>115306034</text:p>
          </table:table-cell>
          <table:table-cell office:value-type="float" office:value="829157327">
            <text:p>829157327</text:p>
          </table:table-cell>
          <table:table-cell office:value-type="float" office:value="247180112">
            <text:p>247180112</text:p>
          </table:table-cell>
          <table:table-cell office:value-type="float" office:value="0.30419">
            <text:p>0.30419</text:p>
          </table:table-cell>
          <table:table-cell office:value-type="float" office:value="0.69581">
            <text:p>0.69581</text:p>
          </table:table-cell>
          <table:table-cell office:value-type="float" office:value="0.681902">
            <text:p>0.681902</text:p>
          </table:table-cell>
          <table:table-cell office:value-type="float" office:value="404.676604">
            <text:p>404.676604</text:p>
          </table:table-cell>
          <table:table-cell office:value-type="float" office:value="411.032476">
            <text:p>411.032476</text:p>
          </table:table-cell>
          <table:table-cell table:number-columns-repeated="2" office:value-type="float" office:value="0.131247">
            <text:p>0.131247</text:p>
          </table:table-cell>
          <table:table-cell office:value-type="float" office:value="183.950481">
            <text:p>183.950481</text:p>
          </table:table-cell>
          <table:table-cell office:value-type="float" office:value="0.007895">
            <text:p>0.007895</text:p>
          </table:table-cell>
          <table:table-cell office:value-type="float" office:value="1.859875">
            <text:p>1.859875</text:p>
          </table:table-cell>
          <table:table-cell office:value-type="float" office:value="0.98904">
            <text:p>0.98904</text:p>
          </table:table-cell>
          <table:table-cell office:value-type="float" office:value="0.978084">
            <text:p>0.978084</text:p>
          </table:table-cell>
          <table:table-cell office:value-type="float" office:value="0.973979">
            <text:p>0.973979</text:p>
          </table:table-cell>
          <table:table-cell office:value-type="float" office:value="0.970408">
            <text:p>0.97040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426803">
            <text:p>3.426803</text:p>
          </table:table-cell>
          <table:table-cell office:value-type="float" office:value="6.358277">
            <text:p>6.35827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N153_T52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9102948">
            <text:p>9102948</text:p>
          </table:table-cell>
          <table:table-cell table:number-columns-repeated="2" office:value-type="float" office:value="1">
            <text:p>1</text:p>
          </table:table-cell>
          <table:table-cell office:value-type="float" office:value="7505864">
            <text:p>7505864</text:p>
          </table:table-cell>
          <table:table-cell office:value-type="float" office:value="0.824553">
            <text:p>0.824553</text:p>
          </table:table-cell>
          <table:table-cell office:value-type="float" office:value="752744862">
            <text:p>752744862</text:p>
          </table:table-cell>
          <table:table-cell office:value-type="float" office:value="166873852">
            <text:p>166873852</text:p>
          </table:table-cell>
          <table:table-cell office:value-type="float" office:value="78616383">
            <text:p>78616383</text:p>
          </table:table-cell>
          <table:table-cell office:value-type="float" office:value="507254627">
            <text:p>507254627</text:p>
          </table:table-cell>
          <table:table-cell office:value-type="float" office:value="166873852">
            <text:p>166873852</text:p>
          </table:table-cell>
          <table:table-cell office:value-type="float" office:value="0.326127">
            <text:p>0.326127</text:p>
          </table:table-cell>
          <table:table-cell office:value-type="float" office:value="0.673873">
            <text:p>0.673873</text:p>
          </table:table-cell>
          <table:table-cell office:value-type="float" office:value="0.679758">
            <text:p>0.679758</text:p>
          </table:table-cell>
          <table:table-cell office:value-type="float" office:value="273.201364">
            <text:p>273.201364</text:p>
          </table:table-cell>
          <table:table-cell office:value-type="float" office:value="278.355867">
            <text:p>278.355867</text:p>
          </table:table-cell>
          <table:table-cell table:number-columns-repeated="2" office:value-type="float" office:value="0.181503">
            <text:p>0.181503</text:p>
          </table:table-cell>
          <table:table-cell office:value-type="float" office:value="196.595799">
            <text:p>196.595799</text:p>
          </table:table-cell>
          <table:table-cell office:value-type="float" office:value="0.012829">
            <text:p>0.012829</text:p>
          </table:table-cell>
          <table:table-cell office:value-type="float" office:value="1.855706">
            <text:p>1.855706</text:p>
          </table:table-cell>
          <table:table-cell office:value-type="float" office:value="0.985502">
            <text:p>0.985502</text:p>
          </table:table-cell>
          <table:table-cell office:value-type="float" office:value="0.972849">
            <text:p>0.972849</text:p>
          </table:table-cell>
          <table:table-cell office:value-type="float" office:value="0.967841">
            <text:p>0.967841</text:p>
          </table:table-cell>
          <table:table-cell office:value-type="float" office:value="0.959991">
            <text:p>0.95999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43047">
            <text:p>3.43047</text:p>
          </table:table-cell>
          <table:table-cell office:value-type="float" office:value="6.625768">
            <text:p>6.625768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N163_T53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6121216">
            <text:p>6121216</text:p>
          </table:table-cell>
          <table:table-cell table:number-columns-repeated="2" office:value-type="float" office:value="1">
            <text:p>1</text:p>
          </table:table-cell>
          <table:table-cell office:value-type="float" office:value="4388846">
            <text:p>4388846</text:p>
          </table:table-cell>
          <table:table-cell office:value-type="float" office:value="0.716989">
            <text:p>0.716989</text:p>
          </table:table-cell>
          <table:table-cell office:value-type="float" office:value="439981804">
            <text:p>439981804</text:p>
          </table:table-cell>
          <table:table-cell office:value-type="float" office:value="104458717">
            <text:p>104458717</text:p>
          </table:table-cell>
          <table:table-cell office:value-type="float" office:value="44295956">
            <text:p>44295956</text:p>
          </table:table-cell>
          <table:table-cell office:value-type="float" office:value="291227131">
            <text:p>291227131</text:p>
          </table:table-cell>
          <table:table-cell office:value-type="float" office:value="104458717">
            <text:p>104458717</text:p>
          </table:table-cell>
          <table:table-cell office:value-type="float" office:value="0.338093">
            <text:p>0.338093</text:p>
          </table:table-cell>
          <table:table-cell office:value-type="float" office:value="0.661907">
            <text:p>0.661907</text:p>
          </table:table-cell>
          <table:table-cell office:value-type="float" office:value="0.702221">
            <text:p>0.702221</text:p>
          </table:table-cell>
          <table:table-cell office:value-type="float" office:value="171.016991">
            <text:p>171.016991</text:p>
          </table:table-cell>
          <table:table-cell office:value-type="float" office:value="174.287568">
            <text:p>174.287568</text:p>
          </table:table-cell>
          <table:table-cell table:number-columns-repeated="2" office:value-type="float" office:value="0.168961">
            <text:p>0.168961</text:p>
          </table:table-cell>
          <table:table-cell office:value-type="float" office:value="210.544409">
            <text:p>210.544409</text:p>
          </table:table-cell>
          <table:table-cell office:value-type="float" office:value="0.014803">
            <text:p>0.014803</text:p>
          </table:table-cell>
          <table:table-cell office:value-type="float" office:value="1.915248">
            <text:p>1.915248</text:p>
          </table:table-cell>
          <table:table-cell office:value-type="float" office:value="0.985033">
            <text:p>0.985033</text:p>
          </table:table-cell>
          <table:table-cell office:value-type="float" office:value="0.972619">
            <text:p>0.972619</text:p>
          </table:table-cell>
          <table:table-cell office:value-type="float" office:value="0.959698">
            <text:p>0.959698</text:p>
          </table:table-cell>
          <table:table-cell office:value-type="float" office:value="0.941751">
            <text:p>0.94175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15949">
            <text:p>4.15949</text:p>
          </table:table-cell>
          <table:table-cell office:value-type="float" office:value="6.349769">
            <text:p>6.34976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N184_T54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8240073">
            <text:p>8240073</text:p>
          </table:table-cell>
          <table:table-cell table:number-columns-repeated="2" office:value-type="float" office:value="1">
            <text:p>1</text:p>
          </table:table-cell>
          <table:table-cell office:value-type="float" office:value="5850779">
            <text:p>5850779</text:p>
          </table:table-cell>
          <table:table-cell office:value-type="float" office:value="0.71004">
            <text:p>0.71004</text:p>
          </table:table-cell>
          <table:table-cell office:value-type="float" office:value="586333355">
            <text:p>586333355</text:p>
          </table:table-cell>
          <table:table-cell office:value-type="float" office:value="132505613">
            <text:p>132505613</text:p>
          </table:table-cell>
          <table:table-cell office:value-type="float" office:value="60822996">
            <text:p>60822996</text:p>
          </table:table-cell>
          <table:table-cell office:value-type="float" office:value="393004746">
            <text:p>393004746</text:p>
          </table:table-cell>
          <table:table-cell office:value-type="float" office:value="132505613">
            <text:p>132505613</text:p>
          </table:table-cell>
          <table:table-cell office:value-type="float" office:value="0.329725">
            <text:p>0.329725</text:p>
          </table:table-cell>
          <table:table-cell office:value-type="float" office:value="0.670275">
            <text:p>0.670275</text:p>
          </table:table-cell>
          <table:table-cell office:value-type="float" office:value="0.685391">
            <text:p>0.685391</text:p>
          </table:table-cell>
          <table:table-cell office:value-type="float" office:value="216.934611">
            <text:p>216.934611</text:p>
          </table:table-cell>
          <table:table-cell office:value-type="float" office:value="220.602967">
            <text:p>220.602967</text:p>
          </table:table-cell>
          <table:table-cell table:number-columns-repeated="2" office:value-type="float" office:value="0.159214">
            <text:p>0.159214</text:p>
          </table:table-cell>
          <table:table-cell office:value-type="float" office:value="200.411859">
            <text:p>200.411859</text:p>
          </table:table-cell>
          <table:table-cell office:value-type="float" office:value="0.007895">
            <text:p>0.007895</text:p>
          </table:table-cell>
          <table:table-cell office:value-type="float" office:value="1.869517">
            <text:p>1.869517</text:p>
          </table:table-cell>
          <table:table-cell office:value-type="float" office:value="0.989669">
            <text:p>0.989669</text:p>
          </table:table-cell>
          <table:table-cell office:value-type="float" office:value="0.980794">
            <text:p>0.980794</text:p>
          </table:table-cell>
          <table:table-cell office:value-type="float" office:value="0.972059">
            <text:p>0.972059</text:p>
          </table:table-cell>
          <table:table-cell office:value-type="float" office:value="0.959641">
            <text:p>0.95964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020609">
            <text:p>4.020609</text:p>
          </table:table-cell>
          <table:table-cell office:value-type="float" office:value="6.824582">
            <text:p>6.824582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N208_T55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9323696">
            <text:p>9323696</text:p>
          </table:table-cell>
          <table:table-cell table:number-columns-repeated="2" office:value-type="float" office:value="1">
            <text:p>1</text:p>
          </table:table-cell>
          <table:table-cell office:value-type="float" office:value="6903567">
            <text:p>6903567</text:p>
          </table:table-cell>
          <table:table-cell office:value-type="float" office:value="0.740432">
            <text:p>0.740432</text:p>
          </table:table-cell>
          <table:table-cell office:value-type="float" office:value="692246639">
            <text:p>692246639</text:p>
          </table:table-cell>
          <table:table-cell office:value-type="float" office:value="155311288">
            <text:p>155311288</text:p>
          </table:table-cell>
          <table:table-cell office:value-type="float" office:value="67275718">
            <text:p>67275718</text:p>
          </table:table-cell>
          <table:table-cell office:value-type="float" office:value="469659633">
            <text:p>469659633</text:p>
          </table:table-cell>
          <table:table-cell office:value-type="float" office:value="155311288">
            <text:p>155311288</text:p>
          </table:table-cell>
          <table:table-cell office:value-type="float" office:value="0.321543">
            <text:p>0.321543</text:p>
          </table:table-cell>
          <table:table-cell office:value-type="float" office:value="0.678457">
            <text:p>0.678457</text:p>
          </table:table-cell>
          <table:table-cell office:value-type="float" office:value="0.697755">
            <text:p>0.697755</text:p>
          </table:table-cell>
          <table:table-cell office:value-type="float" office:value="254.271447">
            <text:p>254.271447</text:p>
          </table:table-cell>
          <table:table-cell office:value-type="float" office:value="258.293847">
            <text:p>258.293847</text:p>
          </table:table-cell>
          <table:table-cell table:number-columns-repeated="2" office:value-type="float" office:value="0.164928">
            <text:p>0.164928</text:p>
          </table:table-cell>
          <table:table-cell office:value-type="float" office:value="198.964643">
            <text:p>198.964643</text:p>
          </table:table-cell>
          <table:table-cell office:value-type="float" office:value="0.007566">
            <text:p>0.007566</text:p>
          </table:table-cell>
          <table:table-cell office:value-type="float" office:value="1.927566">
            <text:p>1.927566</text:p>
          </table:table-cell>
          <table:table-cell office:value-type="float" office:value="0.987824">
            <text:p>0.987824</text:p>
          </table:table-cell>
          <table:table-cell office:value-type="float" office:value="0.974899">
            <text:p>0.974899</text:p>
          </table:table-cell>
          <table:table-cell office:value-type="float" office:value="0.967389">
            <text:p>0.967389</text:p>
          </table:table-cell>
          <table:table-cell office:value-type="float" office:value="0.956857">
            <text:p>0.95685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649561">
            <text:p>3.649561</text:p>
          </table:table-cell>
          <table:table-cell office:value-type="float" office:value="6.731884">
            <text:p>6.731884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L.ped._N224_T56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7978242">
            <text:p>7978242</text:p>
          </table:table-cell>
          <table:table-cell table:number-columns-repeated="2" office:value-type="float" office:value="1">
            <text:p>1</text:p>
          </table:table-cell>
          <table:table-cell office:value-type="float" office:value="6062849">
            <text:p>6062849</text:p>
          </table:table-cell>
          <table:table-cell office:value-type="float" office:value="0.759923">
            <text:p>0.759923</text:p>
          </table:table-cell>
          <table:table-cell office:value-type="float" office:value="607930023">
            <text:p>607930023</text:p>
          </table:table-cell>
          <table:table-cell office:value-type="float" office:value="135599065">
            <text:p>135599065</text:p>
          </table:table-cell>
          <table:table-cell office:value-type="float" office:value="58902176">
            <text:p>58902176</text:p>
          </table:table-cell>
          <table:table-cell office:value-type="float" office:value="413428782">
            <text:p>413428782</text:p>
          </table:table-cell>
          <table:table-cell office:value-type="float" office:value="135599065">
            <text:p>135599065</text:p>
          </table:table-cell>
          <table:table-cell office:value-type="float" office:value="0.31994">
            <text:p>0.31994</text:p>
          </table:table-cell>
          <table:table-cell office:value-type="float" office:value="0.68006">
            <text:p>0.68006</text:p>
          </table:table-cell>
          <table:table-cell office:value-type="float" office:value="0.697163">
            <text:p>0.697163</text:p>
          </table:table-cell>
          <table:table-cell office:value-type="float" office:value="221.999127">
            <text:p>221.999127</text:p>
          </table:table-cell>
          <table:table-cell office:value-type="float" office:value="226.0507">
            <text:p>226.0507</text:p>
          </table:table-cell>
          <table:table-cell table:number-columns-repeated="2" office:value-type="float" office:value="0.168278">
            <text:p>0.168278</text:p>
          </table:table-cell>
          <table:table-cell office:value-type="float" office:value="197.804809">
            <text:p>197.804809</text:p>
          </table:table-cell>
          <table:table-cell office:value-type="float" office:value="0.010855">
            <text:p>0.010855</text:p>
          </table:table-cell>
          <table:table-cell office:value-type="float" office:value="1.868188">
            <text:p>1.868188</text:p>
          </table:table-cell>
          <table:table-cell office:value-type="float" office:value="0.985938">
            <text:p>0.985938</text:p>
          </table:table-cell>
          <table:table-cell office:value-type="float" office:value="0.969721">
            <text:p>0.969721</text:p>
          </table:table-cell>
          <table:table-cell office:value-type="float" office:value="0.96115">
            <text:p>0.96115</text:p>
          </table:table-cell>
          <table:table-cell office:value-type="float" office:value="0.948176">
            <text:p>0.94817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255049">
            <text:p>3.255049</text:p>
          </table:table-cell>
          <table:table-cell office:value-type="float" office:value="6.572874">
            <text:p>6.572874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138_T57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0106324">
            <text:p>10106324</text:p>
          </table:table-cell>
          <table:table-cell table:number-columns-repeated="2" office:value-type="float" office:value="1">
            <text:p>1</text:p>
          </table:table-cell>
          <table:table-cell office:value-type="float" office:value="7199304">
            <text:p>7199304</text:p>
          </table:table-cell>
          <table:table-cell office:value-type="float" office:value="0.712356">
            <text:p>0.712356</text:p>
          </table:table-cell>
          <table:table-cell office:value-type="float" office:value="722250901">
            <text:p>722250901</text:p>
          </table:table-cell>
          <table:table-cell office:value-type="float" office:value="163198636">
            <text:p>163198636</text:p>
          </table:table-cell>
          <table:table-cell office:value-type="float" office:value="71838136">
            <text:p>71838136</text:p>
          </table:table-cell>
          <table:table-cell office:value-type="float" office:value="487214129">
            <text:p>487214129</text:p>
          </table:table-cell>
          <table:table-cell office:value-type="float" office:value="163198636">
            <text:p>163198636</text:p>
          </table:table-cell>
          <table:table-cell office:value-type="float" office:value="0.325423">
            <text:p>0.325423</text:p>
          </table:table-cell>
          <table:table-cell office:value-type="float" office:value="0.674577">
            <text:p>0.674577</text:p>
          </table:table-cell>
          <table:table-cell office:value-type="float" office:value="0.694354">
            <text:p>0.694354</text:p>
          </table:table-cell>
          <table:table-cell office:value-type="float" office:value="267.1844">
            <text:p>267.1844</text:p>
          </table:table-cell>
          <table:table-cell office:value-type="float" office:value="271.567969">
            <text:p>271.567969</text:p>
          </table:table-cell>
          <table:table-cell table:number-columns-repeated="2" office:value-type="float" office:value="0.159883">
            <text:p>0.159883</text:p>
          </table:table-cell>
          <table:table-cell office:value-type="float" office:value="200.3836">
            <text:p>200.3836</text:p>
          </table:table-cell>
          <table:table-cell office:value-type="float" office:value="0.008882">
            <text:p>0.008882</text:p>
          </table:table-cell>
          <table:table-cell office:value-type="float" office:value="1.834919">
            <text:p>1.834919</text:p>
          </table:table-cell>
          <table:table-cell office:value-type="float" office:value="0.990578">
            <text:p>0.990578</text:p>
          </table:table-cell>
          <table:table-cell office:value-type="float" office:value="0.980946">
            <text:p>0.980946</text:p>
          </table:table-cell>
          <table:table-cell office:value-type="float" office:value="0.97561">
            <text:p>0.97561</text:p>
          </table:table-cell>
          <table:table-cell office:value-type="float" office:value="0.967264">
            <text:p>0.96726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365152">
            <text:p>4.365152</text:p>
          </table:table-cell>
          <table:table-cell office:value-type="float" office:value="5.65751">
            <text:p>5.6575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140_T58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0946312">
            <text:p>10946312</text:p>
          </table:table-cell>
          <table:table-cell table:number-columns-repeated="2" office:value-type="float" office:value="1">
            <text:p>1</text:p>
          </table:table-cell>
          <table:table-cell office:value-type="float" office:value="8732144">
            <text:p>8732144</text:p>
          </table:table-cell>
          <table:table-cell office:value-type="float" office:value="0.797725">
            <text:p>0.797725</text:p>
          </table:table-cell>
          <table:table-cell office:value-type="float" office:value="876596890">
            <text:p>876596890</text:p>
          </table:table-cell>
          <table:table-cell office:value-type="float" office:value="198898233">
            <text:p>198898233</text:p>
          </table:table-cell>
          <table:table-cell office:value-type="float" office:value="89634023">
            <text:p>89634023</text:p>
          </table:table-cell>
          <table:table-cell office:value-type="float" office:value="588064634">
            <text:p>588064634</text:p>
          </table:table-cell>
          <table:table-cell office:value-type="float" office:value="198898233">
            <text:p>198898233</text:p>
          </table:table-cell>
          <table:table-cell office:value-type="float" office:value="0.32915">
            <text:p>0.32915</text:p>
          </table:table-cell>
          <table:table-cell office:value-type="float" office:value="0.67085">
            <text:p>0.67085</text:p>
          </table:table-cell>
          <table:table-cell office:value-type="float" office:value="0.689345">
            <text:p>0.689345</text:p>
          </table:table-cell>
          <table:table-cell office:value-type="float" office:value="325.630816">
            <text:p>325.630816</text:p>
          </table:table-cell>
          <table:table-cell office:value-type="float" office:value="330.817451">
            <text:p>330.817451</text:p>
          </table:table-cell>
          <table:table-cell table:number-columns-repeated="2" office:value-type="float" office:value="0.179904">
            <text:p>0.179904</text:p>
          </table:table-cell>
          <table:table-cell office:value-type="float" office:value="201.217033">
            <text:p>201.217033</text:p>
          </table:table-cell>
          <table:table-cell office:value-type="float" office:value="0.007566">
            <text:p>0.007566</text:p>
          </table:table-cell>
          <table:table-cell office:value-type="float" office:value="1.827721">
            <text:p>1.827721</text:p>
          </table:table-cell>
          <table:table-cell office:value-type="float" office:value="0.990257">
            <text:p>0.990257</text:p>
          </table:table-cell>
          <table:table-cell office:value-type="float" office:value="0.983553">
            <text:p>0.983553</text:p>
          </table:table-cell>
          <table:table-cell office:value-type="float" office:value="0.978687">
            <text:p>0.978687</text:p>
          </table:table-cell>
          <table:table-cell office:value-type="float" office:value="0.973682">
            <text:p>0.97368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546696">
            <text:p>3.546696</text:p>
          </table:table-cell>
          <table:table-cell office:value-type="float" office:value="6.47167">
            <text:p>6.4716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141_T59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4826361">
            <text:p>14826361</text:p>
          </table:table-cell>
          <table:table-cell table:number-columns-repeated="2" office:value-type="float" office:value="1">
            <text:p>1</text:p>
          </table:table-cell>
          <table:table-cell office:value-type="float" office:value="11236888">
            <text:p>11236888</text:p>
          </table:table-cell>
          <table:table-cell office:value-type="float" office:value="0.757899">
            <text:p>0.757899</text:p>
          </table:table-cell>
          <table:table-cell office:value-type="float" office:value="1127467818">
            <text:p>1127467818</text:p>
          </table:table-cell>
          <table:table-cell office:value-type="float" office:value="249036963">
            <text:p>249036963</text:p>
          </table:table-cell>
          <table:table-cell office:value-type="float" office:value="118057433">
            <text:p>118057433</text:p>
          </table:table-cell>
          <table:table-cell office:value-type="float" office:value="760373422">
            <text:p>760373422</text:p>
          </table:table-cell>
          <table:table-cell office:value-type="float" office:value="249036963">
            <text:p>249036963</text:p>
          </table:table-cell>
          <table:table-cell office:value-type="float" office:value="0.325592">
            <text:p>0.325592</text:p>
          </table:table-cell>
          <table:table-cell office:value-type="float" office:value="0.674408">
            <text:p>0.674408</text:p>
          </table:table-cell>
          <table:table-cell office:value-type="float" office:value="0.6784">
            <text:p>0.6784</text:p>
          </table:table-cell>
          <table:table-cell office:value-type="float" office:value="407.716591">
            <text:p>407.716591</text:p>
          </table:table-cell>
          <table:table-cell office:value-type="float" office:value="413.927472">
            <text:p>413.927472</text:p>
          </table:table-cell>
          <table:table-cell table:number-columns-repeated="2" office:value-type="float" office:value="0.166306">
            <text:p>0.166306</text:p>
          </table:table-cell>
          <table:table-cell office:value-type="float" office:value="195.88149">
            <text:p>195.88149</text:p>
          </table:table-cell>
          <table:table-cell office:value-type="float" office:value="0.00625">
            <text:p>0.00625</text:p>
          </table:table-cell>
          <table:table-cell office:value-type="float" office:value="1.831537">
            <text:p>1.831537</text:p>
          </table:table-cell>
          <table:table-cell office:value-type="float" office:value="0.991684">
            <text:p>0.991684</text:p>
          </table:table-cell>
          <table:table-cell office:value-type="float" office:value="0.984484">
            <text:p>0.984484</text:p>
          </table:table-cell>
          <table:table-cell office:value-type="float" office:value="0.980628">
            <text:p>0.980628</text:p>
          </table:table-cell>
          <table:table-cell office:value-type="float" office:value="0.977652">
            <text:p>0.97765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853564">
            <text:p>3.853564</text:p>
          </table:table-cell>
          <table:table-cell office:value-type="float" office:value="6.62001">
            <text:p>6.6200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204_T60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2005356">
            <text:p>12005356</text:p>
          </table:table-cell>
          <table:table-cell table:number-columns-repeated="2" office:value-type="float" office:value="1">
            <text:p>1</text:p>
          </table:table-cell>
          <table:table-cell office:value-type="float" office:value="8182786">
            <text:p>8182786</text:p>
          </table:table-cell>
          <table:table-cell office:value-type="float" office:value="0.681595">
            <text:p>0.681595</text:p>
          </table:table-cell>
          <table:table-cell office:value-type="float" office:value="821110260">
            <text:p>821110260</text:p>
          </table:table-cell>
          <table:table-cell office:value-type="float" office:value="189415879">
            <text:p>189415879</text:p>
          </table:table-cell>
          <table:table-cell office:value-type="float" office:value="88195926">
            <text:p>88195926</text:p>
          </table:table-cell>
          <table:table-cell office:value-type="float" office:value="543498455">
            <text:p>543498455</text:p>
          </table:table-cell>
          <table:table-cell office:value-type="float" office:value="189415879">
            <text:p>189415879</text:p>
          </table:table-cell>
          <table:table-cell office:value-type="float" office:value="0.338093">
            <text:p>0.338093</text:p>
          </table:table-cell>
          <table:table-cell office:value-type="float" office:value="0.661907">
            <text:p>0.661907</text:p>
          </table:table-cell>
          <table:table-cell office:value-type="float" office:value="0.682305">
            <text:p>0.682305</text:p>
          </table:table-cell>
          <table:table-cell office:value-type="float" office:value="310.106562">
            <text:p>310.106562</text:p>
          </table:table-cell>
          <table:table-cell office:value-type="float" office:value="315.363946">
            <text:p>315.363946</text:p>
          </table:table-cell>
          <table:table-cell table:number-columns-repeated="2" office:value-type="float" office:value="0.156214">
            <text:p>0.156214</text:p>
          </table:table-cell>
          <table:table-cell office:value-type="float" office:value="204.573157">
            <text:p>204.573157</text:p>
          </table:table-cell>
          <table:table-cell office:value-type="float" office:value="0.009211">
            <text:p>0.009211</text:p>
          </table:table-cell>
          <table:table-cell office:value-type="float" office:value="1.844234">
            <text:p>1.844234</text:p>
          </table:table-cell>
          <table:table-cell office:value-type="float" office:value="0.989768">
            <text:p>0.989768</text:p>
          </table:table-cell>
          <table:table-cell office:value-type="float" office:value="0.982998">
            <text:p>0.982998</text:p>
          </table:table-cell>
          <table:table-cell office:value-type="float" office:value="0.977617">
            <text:p>0.977617</text:p>
          </table:table-cell>
          <table:table-cell office:value-type="float" office:value="0.971471">
            <text:p>0.97147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022725">
            <text:p>4.022725</text:p>
          </table:table-cell>
          <table:table-cell office:value-type="float" office:value="6.199159">
            <text:p>6.19915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205_T61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5032872">
            <text:p>5032872</text:p>
          </table:table-cell>
          <table:table-cell table:number-columns-repeated="2" office:value-type="float" office:value="1">
            <text:p>1</text:p>
          </table:table-cell>
          <table:table-cell office:value-type="float" office:value="4533184">
            <text:p>4533184</text:p>
          </table:table-cell>
          <table:table-cell office:value-type="float" office:value="0.900715">
            <text:p>0.900715</text:p>
          </table:table-cell>
          <table:table-cell office:value-type="float" office:value="338758450">
            <text:p>338758450</text:p>
          </table:table-cell>
          <table:table-cell office:value-type="float" office:value="110419557">
            <text:p>110419557</text:p>
          </table:table-cell>
          <table:table-cell office:value-type="float" office:value="56377044">
            <text:p>56377044</text:p>
          </table:table-cell>
          <table:table-cell office:value-type="float" office:value="171961849">
            <text:p>171961849</text:p>
          </table:table-cell>
          <table:table-cell office:value-type="float" office:value="110419557">
            <text:p>110419557</text:p>
          </table:table-cell>
          <table:table-cell office:value-type="float" office:value="0.492376">
            <text:p>0.492376</text:p>
          </table:table-cell>
          <table:table-cell office:value-type="float" office:value="0.507624">
            <text:p>0.507624</text:p>
          </table:table-cell>
          <table:table-cell office:value-type="float" office:value="0.662001">
            <text:p>0.662001</text:p>
          </table:table-cell>
          <table:table-cell office:value-type="float" office:value="180.775917">
            <text:p>180.775917</text:p>
          </table:table-cell>
          <table:table-cell office:value-type="float" office:value="184.513125">
            <text:p>184.513125</text:p>
          </table:table-cell>
          <table:table-cell table:number-columns-repeated="2" office:value-type="float" office:value="0.292529">
            <text:p>0.292529</text:p>
          </table:table-cell>
          <table:table-cell office:value-type="float" office:value="289.06107">
            <text:p>289.06107</text:p>
          </table:table-cell>
          <table:table-cell office:value-type="float" office:value="0.008882">
            <text:p>0.008882</text:p>
          </table:table-cell>
          <table:table-cell office:value-type="float" office:value="1.66228">
            <text:p>1.66228</text:p>
          </table:table-cell>
          <table:table-cell office:value-type="float" office:value="0.987629">
            <text:p>0.987629</text:p>
          </table:table-cell>
          <table:table-cell office:value-type="float" office:value="0.978839">
            <text:p>0.978839</text:p>
          </table:table-cell>
          <table:table-cell office:value-type="float" office:value="0.971612">
            <text:p>0.971612</text:p>
          </table:table-cell>
          <table:table-cell office:value-type="float" office:value="0.96004">
            <text:p>0.9600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495997">
            <text:p>3.495997</text:p>
          </table:table-cell>
          <table:table-cell office:value-type="float" office:value="6.629309">
            <text:p>6.62930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206_T62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4812897">
            <text:p>4812897</text:p>
          </table:table-cell>
          <table:table-cell table:number-columns-repeated="2" office:value-type="float" office:value="1">
            <text:p>1</text:p>
          </table:table-cell>
          <table:table-cell office:value-type="float" office:value="4314523">
            <text:p>4314523</text:p>
          </table:table-cell>
          <table:table-cell office:value-type="float" office:value="0.89645">
            <text:p>0.89645</text:p>
          </table:table-cell>
          <table:table-cell office:value-type="float" office:value="322306488">
            <text:p>322306488</text:p>
          </table:table-cell>
          <table:table-cell office:value-type="float" office:value="98621311">
            <text:p>98621311</text:p>
          </table:table-cell>
          <table:table-cell office:value-type="float" office:value="50427485">
            <text:p>50427485</text:p>
          </table:table-cell>
          <table:table-cell office:value-type="float" office:value="173257692">
            <text:p>173257692</text:p>
          </table:table-cell>
          <table:table-cell office:value-type="float" office:value="98621311">
            <text:p>98621311</text:p>
          </table:table-cell>
          <table:table-cell office:value-type="float" office:value="0.462444">
            <text:p>0.462444</text:p>
          </table:table-cell>
          <table:table-cell office:value-type="float" office:value="0.537556">
            <text:p>0.537556</text:p>
          </table:table-cell>
          <table:table-cell office:value-type="float" office:value="0.661671">
            <text:p>0.661671</text:p>
          </table:table-cell>
          <table:table-cell office:value-type="float" office:value="161.460147">
            <text:p>161.460147</text:p>
          </table:table-cell>
          <table:table-cell office:value-type="float" office:value="164.914759">
            <text:p>164.914759</text:p>
          </table:table-cell>
          <table:table-cell table:number-columns-repeated="2" office:value-type="float" office:value="0.273214">
            <text:p>0.273214</text:p>
          </table:table-cell>
          <table:table-cell office:value-type="float" office:value="271.353524">
            <text:p>271.353524</text:p>
          </table:table-cell>
          <table:table-cell office:value-type="float" office:value="0.010526">
            <text:p>0.010526</text:p>
          </table:table-cell>
          <table:table-cell office:value-type="float" office:value="1.649148">
            <text:p>1.649148</text:p>
          </table:table-cell>
          <table:table-cell office:value-type="float" office:value="0.988216">
            <text:p>0.988216</text:p>
          </table:table-cell>
          <table:table-cell office:value-type="float" office:value="0.979371">
            <text:p>0.979371</text:p>
          </table:table-cell>
          <table:table-cell office:value-type="float" office:value="0.969638">
            <text:p>0.969638</text:p>
          </table:table-cell>
          <table:table-cell office:value-type="float" office:value="0.95538">
            <text:p>0.9553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11972">
            <text:p>3.11972</text:p>
          </table:table-cell>
          <table:table-cell office:value-type="float" office:value="7.017623">
            <text:p>7.017623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207_T63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2623523">
            <text:p>12623523</text:p>
          </table:table-cell>
          <table:table-cell table:number-columns-repeated="2" office:value-type="float" office:value="1">
            <text:p>1</text:p>
          </table:table-cell>
          <table:table-cell office:value-type="float" office:value="8462772">
            <text:p>8462772</text:p>
          </table:table-cell>
          <table:table-cell office:value-type="float" office:value="0.670397">
            <text:p>0.670397</text:p>
          </table:table-cell>
          <table:table-cell office:value-type="float" office:value="849525912">
            <text:p>849525912</text:p>
          </table:table-cell>
          <table:table-cell office:value-type="float" office:value="200975715">
            <text:p>200975715</text:p>
          </table:table-cell>
          <table:table-cell office:value-type="float" office:value="96000662">
            <text:p>96000662</text:p>
          </table:table-cell>
          <table:table-cell office:value-type="float" office:value="552549535">
            <text:p>552549535</text:p>
          </table:table-cell>
          <table:table-cell office:value-type="float" office:value="200975715">
            <text:p>200975715</text:p>
          </table:table-cell>
          <table:table-cell office:value-type="float" office:value="0.349579">
            <text:p>0.349579</text:p>
          </table:table-cell>
          <table:table-cell office:value-type="float" office:value="0.650421">
            <text:p>0.650421</text:p>
          </table:table-cell>
          <table:table-cell office:value-type="float" office:value="0.67674">
            <text:p>0.67674</text:p>
          </table:table-cell>
          <table:table-cell office:value-type="float" office:value="329.032013">
            <text:p>329.032013</text:p>
          </table:table-cell>
          <table:table-cell office:value-type="float" office:value="334.523582">
            <text:p>334.523582</text:p>
          </table:table-cell>
          <table:table-cell table:number-columns-repeated="2" office:value-type="float" office:value="0.157631">
            <text:p>0.157631</text:p>
          </table:table-cell>
          <table:table-cell office:value-type="float" office:value="209.797686">
            <text:p>209.797686</text:p>
          </table:table-cell>
          <table:table-cell office:value-type="float" office:value="0.007566">
            <text:p>0.007566</text:p>
          </table:table-cell>
          <table:table-cell office:value-type="float" office:value="1.979429">
            <text:p>1.979429</text:p>
          </table:table-cell>
          <table:table-cell office:value-type="float" office:value="0.990737">
            <text:p>0.990737</text:p>
          </table:table-cell>
          <table:table-cell office:value-type="float" office:value="0.981156">
            <text:p>0.981156</text:p>
          </table:table-cell>
          <table:table-cell office:value-type="float" office:value="0.976287">
            <text:p>0.976287</text:p>
          </table:table-cell>
          <table:table-cell office:value-type="float" office:value="0.968122">
            <text:p>0.96812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557085">
            <text:p>3.557085</text:p>
          </table:table-cell>
          <table:table-cell office:value-type="float" office:value="7.758835">
            <text:p>7.758835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209_T64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7862101">
            <text:p>7862101</text:p>
          </table:table-cell>
          <table:table-cell table:number-columns-repeated="2" office:value-type="float" office:value="1">
            <text:p>1</text:p>
          </table:table-cell>
          <table:table-cell office:value-type="float" office:value="5999503">
            <text:p>5999503</text:p>
          </table:table-cell>
          <table:table-cell office:value-type="float" office:value="0.763092">
            <text:p>0.763092</text:p>
          </table:table-cell>
          <table:table-cell office:value-type="float" office:value="602278697">
            <text:p>602278697</text:p>
          </table:table-cell>
          <table:table-cell office:value-type="float" office:value="151985268">
            <text:p>151985268</text:p>
          </table:table-cell>
          <table:table-cell office:value-type="float" office:value="65695963">
            <text:p>65695963</text:p>
          </table:table-cell>
          <table:table-cell office:value-type="float" office:value="384597466">
            <text:p>384597466</text:p>
          </table:table-cell>
          <table:table-cell office:value-type="float" office:value="151985268">
            <text:p>151985268</text:p>
          </table:table-cell>
          <table:table-cell office:value-type="float" office:value="0.361429">
            <text:p>0.361429</text:p>
          </table:table-cell>
          <table:table-cell office:value-type="float" office:value="0.638571">
            <text:p>0.638571</text:p>
          </table:table-cell>
          <table:table-cell office:value-type="float" office:value="0.698201">
            <text:p>0.698201</text:p>
          </table:table-cell>
          <table:table-cell office:value-type="float" office:value="248.826176">
            <text:p>248.826176</text:p>
          </table:table-cell>
          <table:table-cell office:value-type="float" office:value="253.864131">
            <text:p>253.864131</text:p>
          </table:table-cell>
          <table:table-cell table:number-columns-repeated="2" office:value-type="float" office:value="0.1914">
            <text:p>0.1914</text:p>
          </table:table-cell>
          <table:table-cell office:value-type="float" office:value="223.788484">
            <text:p>223.788484</text:p>
          </table:table-cell>
          <table:table-cell office:value-type="float" office:value="0.009868">
            <text:p>0.009868</text:p>
          </table:table-cell>
          <table:table-cell office:value-type="float" office:value="2.063936">
            <text:p>2.063936</text:p>
          </table:table-cell>
          <table:table-cell office:value-type="float" office:value="0.987935">
            <text:p>0.987935</text:p>
          </table:table-cell>
          <table:table-cell office:value-type="float" office:value="0.977236">
            <text:p>0.977236</text:p>
          </table:table-cell>
          <table:table-cell office:value-type="float" office:value="0.968048">
            <text:p>0.968048</text:p>
          </table:table-cell>
          <table:table-cell office:value-type="float" office:value="0.954812">
            <text:p>0.95481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420185">
            <text:p>4.420185</text:p>
          </table:table-cell>
          <table:table-cell office:value-type="float" office:value="7.317073">
            <text:p>7.317073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210_T65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4161457">
            <text:p>4161457</text:p>
          </table:table-cell>
          <table:table-cell table:number-columns-repeated="2" office:value-type="float" office:value="1">
            <text:p>1</text:p>
          </table:table-cell>
          <table:table-cell office:value-type="float" office:value="3775457">
            <text:p>3775457</text:p>
          </table:table-cell>
          <table:table-cell office:value-type="float" office:value="0.907244">
            <text:p>0.907244</text:p>
          </table:table-cell>
          <table:table-cell office:value-type="float" office:value="282082039">
            <text:p>282082039</text:p>
          </table:table-cell>
          <table:table-cell office:value-type="float" office:value="97954533">
            <text:p>97954533</text:p>
          </table:table-cell>
          <table:table-cell office:value-type="float" office:value="44354741">
            <text:p>44354741</text:p>
          </table:table-cell>
          <table:table-cell office:value-type="float" office:value="139772765">
            <text:p>139772765</text:p>
          </table:table-cell>
          <table:table-cell office:value-type="float" office:value="97954533">
            <text:p>97954533</text:p>
          </table:table-cell>
          <table:table-cell office:value-type="float" office:value="0.504496">
            <text:p>0.504496</text:p>
          </table:table-cell>
          <table:table-cell office:value-type="float" office:value="0.495504">
            <text:p>0.495504</text:p>
          </table:table-cell>
          <table:table-cell office:value-type="float" office:value="0.688322">
            <text:p>0.688322</text:p>
          </table:table-cell>
          <table:table-cell office:value-type="float" office:value="160.368516">
            <text:p>160.368516</text:p>
          </table:table-cell>
          <table:table-cell office:value-type="float" office:value="163.934031">
            <text:p>163.934031</text:p>
          </table:table-cell>
          <table:table-cell table:number-columns-repeated="2" office:value-type="float" office:value="0.313847">
            <text:p>0.313847</text:p>
          </table:table-cell>
          <table:table-cell office:value-type="float" office:value="307.95187">
            <text:p>307.95187</text:p>
          </table:table-cell>
          <table:table-cell office:value-type="float" office:value="0.011513">
            <text:p>0.011513</text:p>
          </table:table-cell>
          <table:table-cell office:value-type="float" office:value="1.781892">
            <text:p>1.781892</text:p>
          </table:table-cell>
          <table:table-cell office:value-type="float" office:value="0.986906">
            <text:p>0.986906</text:p>
          </table:table-cell>
          <table:table-cell office:value-type="float" office:value="0.978659">
            <text:p>0.978659</text:p>
          </table:table-cell>
          <table:table-cell office:value-type="float" office:value="0.969333">
            <text:p>0.969333</text:p>
          </table:table-cell>
          <table:table-cell office:value-type="float" office:value="0.955555">
            <text:p>0.95555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.366605">
            <text:p>7.366605</text:p>
          </table:table-cell>
          <table:table-cell office:value-type="float" office:value="4.077068">
            <text:p>4.077068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211_T66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5458492">
            <text:p>5458492</text:p>
          </table:table-cell>
          <table:table-cell table:number-columns-repeated="2" office:value-type="float" office:value="1">
            <text:p>1</text:p>
          </table:table-cell>
          <table:table-cell office:value-type="float" office:value="4926171">
            <text:p>4926171</text:p>
          </table:table-cell>
          <table:table-cell office:value-type="float" office:value="0.902478">
            <text:p>0.902478</text:p>
          </table:table-cell>
          <table:table-cell office:value-type="float" office:value="368067250">
            <text:p>368067250</text:p>
          </table:table-cell>
          <table:table-cell office:value-type="float" office:value="113015184">
            <text:p>113015184</text:p>
          </table:table-cell>
          <table:table-cell office:value-type="float" office:value="58585894">
            <text:p>58585894</text:p>
          </table:table-cell>
          <table:table-cell office:value-type="float" office:value="196466172">
            <text:p>196466172</text:p>
          </table:table-cell>
          <table:table-cell office:value-type="float" office:value="113015184">
            <text:p>113015184</text:p>
          </table:table-cell>
          <table:table-cell office:value-type="float" office:value="0.466222">
            <text:p>0.466222</text:p>
          </table:table-cell>
          <table:table-cell office:value-type="float" office:value="0.533778">
            <text:p>0.533778</text:p>
          </table:table-cell>
          <table:table-cell office:value-type="float" office:value="0.658593">
            <text:p>0.658593</text:p>
          </table:table-cell>
          <table:table-cell office:value-type="float" office:value="185.025407">
            <text:p>185.025407</text:p>
          </table:table-cell>
          <table:table-cell office:value-type="float" office:value="188.836456">
            <text:p>188.836456</text:p>
          </table:table-cell>
          <table:table-cell table:number-columns-repeated="2" office:value-type="float" office:value="0.27606">
            <text:p>0.27606</text:p>
          </table:table-cell>
          <table:table-cell office:value-type="float" office:value="272.297317">
            <text:p>272.297317</text:p>
          </table:table-cell>
          <table:table-cell office:value-type="float" office:value="0.010197">
            <text:p>0.010197</text:p>
          </table:table-cell>
          <table:table-cell office:value-type="float" office:value="1.600309">
            <text:p>1.600309</text:p>
          </table:table-cell>
          <table:table-cell office:value-type="float" office:value="0.988508">
            <text:p>0.988508</text:p>
          </table:table-cell>
          <table:table-cell office:value-type="float" office:value="0.982564">
            <text:p>0.982564</text:p>
          </table:table-cell>
          <table:table-cell office:value-type="float" office:value="0.975179">
            <text:p>0.975179</text:p>
          </table:table-cell>
          <table:table-cell office:value-type="float" office:value="0.964648">
            <text:p>0.96464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007226">
            <text:p>3.007226</text:p>
          </table:table-cell>
          <table:table-cell office:value-type="float" office:value="6.685839">
            <text:p>6.68583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212_T67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6940961">
            <text:p>6940961</text:p>
          </table:table-cell>
          <table:table-cell table:number-columns-repeated="2" office:value-type="float" office:value="1">
            <text:p>1</text:p>
          </table:table-cell>
          <table:table-cell office:value-type="float" office:value="5311253">
            <text:p>5311253</text:p>
          </table:table-cell>
          <table:table-cell office:value-type="float" office:value="0.765204">
            <text:p>0.765204</text:p>
          </table:table-cell>
          <table:table-cell office:value-type="float" office:value="533089100">
            <text:p>533089100</text:p>
          </table:table-cell>
          <table:table-cell office:value-type="float" office:value="132412726">
            <text:p>132412726</text:p>
          </table:table-cell>
          <table:table-cell office:value-type="float" office:value="56185194">
            <text:p>56185194</text:p>
          </table:table-cell>
          <table:table-cell office:value-type="float" office:value="344491180">
            <text:p>344491180</text:p>
          </table:table-cell>
          <table:table-cell office:value-type="float" office:value="132412726">
            <text:p>132412726</text:p>
          </table:table-cell>
          <table:table-cell office:value-type="float" office:value="0.353783">
            <text:p>0.353783</text:p>
          </table:table-cell>
          <table:table-cell office:value-type="float" office:value="0.646217">
            <text:p>0.646217</text:p>
          </table:table-cell>
          <table:table-cell office:value-type="float" office:value="0.70209">
            <text:p>0.70209</text:p>
          </table:table-cell>
          <table:table-cell office:value-type="float" office:value="216.782539">
            <text:p>216.782539</text:p>
          </table:table-cell>
          <table:table-cell office:value-type="float" office:value="220.894291">
            <text:p>220.894291</text:p>
          </table:table-cell>
          <table:table-cell table:number-columns-repeated="2" office:value-type="float" office:value="0.188881">
            <text:p>0.188881</text:p>
          </table:table-cell>
          <table:table-cell office:value-type="float" office:value="220.274217">
            <text:p>220.274217</text:p>
          </table:table-cell>
          <table:table-cell office:value-type="float" office:value="0.008882">
            <text:p>0.008882</text:p>
          </table:table-cell>
          <table:table-cell office:value-type="float" office:value="1.990039">
            <text:p>1.990039</text:p>
          </table:table-cell>
          <table:table-cell office:value-type="float" office:value="0.989189">
            <text:p>0.989189</text:p>
          </table:table-cell>
          <table:table-cell office:value-type="float" office:value="0.978523">
            <text:p>0.978523</text:p>
          </table:table-cell>
          <table:table-cell office:value-type="float" office:value="0.966514">
            <text:p>0.966514</text:p>
          </table:table-cell>
          <table:table-cell office:value-type="float" office:value="0.949845">
            <text:p>0.94984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64202">
            <text:p>3.64202</text:p>
          </table:table-cell>
          <table:table-cell office:value-type="float" office:value="7.520602">
            <text:p>7.520602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214_T68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5684871">
            <text:p>5684871</text:p>
          </table:table-cell>
          <table:table-cell table:number-columns-repeated="2" office:value-type="float" office:value="1">
            <text:p>1</text:p>
          </table:table-cell>
          <table:table-cell office:value-type="float" office:value="5135643">
            <text:p>5135643</text:p>
          </table:table-cell>
          <table:table-cell office:value-type="float" office:value="0.903388">
            <text:p>0.903388</text:p>
          </table:table-cell>
          <table:table-cell office:value-type="float" office:value="383706825">
            <text:p>383706825</text:p>
          </table:table-cell>
          <table:table-cell office:value-type="float" office:value="125186696">
            <text:p>125186696</text:p>
          </table:table-cell>
          <table:table-cell office:value-type="float" office:value="66529339">
            <text:p>66529339</text:p>
          </table:table-cell>
          <table:table-cell office:value-type="float" office:value="191990790">
            <text:p>191990790</text:p>
          </table:table-cell>
          <table:table-cell office:value-type="float" office:value="125186696">
            <text:p>125186696</text:p>
          </table:table-cell>
          <table:table-cell office:value-type="float" office:value="0.499642">
            <text:p>0.499642</text:p>
          </table:table-cell>
          <table:table-cell office:value-type="float" office:value="0.500358">
            <text:p>0.500358</text:p>
          </table:table-cell>
          <table:table-cell office:value-type="float" office:value="0.65298">
            <text:p>0.65298</text:p>
          </table:table-cell>
          <table:table-cell office:value-type="float" office:value="204.952278">
            <text:p>204.952278</text:p>
          </table:table-cell>
          <table:table-cell office:value-type="float" office:value="209.311696">
            <text:p>209.311696</text:p>
          </table:table-cell>
          <table:table-cell table:number-columns-repeated="2" office:value-type="float" office:value="0.293614">
            <text:p>0.293614</text:p>
          </table:table-cell>
          <table:table-cell office:value-type="float" office:value="289.329286">
            <text:p>289.329286</text:p>
          </table:table-cell>
          <table:table-cell office:value-type="float" office:value="0.010526">
            <text:p>0.010526</text:p>
          </table:table-cell>
          <table:table-cell office:value-type="float" office:value="1.622571">
            <text:p>1.622571</text:p>
          </table:table-cell>
          <table:table-cell office:value-type="float" office:value="0.986628">
            <text:p>0.986628</text:p>
          </table:table-cell>
          <table:table-cell office:value-type="float" office:value="0.979381">
            <text:p>0.979381</text:p>
          </table:table-cell>
          <table:table-cell office:value-type="float" office:value="0.973107">
            <text:p>0.973107</text:p>
          </table:table-cell>
          <table:table-cell office:value-type="float" office:value="0.963959">
            <text:p>0.96395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340774">
            <text:p>3.340774</text:p>
          </table:table-cell>
          <table:table-cell office:value-type="float" office:value="6.485465">
            <text:p>6.485465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221_T69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8897667">
            <text:p>8897667</text:p>
          </table:table-cell>
          <table:table-cell table:number-columns-repeated="2" office:value-type="float" office:value="1">
            <text:p>1</text:p>
          </table:table-cell>
          <table:table-cell office:value-type="float" office:value="6904719">
            <text:p>6904719</text:p>
          </table:table-cell>
          <table:table-cell office:value-type="float" office:value="0.776015">
            <text:p>0.776015</text:p>
          </table:table-cell>
          <table:table-cell office:value-type="float" office:value="693125071">
            <text:p>693125071</text:p>
          </table:table-cell>
          <table:table-cell office:value-type="float" office:value="161791173">
            <text:p>161791173</text:p>
          </table:table-cell>
          <table:table-cell office:value-type="float" office:value="72391876">
            <text:p>72391876</text:p>
          </table:table-cell>
          <table:table-cell office:value-type="float" office:value="458942022">
            <text:p>458942022</text:p>
          </table:table-cell>
          <table:table-cell office:value-type="float" office:value="161791173">
            <text:p>161791173</text:p>
          </table:table-cell>
          <table:table-cell office:value-type="float" office:value="0.337866">
            <text:p>0.337866</text:p>
          </table:table-cell>
          <table:table-cell office:value-type="float" office:value="0.662134">
            <text:p>0.662134</text:p>
          </table:table-cell>
          <table:table-cell office:value-type="float" office:value="0.690875">
            <text:p>0.690875</text:p>
          </table:table-cell>
          <table:table-cell office:value-type="float" office:value="264.880139">
            <text:p>264.880139</text:p>
          </table:table-cell>
          <table:table-cell office:value-type="float" office:value="269.013555">
            <text:p>269.013555</text:p>
          </table:table-cell>
          <table:table-cell table:number-columns-repeated="2" office:value-type="float" office:value="0.180035">
            <text:p>0.180035</text:p>
          </table:table-cell>
          <table:table-cell office:value-type="float" office:value="207.003152">
            <text:p>207.003152</text:p>
          </table:table-cell>
          <table:table-cell office:value-type="float" office:value="0.00625">
            <text:p>0.00625</text:p>
          </table:table-cell>
          <table:table-cell office:value-type="float" office:value="2.007564">
            <text:p>2.007564</text:p>
          </table:table-cell>
          <table:table-cell office:value-type="float" office:value="0.991005">
            <text:p>0.991005</text:p>
          </table:table-cell>
          <table:table-cell office:value-type="float" office:value="0.983122">
            <text:p>0.983122</text:p>
          </table:table-cell>
          <table:table-cell office:value-type="float" office:value="0.974873">
            <text:p>0.974873</text:p>
          </table:table-cell>
          <table:table-cell office:value-type="float" office:value="0.964853">
            <text:p>0.964853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784348">
            <text:p>3.784348</text:p>
          </table:table-cell>
          <table:table-cell office:value-type="float" office:value="7.300065">
            <text:p>7.300065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25_T70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8836403">
            <text:p>8836403</text:p>
          </table:table-cell>
          <table:table-cell table:number-columns-repeated="2" office:value-type="float" office:value="1">
            <text:p>1</text:p>
          </table:table-cell>
          <table:table-cell office:value-type="float" office:value="6532820">
            <text:p>6532820</text:p>
          </table:table-cell>
          <table:table-cell office:value-type="float" office:value="0.739308">
            <text:p>0.739308</text:p>
          </table:table-cell>
          <table:table-cell office:value-type="float" office:value="655560298">
            <text:p>655560298</text:p>
          </table:table-cell>
          <table:table-cell office:value-type="float" office:value="151289786">
            <text:p>151289786</text:p>
          </table:table-cell>
          <table:table-cell office:value-type="float" office:value="65891630">
            <text:p>65891630</text:p>
          </table:table-cell>
          <table:table-cell office:value-type="float" office:value="438378882">
            <text:p>438378882</text:p>
          </table:table-cell>
          <table:table-cell office:value-type="float" office:value="151289786">
            <text:p>151289786</text:p>
          </table:table-cell>
          <table:table-cell office:value-type="float" office:value="0.331291">
            <text:p>0.331291</text:p>
          </table:table-cell>
          <table:table-cell office:value-type="float" office:value="0.668709">
            <text:p>0.668709</text:p>
          </table:table-cell>
          <table:table-cell office:value-type="float" office:value="0.696606">
            <text:p>0.696606</text:p>
          </table:table-cell>
          <table:table-cell office:value-type="float" office:value="247.687552">
            <text:p>247.687552</text:p>
          </table:table-cell>
          <table:table-cell office:value-type="float" office:value="252.129675">
            <text:p>252.129675</text:p>
          </table:table-cell>
          <table:table-cell table:number-columns-repeated="2" office:value-type="float" office:value="0.169517">
            <text:p>0.169517</text:p>
          </table:table-cell>
          <table:table-cell office:value-type="float" office:value="204.658934">
            <text:p>204.658934</text:p>
          </table:table-cell>
          <table:table-cell office:value-type="float" office:value="0.009211">
            <text:p>0.009211</text:p>
          </table:table-cell>
          <table:table-cell office:value-type="float" office:value="1.910073">
            <text:p>1.910073</text:p>
          </table:table-cell>
          <table:table-cell office:value-type="float" office:value="0.988854">
            <text:p>0.988854</text:p>
          </table:table-cell>
          <table:table-cell office:value-type="float" office:value="0.980832">
            <text:p>0.980832</text:p>
          </table:table-cell>
          <table:table-cell office:value-type="float" office:value="0.974177">
            <text:p>0.974177</text:p>
          </table:table-cell>
          <table:table-cell office:value-type="float" office:value="0.963912">
            <text:p>0.96391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494522">
            <text:p>4.494522</text:p>
          </table:table-cell>
          <table:table-cell office:value-type="float" office:value="6.157211">
            <text:p>6.15721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29_T71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5454940">
            <text:p>5454940</text:p>
          </table:table-cell>
          <table:table-cell table:number-columns-repeated="2" office:value-type="float" office:value="1">
            <text:p>1</text:p>
          </table:table-cell>
          <table:table-cell office:value-type="float" office:value="4764203">
            <text:p>4764203</text:p>
          </table:table-cell>
          <table:table-cell office:value-type="float" office:value="0.873374">
            <text:p>0.873374</text:p>
          </table:table-cell>
          <table:table-cell office:value-type="float" office:value="355572214">
            <text:p>355572214</text:p>
          </table:table-cell>
          <table:table-cell office:value-type="float" office:value="71182798">
            <text:p>71182798</text:p>
          </table:table-cell>
          <table:table-cell office:value-type="float" office:value="40469601">
            <text:p>40469601</text:p>
          </table:table-cell>
          <table:table-cell office:value-type="float" office:value="243919815">
            <text:p>243919815</text:p>
          </table:table-cell>
          <table:table-cell office:value-type="float" office:value="71182798">
            <text:p>71182798</text:p>
          </table:table-cell>
          <table:table-cell office:value-type="float" office:value="0.314008">
            <text:p>0.314008</text:p>
          </table:table-cell>
          <table:table-cell office:value-type="float" office:value="0.685992">
            <text:p>0.685992</text:p>
          </table:table-cell>
          <table:table-cell office:value-type="float" office:value="0.637539">
            <text:p>0.637539</text:p>
          </table:table-cell>
          <table:table-cell office:value-type="float" office:value="116.538555">
            <text:p>116.538555</text:p>
          </table:table-cell>
          <table:table-cell office:value-type="float" office:value="118.899084">
            <text:p>118.899084</text:p>
          </table:table-cell>
          <table:table-cell table:number-columns-repeated="2" office:value-type="float" office:value="0.17399">
            <text:p>0.17399</text:p>
          </table:table-cell>
          <table:table-cell office:value-type="float" office:value="177.533772">
            <text:p>177.533772</text:p>
          </table:table-cell>
          <table:table-cell office:value-type="float" office:value="0.008882">
            <text:p>0.008882</text:p>
          </table:table-cell>
          <table:table-cell office:value-type="float" office:value="1.606744">
            <text:p>1.606744</text:p>
          </table:table-cell>
          <table:table-cell office:value-type="float" office:value="0.987284">
            <text:p>0.987284</text:p>
          </table:table-cell>
          <table:table-cell office:value-type="float" office:value="0.97533">
            <text:p>0.97533</text:p>
          </table:table-cell>
          <table:table-cell office:value-type="float" office:value="0.957669">
            <text:p>0.957669</text:p>
          </table:table-cell>
          <table:table-cell office:value-type="float" office:value="0.936964">
            <text:p>0.93696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.992125">
            <text:p>2.992125</text:p>
          </table:table-cell>
          <table:table-cell office:value-type="float" office:value="6.215212">
            <text:p>6.215212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32_T72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0324290">
            <text:p>10324290</text:p>
          </table:table-cell>
          <table:table-cell table:number-columns-repeated="2" office:value-type="float" office:value="1">
            <text:p>1</text:p>
          </table:table-cell>
          <table:table-cell office:value-type="float" office:value="7976449">
            <text:p>7976449</text:p>
          </table:table-cell>
          <table:table-cell office:value-type="float" office:value="0.772591">
            <text:p>0.772591</text:p>
          </table:table-cell>
          <table:table-cell office:value-type="float" office:value="799961658">
            <text:p>799961658</text:p>
          </table:table-cell>
          <table:table-cell office:value-type="float" office:value="185181330">
            <text:p>185181330</text:p>
          </table:table-cell>
          <table:table-cell office:value-type="float" office:value="81665303">
            <text:p>81665303</text:p>
          </table:table-cell>
          <table:table-cell office:value-type="float" office:value="533115025">
            <text:p>533115025</text:p>
          </table:table-cell>
          <table:table-cell office:value-type="float" office:value="185181330">
            <text:p>185181330</text:p>
          </table:table-cell>
          <table:table-cell office:value-type="float" office:value="0.333574">
            <text:p>0.333574</text:p>
          </table:table-cell>
          <table:table-cell office:value-type="float" office:value="0.666426">
            <text:p>0.666426</text:p>
          </table:table-cell>
          <table:table-cell office:value-type="float" office:value="0.693962">
            <text:p>0.693962</text:p>
          </table:table-cell>
          <table:table-cell office:value-type="float" office:value="303.173873">
            <text:p>303.173873</text:p>
          </table:table-cell>
          <table:table-cell office:value-type="float" office:value="308.332876">
            <text:p>308.332876</text:p>
          </table:table-cell>
          <table:table-cell table:number-columns-repeated="2" office:value-type="float" office:value="0.177589">
            <text:p>0.177589</text:p>
          </table:table-cell>
          <table:table-cell office:value-type="float" office:value="205.287152">
            <text:p>205.287152</text:p>
          </table:table-cell>
          <table:table-cell office:value-type="float" office:value="0.008553">
            <text:p>0.008553</text:p>
          </table:table-cell>
          <table:table-cell office:value-type="float" office:value="1.915111">
            <text:p>1.915111</text:p>
          </table:table-cell>
          <table:table-cell office:value-type="float" office:value="0.989697">
            <text:p>0.989697</text:p>
          </table:table-cell>
          <table:table-cell office:value-type="float" office:value="0.98135">
            <text:p>0.98135</text:p>
          </table:table-cell>
          <table:table-cell office:value-type="float" office:value="0.975772">
            <text:p>0.975772</text:p>
          </table:table-cell>
          <table:table-cell office:value-type="float" office:value="0.969066">
            <text:p>0.96906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886143">
            <text:p>4.886143</text:p>
          </table:table-cell>
          <table:table-cell office:value-type="float" office:value="6.095847">
            <text:p>6.09584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36_T73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3988946">
            <text:p>3988946</text:p>
          </table:table-cell>
          <table:table-cell table:number-columns-repeated="2" office:value-type="float" office:value="1">
            <text:p>1</text:p>
          </table:table-cell>
          <table:table-cell office:value-type="float" office:value="3600773">
            <text:p>3600773</text:p>
          </table:table-cell>
          <table:table-cell office:value-type="float" office:value="0.902688">
            <text:p>0.902688</text:p>
          </table:table-cell>
          <table:table-cell office:value-type="float" office:value="269030607">
            <text:p>269030607</text:p>
          </table:table-cell>
          <table:table-cell office:value-type="float" office:value="89016316">
            <text:p>89016316</text:p>
          </table:table-cell>
          <table:table-cell office:value-type="float" office:value="44025508">
            <text:p>44025508</text:p>
          </table:table-cell>
          <table:table-cell office:value-type="float" office:value="135988783">
            <text:p>135988783</text:p>
          </table:table-cell>
          <table:table-cell office:value-type="float" office:value="89016316">
            <text:p>89016316</text:p>
          </table:table-cell>
          <table:table-cell office:value-type="float" office:value="0.494523">
            <text:p>0.494523</text:p>
          </table:table-cell>
          <table:table-cell office:value-type="float" office:value="0.505477">
            <text:p>0.505477</text:p>
          </table:table-cell>
          <table:table-cell office:value-type="float" office:value="0.669085">
            <text:p>0.669085</text:p>
          </table:table-cell>
          <table:table-cell office:value-type="float" office:value="145.735109">
            <text:p>145.735109</text:p>
          </table:table-cell>
          <table:table-cell office:value-type="float" office:value="148.900833">
            <text:p>148.900833</text:p>
          </table:table-cell>
          <table:table-cell table:number-columns-repeated="2" office:value-type="float" office:value="0.297543">
            <text:p>0.297543</text:p>
          </table:table-cell>
          <table:table-cell office:value-type="float" office:value="293.428077">
            <text:p>293.428077</text:p>
          </table:table-cell>
          <table:table-cell office:value-type="float" office:value="0.011513">
            <text:p>0.011513</text:p>
          </table:table-cell>
          <table:table-cell office:value-type="float" office:value="1.692055">
            <text:p>1.692055</text:p>
          </table:table-cell>
          <table:table-cell office:value-type="float" office:value="0.986282">
            <text:p>0.986282</text:p>
          </table:table-cell>
          <table:table-cell office:value-type="float" office:value="0.978165">
            <text:p>0.978165</text:p>
          </table:table-cell>
          <table:table-cell office:value-type="float" office:value="0.967554">
            <text:p>0.967554</text:p>
          </table:table-cell>
          <table:table-cell office:value-type="float" office:value="0.952182">
            <text:p>0.95218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489728">
            <text:p>4.489728</text:p>
          </table:table-cell>
          <table:table-cell office:value-type="float" office:value="5.864421">
            <text:p>5.86442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N143_T74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8542360">
            <text:p>8542360</text:p>
          </table:table-cell>
          <table:table-cell table:number-columns-repeated="2" office:value-type="float" office:value="1">
            <text:p>1</text:p>
          </table:table-cell>
          <table:table-cell office:value-type="float" office:value="6086279">
            <text:p>6086279</text:p>
          </table:table-cell>
          <table:table-cell office:value-type="float" office:value="0.712482">
            <text:p>0.712482</text:p>
          </table:table-cell>
          <table:table-cell office:value-type="float" office:value="610788312">
            <text:p>610788312</text:p>
          </table:table-cell>
          <table:table-cell office:value-type="float" office:value="144376066">
            <text:p>144376066</text:p>
          </table:table-cell>
          <table:table-cell office:value-type="float" office:value="59599517">
            <text:p>59599517</text:p>
          </table:table-cell>
          <table:table-cell office:value-type="float" office:value="406812729">
            <text:p>406812729</text:p>
          </table:table-cell>
          <table:table-cell office:value-type="float" office:value="144376066">
            <text:p>144376066</text:p>
          </table:table-cell>
          <table:table-cell office:value-type="float" office:value="0.333955">
            <text:p>0.333955</text:p>
          </table:table-cell>
          <table:table-cell office:value-type="float" office:value="0.666045">
            <text:p>0.666045</text:p>
          </table:table-cell>
          <table:table-cell office:value-type="float" office:value="0.707811">
            <text:p>0.707811</text:p>
          </table:table-cell>
          <table:table-cell office:value-type="float" office:value="236.368596">
            <text:p>236.368596</text:p>
          </table:table-cell>
          <table:table-cell office:value-type="float" office:value="240.401378">
            <text:p>240.401378</text:p>
          </table:table-cell>
          <table:table-cell table:number-columns-repeated="2" office:value-type="float" office:value="0.167339">
            <text:p>0.167339</text:p>
          </table:table-cell>
          <table:table-cell office:value-type="float" office:value="209.62266">
            <text:p>209.62266</text:p>
          </table:table-cell>
          <table:table-cell office:value-type="float" office:value="0.008224">
            <text:p>0.008224</text:p>
          </table:table-cell>
          <table:table-cell office:value-type="float" office:value="2.0373">
            <text:p>2.0373</text:p>
          </table:table-cell>
          <table:table-cell office:value-type="float" office:value="0.987344">
            <text:p>0.987344</text:p>
          </table:table-cell>
          <table:table-cell office:value-type="float" office:value="0.977052">
            <text:p>0.977052</text:p>
          </table:table-cell>
          <table:table-cell office:value-type="float" office:value="0.9667">
            <text:p>0.9667</text:p>
          </table:table-cell>
          <table:table-cell office:value-type="float" office:value="0.952111">
            <text:p>0.95211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060687">
            <text:p>4.060687</text:p>
          </table:table-cell>
          <table:table-cell office:value-type="float" office:value="7.43642">
            <text:p>7.43642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N328_T75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7835113">
            <text:p>7835113</text:p>
          </table:table-cell>
          <table:table-cell table:number-columns-repeated="2" office:value-type="float" office:value="1">
            <text:p>1</text:p>
          </table:table-cell>
          <table:table-cell office:value-type="float" office:value="6190570">
            <text:p>6190570</text:p>
          </table:table-cell>
          <table:table-cell office:value-type="float" office:value="0.790106">
            <text:p>0.790106</text:p>
          </table:table-cell>
          <table:table-cell office:value-type="float" office:value="621648664">
            <text:p>621648664</text:p>
          </table:table-cell>
          <table:table-cell office:value-type="float" office:value="148832830">
            <text:p>148832830</text:p>
          </table:table-cell>
          <table:table-cell office:value-type="float" office:value="66041506">
            <text:p>66041506</text:p>
          </table:table-cell>
          <table:table-cell office:value-type="float" office:value="406774328">
            <text:p>406774328</text:p>
          </table:table-cell>
          <table:table-cell office:value-type="float" office:value="148832830">
            <text:p>148832830</text:p>
          </table:table-cell>
          <table:table-cell office:value-type="float" office:value="0.345652">
            <text:p>0.345652</text:p>
          </table:table-cell>
          <table:table-cell office:value-type="float" office:value="0.654348">
            <text:p>0.654348</text:p>
          </table:table-cell>
          <table:table-cell office:value-type="float" office:value="0.692651">
            <text:p>0.692651</text:p>
          </table:table-cell>
          <table:table-cell office:value-type="float" office:value="243.66509">
            <text:p>243.66509</text:p>
          </table:table-cell>
          <table:table-cell office:value-type="float" office:value="247.798418">
            <text:p>247.798418</text:p>
          </table:table-cell>
          <table:table-cell table:number-columns-repeated="2" office:value-type="float" office:value="0.188075">
            <text:p>0.188075</text:p>
          </table:table-cell>
          <table:table-cell office:value-type="float" office:value="212.318324">
            <text:p>212.318324</text:p>
          </table:table-cell>
          <table:table-cell office:value-type="float" office:value="0.008224">
            <text:p>0.008224</text:p>
          </table:table-cell>
          <table:table-cell office:value-type="float" office:value="1.982387">
            <text:p>1.982387</text:p>
          </table:table-cell>
          <table:table-cell office:value-type="float" office:value="0.990078">
            <text:p>0.990078</text:p>
          </table:table-cell>
          <table:table-cell office:value-type="float" office:value="0.982324">
            <text:p>0.982324</text:p>
          </table:table-cell>
          <table:table-cell office:value-type="float" office:value="0.97268">
            <text:p>0.97268</text:p>
          </table:table-cell>
          <table:table-cell office:value-type="float" office:value="0.960077">
            <text:p>0.96007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992891">
            <text:p>3.992891</text:p>
          </table:table-cell>
          <table:table-cell office:value-type="float" office:value="7.41335">
            <text:p>7.41335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N334_T76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0862007">
            <text:p>10862007</text:p>
          </table:table-cell>
          <table:table-cell table:number-columns-repeated="2" office:value-type="float" office:value="1">
            <text:p>1</text:p>
          </table:table-cell>
          <table:table-cell office:value-type="float" office:value="8698303">
            <text:p>8698303</text:p>
          </table:table-cell>
          <table:table-cell office:value-type="float" office:value="0.800801">
            <text:p>0.800801</text:p>
          </table:table-cell>
          <table:table-cell office:value-type="float" office:value="873453516">
            <text:p>873453516</text:p>
          </table:table-cell>
          <table:table-cell office:value-type="float" office:value="193662726">
            <text:p>193662726</text:p>
          </table:table-cell>
          <table:table-cell office:value-type="float" office:value="86259395">
            <text:p>86259395</text:p>
          </table:table-cell>
          <table:table-cell office:value-type="float" office:value="593531395">
            <text:p>593531395</text:p>
          </table:table-cell>
          <table:table-cell office:value-type="float" office:value="193662726">
            <text:p>193662726</text:p>
          </table:table-cell>
          <table:table-cell office:value-type="float" office:value="0.320477">
            <text:p>0.320477</text:p>
          </table:table-cell>
          <table:table-cell office:value-type="float" office:value="0.679523">
            <text:p>0.679523</text:p>
          </table:table-cell>
          <table:table-cell office:value-type="float" office:value="0.691845">
            <text:p>0.691845</text:p>
          </table:table-cell>
          <table:table-cell office:value-type="float" office:value="317.059385">
            <text:p>317.059385</text:p>
          </table:table-cell>
          <table:table-cell office:value-type="float" office:value="322.082707">
            <text:p>322.082707</text:p>
          </table:table-cell>
          <table:table-cell table:number-columns-repeated="2" office:value-type="float" office:value="0.176528">
            <text:p>0.176528</text:p>
          </table:table-cell>
          <table:table-cell office:value-type="float" office:value="196.625566">
            <text:p>196.625566</text:p>
          </table:table-cell>
          <table:table-cell office:value-type="float" office:value="0.005921">
            <text:p>0.005921</text:p>
          </table:table-cell>
          <table:table-cell office:value-type="float" office:value="1.830015">
            <text:p>1.830015</text:p>
          </table:table-cell>
          <table:table-cell office:value-type="float" office:value="0.991544">
            <text:p>0.991544</text:p>
          </table:table-cell>
          <table:table-cell office:value-type="float" office:value="0.985386">
            <text:p>0.985386</text:p>
          </table:table-cell>
          <table:table-cell office:value-type="float" office:value="0.980618">
            <text:p>0.980618</text:p>
          </table:table-cell>
          <table:table-cell office:value-type="float" office:value="0.974237">
            <text:p>0.97423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886434">
            <text:p>3.886434</text:p>
          </table:table-cell>
          <table:table-cell office:value-type="float" office:value="6.400169">
            <text:p>6.40016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N339_T77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2720583">
            <text:p>12720583</text:p>
          </table:table-cell>
          <table:table-cell table:number-columns-repeated="2" office:value-type="float" office:value="1">
            <text:p>1</text:p>
          </table:table-cell>
          <table:table-cell office:value-type="float" office:value="10104378">
            <text:p>10104378</text:p>
          </table:table-cell>
          <table:table-cell office:value-type="float" office:value="0.794333">
            <text:p>0.794333</text:p>
          </table:table-cell>
          <table:table-cell office:value-type="float" office:value="1014227550">
            <text:p>1014227550</text:p>
          </table:table-cell>
          <table:table-cell office:value-type="float" office:value="219513535">
            <text:p>219513535</text:p>
          </table:table-cell>
          <table:table-cell office:value-type="float" office:value="97522107">
            <text:p>97522107</text:p>
          </table:table-cell>
          <table:table-cell office:value-type="float" office:value="697191908">
            <text:p>697191908</text:p>
          </table:table-cell>
          <table:table-cell office:value-type="float" office:value="219513535">
            <text:p>219513535</text:p>
          </table:table-cell>
          <table:table-cell office:value-type="float" office:value="0.312588">
            <text:p>0.312588</text:p>
          </table:table-cell>
          <table:table-cell office:value-type="float" office:value="0.687412">
            <text:p>0.687412</text:p>
          </table:table-cell>
          <table:table-cell office:value-type="float" office:value="0.692394">
            <text:p>0.692394</text:p>
          </table:table-cell>
          <table:table-cell office:value-type="float" office:value="359.381632">
            <text:p>359.381632</text:p>
          </table:table-cell>
          <table:table-cell office:value-type="float" office:value="364.991094">
            <text:p>364.991094</text:p>
          </table:table-cell>
          <table:table-cell table:number-columns-repeated="2" office:value-type="float" office:value="0.170857">
            <text:p>0.170857</text:p>
          </table:table-cell>
          <table:table-cell office:value-type="float" office:value="191.937415">
            <text:p>191.937415</text:p>
          </table:table-cell>
          <table:table-cell office:value-type="float" office:value="0.005921">
            <text:p>0.005921</text:p>
          </table:table-cell>
          <table:table-cell office:value-type="float" office:value="1.824955">
            <text:p>1.824955</text:p>
          </table:table-cell>
          <table:table-cell office:value-type="float" office:value="0.990989">
            <text:p>0.990989</text:p>
          </table:table-cell>
          <table:table-cell office:value-type="float" office:value="0.985229">
            <text:p>0.985229</text:p>
          </table:table-cell>
          <table:table-cell office:value-type="float" office:value="0.981194">
            <text:p>0.981194</text:p>
          </table:table-cell>
          <table:table-cell office:value-type="float" office:value="0.976383">
            <text:p>0.976383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172593">
            <text:p>3.172593</text:p>
          </table:table-cell>
          <table:table-cell office:value-type="float" office:value="7.018098">
            <text:p>7.018098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Medicago_N341_T78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4688467">
            <text:p>14688467</text:p>
          </table:table-cell>
          <table:table-cell table:number-columns-repeated="2" office:value-type="float" office:value="1">
            <text:p>1</text:p>
          </table:table-cell>
          <table:table-cell office:value-type="float" office:value="11525183">
            <text:p>11525183</text:p>
          </table:table-cell>
          <table:table-cell office:value-type="float" office:value="0.784642">
            <text:p>0.784642</text:p>
          </table:table-cell>
          <table:table-cell office:value-type="float" office:value="1157240213">
            <text:p>1157240213</text:p>
          </table:table-cell>
          <table:table-cell office:value-type="float" office:value="245315718">
            <text:p>245315718</text:p>
          </table:table-cell>
          <table:table-cell office:value-type="float" office:value="111525743">
            <text:p>111525743</text:p>
          </table:table-cell>
          <table:table-cell office:value-type="float" office:value="800398752">
            <text:p>800398752</text:p>
          </table:table-cell>
          <table:table-cell office:value-type="float" office:value="245315718">
            <text:p>245315718</text:p>
          </table:table-cell>
          <table:table-cell office:value-type="float" office:value="0.308356">
            <text:p>0.308356</text:p>
          </table:table-cell>
          <table:table-cell office:value-type="float" office:value="0.691644">
            <text:p>0.691644</text:p>
          </table:table-cell>
          <table:table-cell office:value-type="float" office:value="0.687464">
            <text:p>0.687464</text:p>
          </table:table-cell>
          <table:table-cell office:value-type="float" office:value="401.624269">
            <text:p>401.624269</text:p>
          </table:table-cell>
          <table:table-cell office:value-type="float" office:value="408.290674">
            <text:p>408.290674</text:p>
          </table:table-cell>
          <table:table-cell table:number-columns-repeated="2" office:value-type="float" office:value="0.165359">
            <text:p>0.165359</text:p>
          </table:table-cell>
          <table:table-cell office:value-type="float" office:value="187.990369">
            <text:p>187.990369</text:p>
          </table:table-cell>
          <table:table-cell office:value-type="float" office:value="0.007237">
            <text:p>0.007237</text:p>
          </table:table-cell>
          <table:table-cell office:value-type="float" office:value="1.798637">
            <text:p>1.798637</text:p>
          </table:table-cell>
          <table:table-cell office:value-type="float" office:value="0.988859">
            <text:p>0.988859</text:p>
          </table:table-cell>
          <table:table-cell office:value-type="float" office:value="0.98193">
            <text:p>0.98193</text:p>
          </table:table-cell>
          <table:table-cell office:value-type="float" office:value="0.976948">
            <text:p>0.976948</text:p>
          </table:table-cell>
          <table:table-cell office:value-type="float" office:value="0.972301">
            <text:p>0.97230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419801">
            <text:p>3.419801</text:p>
          </table:table-cell>
          <table:table-cell office:value-type="float" office:value="6.900007">
            <text:p>6.90000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Ononis_252_T79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4186995">
            <text:p>14186995</text:p>
          </table:table-cell>
          <table:table-cell table:number-columns-repeated="2" office:value-type="float" office:value="1">
            <text:p>1</text:p>
          </table:table-cell>
          <table:table-cell office:value-type="float" office:value="11460927">
            <text:p>11460927</text:p>
          </table:table-cell>
          <table:table-cell office:value-type="float" office:value="0.807847">
            <text:p>0.807847</text:p>
          </table:table-cell>
          <table:table-cell office:value-type="float" office:value="1149417837">
            <text:p>1149417837</text:p>
          </table:table-cell>
          <table:table-cell office:value-type="float" office:value="244402074">
            <text:p>244402074</text:p>
          </table:table-cell>
          <table:table-cell office:value-type="float" office:value="109211444">
            <text:p>109211444</text:p>
          </table:table-cell>
          <table:table-cell office:value-type="float" office:value="795804319">
            <text:p>795804319</text:p>
          </table:table-cell>
          <table:table-cell office:value-type="float" office:value="244402074">
            <text:p>244402074</text:p>
          </table:table-cell>
          <table:table-cell office:value-type="float" office:value="0.307646">
            <text:p>0.307646</text:p>
          </table:table-cell>
          <table:table-cell office:value-type="float" office:value="0.692354">
            <text:p>0.692354</text:p>
          </table:table-cell>
          <table:table-cell office:value-type="float" office:value="0.691156">
            <text:p>0.691156</text:p>
          </table:table-cell>
          <table:table-cell office:value-type="float" office:value="400.128476">
            <text:p>400.128476</text:p>
          </table:table-cell>
          <table:table-cell office:value-type="float" office:value="406.034852">
            <text:p>406.034852</text:p>
          </table:table-cell>
          <table:table-cell table:number-columns-repeated="2" office:value-type="float" office:value="0.170566">
            <text:p>0.170566</text:p>
          </table:table-cell>
          <table:table-cell office:value-type="float" office:value="188.564831">
            <text:p>188.564831</text:p>
          </table:table-cell>
          <table:table-cell office:value-type="float" office:value="0.006579">
            <text:p>0.006579</text:p>
          </table:table-cell>
          <table:table-cell office:value-type="float" office:value="1.862545">
            <text:p>1.862545</text:p>
          </table:table-cell>
          <table:table-cell office:value-type="float" office:value="0.99049">
            <text:p>0.99049</text:p>
          </table:table-cell>
          <table:table-cell office:value-type="float" office:value="0.977432">
            <text:p>0.977432</text:p>
          </table:table-cell>
          <table:table-cell office:value-type="float" office:value="0.972039">
            <text:p>0.972039</text:p>
          </table:table-cell>
          <table:table-cell office:value-type="float" office:value="0.967216">
            <text:p>0.96721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696348">
            <text:p>3.696348</text:p>
          </table:table-cell>
          <table:table-cell office:value-type="float" office:value="6.570001">
            <text:p>6.57000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Ononis_253_T80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7786280">
            <text:p>17786280</text:p>
          </table:table-cell>
          <table:table-cell table:number-columns-repeated="2" office:value-type="float" office:value="1">
            <text:p>1</text:p>
          </table:table-cell>
          <table:table-cell office:value-type="float" office:value="14043022">
            <text:p>14043022</text:p>
          </table:table-cell>
          <table:table-cell office:value-type="float" office:value="0.789542">
            <text:p>0.789542</text:p>
          </table:table-cell>
          <table:table-cell office:value-type="float" office:value="1408660387">
            <text:p>1408660387</text:p>
          </table:table-cell>
          <table:table-cell office:value-type="float" office:value="298992211">
            <text:p>298992211</text:p>
          </table:table-cell>
          <table:table-cell office:value-type="float" office:value="134729412">
            <text:p>134729412</text:p>
          </table:table-cell>
          <table:table-cell office:value-type="float" office:value="974938764">
            <text:p>974938764</text:p>
          </table:table-cell>
          <table:table-cell office:value-type="float" office:value="298992211">
            <text:p>298992211</text:p>
          </table:table-cell>
          <table:table-cell office:value-type="float" office:value="0.307897">
            <text:p>0.307897</text:p>
          </table:table-cell>
          <table:table-cell office:value-type="float" office:value="0.692103">
            <text:p>0.692103</text:p>
          </table:table-cell>
          <table:table-cell office:value-type="float" office:value="0.689364">
            <text:p>0.689364</text:p>
          </table:table-cell>
          <table:table-cell office:value-type="float" office:value="489.501974">
            <text:p>489.501974</text:p>
          </table:table-cell>
          <table:table-cell office:value-type="float" office:value="497.675964">
            <text:p>497.675964</text:p>
          </table:table-cell>
          <table:table-cell table:number-columns-repeated="2" office:value-type="float" office:value="0.166438">
            <text:p>0.166438</text:p>
          </table:table-cell>
          <table:table-cell office:value-type="float" office:value="188.229338">
            <text:p>188.229338</text:p>
          </table:table-cell>
          <table:table-cell office:value-type="float" office:value="0.009868">
            <text:p>0.009868</text:p>
          </table:table-cell>
          <table:table-cell office:value-type="float" office:value="1.843244">
            <text:p>1.843244</text:p>
          </table:table-cell>
          <table:table-cell office:value-type="float" office:value="0.987498">
            <text:p>0.987498</text:p>
          </table:table-cell>
          <table:table-cell office:value-type="float" office:value="0.976681">
            <text:p>0.976681</text:p>
          </table:table-cell>
          <table:table-cell office:value-type="float" office:value="0.972457">
            <text:p>0.972457</text:p>
          </table:table-cell>
          <table:table-cell office:value-type="float" office:value="0.968654">
            <text:p>0.96865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371139">
            <text:p>3.371139</text:p>
          </table:table-cell>
          <table:table-cell office:value-type="float" office:value="6.830693">
            <text:p>6.830693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Ononis_254_T81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7187829">
            <text:p>17187829</text:p>
          </table:table-cell>
          <table:table-cell table:number-columns-repeated="2" office:value-type="float" office:value="1">
            <text:p>1</text:p>
          </table:table-cell>
          <table:table-cell office:value-type="float" office:value="14576155">
            <text:p>14576155</text:p>
          </table:table-cell>
          <table:table-cell office:value-type="float" office:value="0.848051">
            <text:p>0.848051</text:p>
          </table:table-cell>
          <table:table-cell office:value-type="float" office:value="1461955504">
            <text:p>1461955504</text:p>
          </table:table-cell>
          <table:table-cell office:value-type="float" office:value="309716522">
            <text:p>309716522</text:p>
          </table:table-cell>
          <table:table-cell office:value-type="float" office:value="142698801">
            <text:p>142698801</text:p>
          </table:table-cell>
          <table:table-cell office:value-type="float" office:value="1009540181">
            <text:p>1009540181</text:p>
          </table:table-cell>
          <table:table-cell office:value-type="float" office:value="309716522">
            <text:p>309716522</text:p>
          </table:table-cell>
          <table:table-cell office:value-type="float" office:value="0.309459">
            <text:p>0.309459</text:p>
          </table:table-cell>
          <table:table-cell office:value-type="float" office:value="0.690541">
            <text:p>0.690541</text:p>
          </table:table-cell>
          <table:table-cell office:value-type="float" office:value="0.684585">
            <text:p>0.684585</text:p>
          </table:table-cell>
          <table:table-cell office:value-type="float" office:value="507.059526">
            <text:p>507.059526</text:p>
          </table:table-cell>
          <table:table-cell office:value-type="float" office:value="515.305489">
            <text:p>515.305489</text:p>
          </table:table-cell>
          <table:table-cell table:number-columns-repeated="2" office:value-type="float" office:value="0.178411">
            <text:p>0.178411</text:p>
          </table:table-cell>
          <table:table-cell office:value-type="float" office:value="187.872823">
            <text:p>187.872823</text:p>
          </table:table-cell>
          <table:table-cell office:value-type="float" office:value="0.009211">
            <text:p>0.009211</text:p>
          </table:table-cell>
          <table:table-cell office:value-type="float" office:value="1.853617">
            <text:p>1.853617</text:p>
          </table:table-cell>
          <table:table-cell office:value-type="float" office:value="0.988584">
            <text:p>0.988584</text:p>
          </table:table-cell>
          <table:table-cell office:value-type="float" office:value="0.979272">
            <text:p>0.979272</text:p>
          </table:table-cell>
          <table:table-cell office:value-type="float" office:value="0.975272">
            <text:p>0.975272</text:p>
          </table:table-cell>
          <table:table-cell office:value-type="float" office:value="0.971985">
            <text:p>0.97198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727744">
            <text:p>3.727744</text:p>
          </table:table-cell>
          <table:table-cell office:value-type="float" office:value="6.915051">
            <text:p>6.91505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Ononis_256_T82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2109551">
            <text:p>12109551</text:p>
          </table:table-cell>
          <table:table-cell table:number-columns-repeated="2" office:value-type="float" office:value="1">
            <text:p>1</text:p>
          </table:table-cell>
          <table:table-cell office:value-type="float" office:value="9777028">
            <text:p>9777028</text:p>
          </table:table-cell>
          <table:table-cell office:value-type="float" office:value="0.807382">
            <text:p>0.807382</text:p>
          </table:table-cell>
          <table:table-cell office:value-type="float" office:value="980195444">
            <text:p>980195444</text:p>
          </table:table-cell>
          <table:table-cell office:value-type="float" office:value="218506542">
            <text:p>218506542</text:p>
          </table:table-cell>
          <table:table-cell office:value-type="float" office:value="100573690">
            <text:p>100573690</text:p>
          </table:table-cell>
          <table:table-cell office:value-type="float" office:value="661115212">
            <text:p>661115212</text:p>
          </table:table-cell>
          <table:table-cell office:value-type="float" office:value="218506542">
            <text:p>218506542</text:p>
          </table:table-cell>
          <table:table-cell office:value-type="float" office:value="0.325527">
            <text:p>0.325527</text:p>
          </table:table-cell>
          <table:table-cell office:value-type="float" office:value="0.674473">
            <text:p>0.674473</text:p>
          </table:table-cell>
          <table:table-cell office:value-type="float" office:value="0.684801">
            <text:p>0.684801</text:p>
          </table:table-cell>
          <table:table-cell office:value-type="float" office:value="357.73301">
            <text:p>357.73301</text:p>
          </table:table-cell>
          <table:table-cell office:value-type="float" office:value="365.154476">
            <text:p>365.154476</text:p>
          </table:table-cell>
          <table:table-cell table:number-columns-repeated="2" office:value-type="float" office:value="0.178655">
            <text:p>0.178655</text:p>
          </table:table-cell>
          <table:table-cell office:value-type="float" office:value="197.690367">
            <text:p>197.690367</text:p>
          </table:table-cell>
          <table:table-cell office:value-type="float" office:value="0.013487">
            <text:p>0.013487</text:p>
          </table:table-cell>
          <table:table-cell office:value-type="float" office:value="1.99538">
            <text:p>1.99538</text:p>
          </table:table-cell>
          <table:table-cell office:value-type="float" office:value="0.985197">
            <text:p>0.985197</text:p>
          </table:table-cell>
          <table:table-cell office:value-type="float" office:value="0.977124">
            <text:p>0.977124</text:p>
          </table:table-cell>
          <table:table-cell office:value-type="float" office:value="0.971741">
            <text:p>0.971741</text:p>
          </table:table-cell>
          <table:table-cell office:value-type="float" office:value="0.965825">
            <text:p>0.96582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124636">
            <text:p>4.124636</text:p>
          </table:table-cell>
          <table:table-cell office:value-type="float" office:value="7.435308">
            <text:p>7.435308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Ononis_257_T83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2996574">
            <text:p>12996574</text:p>
          </table:table-cell>
          <table:table-cell table:number-columns-repeated="2" office:value-type="float" office:value="1">
            <text:p>1</text:p>
          </table:table-cell>
          <table:table-cell office:value-type="float" office:value="10615828">
            <text:p>10615828</text:p>
          </table:table-cell>
          <table:table-cell office:value-type="float" office:value="0.816817">
            <text:p>0.816817</text:p>
          </table:table-cell>
          <table:table-cell office:value-type="float" office:value="1064531146">
            <text:p>1064531146</text:p>
          </table:table-cell>
          <table:table-cell office:value-type="float" office:value="241716497">
            <text:p>241716497</text:p>
          </table:table-cell>
          <table:table-cell office:value-type="float" office:value="107248165">
            <text:p>107248165</text:p>
          </table:table-cell>
          <table:table-cell office:value-type="float" office:value="715566484">
            <text:p>715566484</text:p>
          </table:table-cell>
          <table:table-cell office:value-type="float" office:value="241716497">
            <text:p>241716497</text:p>
          </table:table-cell>
          <table:table-cell office:value-type="float" office:value="0.327811">
            <text:p>0.327811</text:p>
          </table:table-cell>
          <table:table-cell office:value-type="float" office:value="0.672189">
            <text:p>0.672189</text:p>
          </table:table-cell>
          <table:table-cell office:value-type="float" office:value="0.692668">
            <text:p>0.692668</text:p>
          </table:table-cell>
          <table:table-cell office:value-type="float" office:value="395.731721">
            <text:p>395.731721</text:p>
          </table:table-cell>
          <table:table-cell office:value-type="float" office:value="402.504136">
            <text:p>402.504136</text:p>
          </table:table-cell>
          <table:table-cell table:number-columns-repeated="2" office:value-type="float" office:value="0.184143">
            <text:p>0.184143</text:p>
          </table:table-cell>
          <table:table-cell office:value-type="float" office:value="201.363922">
            <text:p>201.363922</text:p>
          </table:table-cell>
          <table:table-cell office:value-type="float" office:value="0.010855">
            <text:p>0.010855</text:p>
          </table:table-cell>
          <table:table-cell office:value-type="float" office:value="2.022634">
            <text:p>2.022634</text:p>
          </table:table-cell>
          <table:table-cell office:value-type="float" office:value="0.986598">
            <text:p>0.986598</text:p>
          </table:table-cell>
          <table:table-cell office:value-type="float" office:value="0.976014">
            <text:p>0.976014</text:p>
          </table:table-cell>
          <table:table-cell office:value-type="float" office:value="0.970989">
            <text:p>0.970989</text:p>
          </table:table-cell>
          <table:table-cell office:value-type="float" office:value="0.965517">
            <text:p>0.96551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825004">
            <text:p>3.825004</text:p>
          </table:table-cell>
          <table:table-cell office:value-type="float" office:value="7.627623">
            <text:p>7.627623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Ononis_276_T84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2314243">
            <text:p>12314243</text:p>
          </table:table-cell>
          <table:table-cell table:number-columns-repeated="2" office:value-type="float" office:value="1">
            <text:p>1</text:p>
          </table:table-cell>
          <table:table-cell office:value-type="float" office:value="9963441">
            <text:p>9963441</text:p>
          </table:table-cell>
          <table:table-cell office:value-type="float" office:value="0.809099">
            <text:p>0.809099</text:p>
          </table:table-cell>
          <table:table-cell office:value-type="float" office:value="998702155">
            <text:p>998702155</text:p>
          </table:table-cell>
          <table:table-cell office:value-type="float" office:value="225318463">
            <text:p>225318463</text:p>
          </table:table-cell>
          <table:table-cell office:value-type="float" office:value="97112087">
            <text:p>97112087</text:p>
          </table:table-cell>
          <table:table-cell office:value-type="float" office:value="676271605">
            <text:p>676271605</text:p>
          </table:table-cell>
          <table:table-cell office:value-type="float" office:value="225318463">
            <text:p>225318463</text:p>
          </table:table-cell>
          <table:table-cell office:value-type="float" office:value="0.32285">
            <text:p>0.32285</text:p>
          </table:table-cell>
          <table:table-cell office:value-type="float" office:value="0.67715">
            <text:p>0.67715</text:p>
          </table:table-cell>
          <table:table-cell office:value-type="float" office:value="0.698812">
            <text:p>0.698812</text:p>
          </table:table-cell>
          <table:table-cell office:value-type="float" office:value="368.885303">
            <text:p>368.885303</text:p>
          </table:table-cell>
          <table:table-cell office:value-type="float" office:value="375.156887">
            <text:p>375.156887</text:p>
          </table:table-cell>
          <table:table-cell table:number-columns-repeated="2" office:value-type="float" office:value="0.181162">
            <text:p>0.181162</text:p>
          </table:table-cell>
          <table:table-cell office:value-type="float" office:value="200.075788">
            <text:p>200.075788</text:p>
          </table:table-cell>
          <table:table-cell office:value-type="float" office:value="0.008882">
            <text:p>0.008882</text:p>
          </table:table-cell>
          <table:table-cell office:value-type="float" office:value="1.995515">
            <text:p>1.995515</text:p>
          </table:table-cell>
          <table:table-cell office:value-type="float" office:value="0.989313">
            <text:p>0.989313</text:p>
          </table:table-cell>
          <table:table-cell office:value-type="float" office:value="0.977314">
            <text:p>0.977314</text:p>
          </table:table-cell>
          <table:table-cell office:value-type="float" office:value="0.971327">
            <text:p>0.971327</text:p>
          </table:table-cell>
          <table:table-cell office:value-type="float" office:value="0.964688">
            <text:p>0.96468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479576">
            <text:p>3.479576</text:p>
          </table:table-cell>
          <table:table-cell office:value-type="float" office:value="7.651016">
            <text:p>7.65101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Ononis_277_T85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3687771">
            <text:p>13687771</text:p>
          </table:table-cell>
          <table:table-cell table:number-columns-repeated="2" office:value-type="float" office:value="1">
            <text:p>1</text:p>
          </table:table-cell>
          <table:table-cell office:value-type="float" office:value="10554568">
            <text:p>10554568</text:p>
          </table:table-cell>
          <table:table-cell office:value-type="float" office:value="0.771095">
            <text:p>0.771095</text:p>
          </table:table-cell>
          <table:table-cell office:value-type="float" office:value="1058982967">
            <text:p>1058982967</text:p>
          </table:table-cell>
          <table:table-cell office:value-type="float" office:value="235307709">
            <text:p>235307709</text:p>
          </table:table-cell>
          <table:table-cell office:value-type="float" office:value="99599622">
            <text:p>99599622</text:p>
          </table:table-cell>
          <table:table-cell office:value-type="float" office:value="724075636">
            <text:p>724075636</text:p>
          </table:table-cell>
          <table:table-cell office:value-type="float" office:value="235307709">
            <text:p>235307709</text:p>
          </table:table-cell>
          <table:table-cell office:value-type="float" office:value="0.316254">
            <text:p>0.316254</text:p>
          </table:table-cell>
          <table:table-cell office:value-type="float" office:value="0.683746">
            <text:p>0.683746</text:p>
          </table:table-cell>
          <table:table-cell office:value-type="float" office:value="0.702605">
            <text:p>0.702605</text:p>
          </table:table-cell>
          <table:table-cell office:value-type="float" office:value="385.239427">
            <text:p>385.239427</text:p>
          </table:table-cell>
          <table:table-cell office:value-type="float" office:value="391.687741">
            <text:p>391.687741</text:p>
          </table:table-cell>
          <table:table-cell table:number-columns-repeated="2" office:value-type="float" office:value="0.170209">
            <text:p>0.170209</text:p>
          </table:table-cell>
          <table:table-cell office:value-type="float" office:value="197.052034">
            <text:p>197.052034</text:p>
          </table:table-cell>
          <table:table-cell office:value-type="float" office:value="0.008553">
            <text:p>0.008553</text:p>
          </table:table-cell>
          <table:table-cell office:value-type="float" office:value="1.96828">
            <text:p>1.96828</text:p>
          </table:table-cell>
          <table:table-cell office:value-type="float" office:value="0.990045">
            <text:p>0.990045</text:p>
          </table:table-cell>
          <table:table-cell office:value-type="float" office:value="0.98445">
            <text:p>0.98445</text:p>
          </table:table-cell>
          <table:table-cell office:value-type="float" office:value="0.980131">
            <text:p>0.980131</text:p>
          </table:table-cell>
          <table:table-cell office:value-type="float" office:value="0.974672">
            <text:p>0.97467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429644">
            <text:p>3.429644</text:p>
          </table:table-cell>
          <table:table-cell office:value-type="float" office:value="7.80059">
            <text:p>7.8005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Ononis_284_T86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4615863">
            <text:p>14615863</text:p>
          </table:table-cell>
          <table:table-cell table:number-columns-repeated="2" office:value-type="float" office:value="1">
            <text:p>1</text:p>
          </table:table-cell>
          <table:table-cell office:value-type="float" office:value="11996897">
            <text:p>11996897</text:p>
          </table:table-cell>
          <table:table-cell office:value-type="float" office:value="0.820813">
            <text:p>0.820813</text:p>
          </table:table-cell>
          <table:table-cell office:value-type="float" office:value="1203238694">
            <text:p>1203238694</text:p>
          </table:table-cell>
          <table:table-cell office:value-type="float" office:value="268359547">
            <text:p>268359547</text:p>
          </table:table-cell>
          <table:table-cell office:value-type="float" office:value="120702528">
            <text:p>120702528</text:p>
          </table:table-cell>
          <table:table-cell office:value-type="float" office:value="814176619">
            <text:p>814176619</text:p>
          </table:table-cell>
          <table:table-cell office:value-type="float" office:value="268359547">
            <text:p>268359547</text:p>
          </table:table-cell>
          <table:table-cell office:value-type="float" office:value="0.323346">
            <text:p>0.323346</text:p>
          </table:table-cell>
          <table:table-cell office:value-type="float" office:value="0.676654">
            <text:p>0.676654</text:p>
          </table:table-cell>
          <table:table-cell office:value-type="float" office:value="0.68976">
            <text:p>0.68976</text:p>
          </table:table-cell>
          <table:table-cell office:value-type="float" office:value="439.351003">
            <text:p>439.351003</text:p>
          </table:table-cell>
          <table:table-cell office:value-type="float" office:value="447.183805">
            <text:p>447.183805</text:p>
          </table:table-cell>
          <table:table-cell table:number-columns-repeated="2" office:value-type="float" office:value="0.181791">
            <text:p>0.181791</text:p>
          </table:table-cell>
          <table:table-cell office:value-type="float" office:value="197.787574">
            <text:p>197.787574</text:p>
          </table:table-cell>
          <table:table-cell office:value-type="float" office:value="0.013816">
            <text:p>0.013816</text:p>
          </table:table-cell>
          <table:table-cell office:value-type="float" office:value="2.023456">
            <text:p>2.023456</text:p>
          </table:table-cell>
          <table:table-cell office:value-type="float" office:value="0.985302">
            <text:p>0.985302</text:p>
          </table:table-cell>
          <table:table-cell office:value-type="float" office:value="0.97408">
            <text:p>0.97408</text:p>
          </table:table-cell>
          <table:table-cell office:value-type="float" office:value="0.968709">
            <text:p>0.968709</text:p>
          </table:table-cell>
          <table:table-cell office:value-type="float" office:value="0.964688">
            <text:p>0.96468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545906">
            <text:p>3.545906</text:p>
          </table:table-cell>
          <table:table-cell office:value-type="float" office:value="7.775736">
            <text:p>7.77573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Ononis_285_T87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4336369">
            <text:p>14336369</text:p>
          </table:table-cell>
          <table:table-cell table:number-columns-repeated="2" office:value-type="float" office:value="1">
            <text:p>1</text:p>
          </table:table-cell>
          <table:table-cell office:value-type="float" office:value="11555417">
            <text:p>11555417</text:p>
          </table:table-cell>
          <table:table-cell office:value-type="float" office:value="0.806021">
            <text:p>0.806021</text:p>
          </table:table-cell>
          <table:table-cell office:value-type="float" office:value="1158753096">
            <text:p>1158753096</text:p>
          </table:table-cell>
          <table:table-cell office:value-type="float" office:value="257095751">
            <text:p>257095751</text:p>
          </table:table-cell>
          <table:table-cell office:value-type="float" office:value="118245824">
            <text:p>118245824</text:p>
          </table:table-cell>
          <table:table-cell office:value-type="float" office:value="783411521">
            <text:p>783411521</text:p>
          </table:table-cell>
          <table:table-cell office:value-type="float" office:value="257095751">
            <text:p>257095751</text:p>
          </table:table-cell>
          <table:table-cell office:value-type="float" office:value="0.323919">
            <text:p>0.323919</text:p>
          </table:table-cell>
          <table:table-cell office:value-type="float" office:value="0.676081">
            <text:p>0.676081</text:p>
          </table:table-cell>
          <table:table-cell office:value-type="float" office:value="0.684965">
            <text:p>0.684965</text:p>
          </table:table-cell>
          <table:table-cell office:value-type="float" office:value="420.910221">
            <text:p>420.910221</text:p>
          </table:table-cell>
          <table:table-cell office:value-type="float" office:value="428.151706">
            <text:p>428.151706</text:p>
          </table:table-cell>
          <table:table-cell table:number-columns-repeated="2" office:value-type="float" office:value="0.177556">
            <text:p>0.177556</text:p>
          </table:table-cell>
          <table:table-cell office:value-type="float" office:value="196.760417">
            <text:p>196.760417</text:p>
          </table:table-cell>
          <table:table-cell office:value-type="float" office:value="0.010855">
            <text:p>0.010855</text:p>
          </table:table-cell>
          <table:table-cell office:value-type="float" office:value="1.991403">
            <text:p>1.991403</text:p>
          </table:table-cell>
          <table:table-cell office:value-type="float" office:value="0.986958">
            <text:p>0.986958</text:p>
          </table:table-cell>
          <table:table-cell office:value-type="float" office:value="0.979171">
            <text:p>0.979171</text:p>
          </table:table-cell>
          <table:table-cell office:value-type="float" office:value="0.974752">
            <text:p>0.974752</text:p>
          </table:table-cell>
          <table:table-cell office:value-type="float" office:value="0.969497">
            <text:p>0.96949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616765">
            <text:p>3.616765</text:p>
          </table:table-cell>
          <table:table-cell office:value-type="float" office:value="7.636673">
            <text:p>7.636673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Ononis_N101_T88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8346134">
            <text:p>8346134</text:p>
          </table:table-cell>
          <table:table-cell table:number-columns-repeated="2" office:value-type="float" office:value="1">
            <text:p>1</text:p>
          </table:table-cell>
          <table:table-cell office:value-type="float" office:value="6096213">
            <text:p>6096213</text:p>
          </table:table-cell>
          <table:table-cell office:value-type="float" office:value="0.730424">
            <text:p>0.730424</text:p>
          </table:table-cell>
          <table:table-cell office:value-type="float" office:value="611124687">
            <text:p>611124687</text:p>
          </table:table-cell>
          <table:table-cell office:value-type="float" office:value="148202405">
            <text:p>148202405</text:p>
          </table:table-cell>
          <table:table-cell office:value-type="float" office:value="63155396">
            <text:p>63155396</text:p>
          </table:table-cell>
          <table:table-cell office:value-type="float" office:value="399766886">
            <text:p>399766886</text:p>
          </table:table-cell>
          <table:table-cell office:value-type="float" office:value="148202405">
            <text:p>148202405</text:p>
          </table:table-cell>
          <table:table-cell office:value-type="float" office:value="0.345851">
            <text:p>0.345851</text:p>
          </table:table-cell>
          <table:table-cell office:value-type="float" office:value="0.654149">
            <text:p>0.654149</text:p>
          </table:table-cell>
          <table:table-cell office:value-type="float" office:value="0.701192">
            <text:p>0.701192</text:p>
          </table:table-cell>
          <table:table-cell office:value-type="float" office:value="242.632975">
            <text:p>242.632975</text:p>
          </table:table-cell>
          <table:table-cell office:value-type="float" office:value="247.331686">
            <text:p>247.331686</text:p>
          </table:table-cell>
          <table:table-cell table:number-columns-repeated="2" office:value-type="float" office:value="0.175812">
            <text:p>0.175812</text:p>
          </table:table-cell>
          <table:table-cell office:value-type="float" office:value="215.059764">
            <text:p>215.059764</text:p>
          </table:table-cell>
          <table:table-cell office:value-type="float" office:value="0.015789">
            <text:p>0.015789</text:p>
          </table:table-cell>
          <table:table-cell office:value-type="float" office:value="2.113946">
            <text:p>2.113946</text:p>
          </table:table-cell>
          <table:table-cell office:value-type="float" office:value="0.984131">
            <text:p>0.984131</text:p>
          </table:table-cell>
          <table:table-cell office:value-type="float" office:value="0.973472">
            <text:p>0.973472</text:p>
          </table:table-cell>
          <table:table-cell office:value-type="float" office:value="0.962843">
            <text:p>0.962843</text:p>
          </table:table-cell>
          <table:table-cell office:value-type="float" office:value="0.949562">
            <text:p>0.94956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630714">
            <text:p>4.630714</text:p>
          </table:table-cell>
          <table:table-cell office:value-type="float" office:value="6.96381">
            <text:p>6.9638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Ononis_N123_T89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9625938">
            <text:p>9625938</text:p>
          </table:table-cell>
          <table:table-cell table:number-columns-repeated="2" office:value-type="float" office:value="1">
            <text:p>1</text:p>
          </table:table-cell>
          <table:table-cell office:value-type="float" office:value="7141366">
            <text:p>7141366</text:p>
          </table:table-cell>
          <table:table-cell office:value-type="float" office:value="0.741888">
            <text:p>0.741888</text:p>
          </table:table-cell>
          <table:table-cell office:value-type="float" office:value="715183545">
            <text:p>715183545</text:p>
          </table:table-cell>
          <table:table-cell office:value-type="float" office:value="165370221">
            <text:p>165370221</text:p>
          </table:table-cell>
          <table:table-cell office:value-type="float" office:value="70725374">
            <text:p>70725374</text:p>
          </table:table-cell>
          <table:table-cell office:value-type="float" office:value="479087950">
            <text:p>479087950</text:p>
          </table:table-cell>
          <table:table-cell office:value-type="float" office:value="165370221">
            <text:p>165370221</text:p>
          </table:table-cell>
          <table:table-cell office:value-type="float" office:value="0.330119">
            <text:p>0.330119</text:p>
          </table:table-cell>
          <table:table-cell office:value-type="float" office:value="0.669881">
            <text:p>0.669881</text:p>
          </table:table-cell>
          <table:table-cell office:value-type="float" office:value="0.700438">
            <text:p>0.700438</text:p>
          </table:table-cell>
          <table:table-cell office:value-type="float" office:value="270.73966">
            <text:p>270.73966</text:p>
          </table:table-cell>
          <table:table-cell office:value-type="float" office:value="276.66188">
            <text:p>276.66188</text:p>
          </table:table-cell>
          <table:table-cell table:number-columns-repeated="2" office:value-type="float" office:value="0.170096">
            <text:p>0.170096</text:p>
          </table:table-cell>
          <table:table-cell office:value-type="float" office:value="205.056498">
            <text:p>205.056498</text:p>
          </table:table-cell>
          <table:table-cell office:value-type="float" office:value="0.016447">
            <text:p>0.016447</text:p>
          </table:table-cell>
          <table:table-cell office:value-type="float" office:value="2.034279">
            <text:p>2.034279</text:p>
          </table:table-cell>
          <table:table-cell office:value-type="float" office:value="0.984576">
            <text:p>0.984576</text:p>
          </table:table-cell>
          <table:table-cell office:value-type="float" office:value="0.974393">
            <text:p>0.974393</text:p>
          </table:table-cell>
          <table:table-cell office:value-type="float" office:value="0.9661">
            <text:p>0.9661</text:p>
          </table:table-cell>
          <table:table-cell office:value-type="float" office:value="0.953793">
            <text:p>0.953793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601512">
            <text:p>3.601512</text:p>
          </table:table-cell>
          <table:table-cell office:value-type="float" office:value="7.586712">
            <text:p>7.586712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Ononis_N133_T90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0566311">
            <text:p>10566311</text:p>
          </table:table-cell>
          <table:table-cell table:number-columns-repeated="2" office:value-type="float" office:value="1">
            <text:p>1</text:p>
          </table:table-cell>
          <table:table-cell office:value-type="float" office:value="8174600">
            <text:p>8174600</text:p>
          </table:table-cell>
          <table:table-cell office:value-type="float" office:value="0.773647">
            <text:p>0.773647</text:p>
          </table:table-cell>
          <table:table-cell office:value-type="float" office:value="819408999">
            <text:p>819408999</text:p>
          </table:table-cell>
          <table:table-cell office:value-type="float" office:value="185256785">
            <text:p>185256785</text:p>
          </table:table-cell>
          <table:table-cell office:value-type="float" office:value="83611656">
            <text:p>83611656</text:p>
          </table:table-cell>
          <table:table-cell office:value-type="float" office:value="550540558">
            <text:p>550540558</text:p>
          </table:table-cell>
          <table:table-cell office:value-type="float" office:value="185256785">
            <text:p>185256785</text:p>
          </table:table-cell>
          <table:table-cell office:value-type="float" office:value="0.328125">
            <text:p>0.328125</text:p>
          </table:table-cell>
          <table:table-cell office:value-type="float" office:value="0.671875">
            <text:p>0.671875</text:p>
          </table:table-cell>
          <table:table-cell office:value-type="float" office:value="0.689024">
            <text:p>0.689024</text:p>
          </table:table-cell>
          <table:table-cell office:value-type="float" office:value="303.297406">
            <text:p>303.297406</text:p>
          </table:table-cell>
          <table:table-cell office:value-type="float" office:value="308.948437">
            <text:p>308.948437</text:p>
          </table:table-cell>
          <table:table-cell table:number-columns-repeated="2" office:value-type="float" office:value="0.173592">
            <text:p>0.173592</text:p>
          </table:table-cell>
          <table:table-cell office:value-type="float" office:value="200.496657">
            <text:p>200.496657</text:p>
          </table:table-cell>
          <table:table-cell office:value-type="float" office:value="0.012829">
            <text:p>0.012829</text:p>
          </table:table-cell>
          <table:table-cell office:value-type="float" office:value="2.073479">
            <text:p>2.073479</text:p>
          </table:table-cell>
          <table:table-cell office:value-type="float" office:value="0.986791">
            <text:p>0.986791</text:p>
          </table:table-cell>
          <table:table-cell office:value-type="float" office:value="0.975242">
            <text:p>0.975242</text:p>
          </table:table-cell>
          <table:table-cell office:value-type="float" office:value="0.96844">
            <text:p>0.96844</text:p>
          </table:table-cell>
          <table:table-cell office:value-type="float" office:value="0.959116">
            <text:p>0.95911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073329">
            <text:p>4.073329</text:p>
          </table:table-cell>
          <table:table-cell office:value-type="float" office:value="7.519019">
            <text:p>7.51901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121_T91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9008649">
            <text:p>9008649</text:p>
          </table:table-cell>
          <table:table-cell table:number-columns-repeated="2" office:value-type="float" office:value="1">
            <text:p>1</text:p>
          </table:table-cell>
          <table:table-cell office:value-type="float" office:value="7186656">
            <text:p>7186656</text:p>
          </table:table-cell>
          <table:table-cell office:value-type="float" office:value="0.797751">
            <text:p>0.797751</text:p>
          </table:table-cell>
          <table:table-cell office:value-type="float" office:value="721208432">
            <text:p>721208432</text:p>
          </table:table-cell>
          <table:table-cell office:value-type="float" office:value="169762118">
            <text:p>169762118</text:p>
          </table:table-cell>
          <table:table-cell office:value-type="float" office:value="77263593">
            <text:p>77263593</text:p>
          </table:table-cell>
          <table:table-cell office:value-type="float" office:value="474182721">
            <text:p>474182721</text:p>
          </table:table-cell>
          <table:table-cell office:value-type="float" office:value="169762118">
            <text:p>169762118</text:p>
          </table:table-cell>
          <table:table-cell office:value-type="float" office:value="0.342516">
            <text:p>0.342516</text:p>
          </table:table-cell>
          <table:table-cell office:value-type="float" office:value="0.657484">
            <text:p>0.657484</text:p>
          </table:table-cell>
          <table:table-cell office:value-type="float" office:value="0.687224">
            <text:p>0.687224</text:p>
          </table:table-cell>
          <table:table-cell office:value-type="float" office:value="277.929955">
            <text:p>277.929955</text:p>
          </table:table-cell>
          <table:table-cell office:value-type="float" office:value="282.738621">
            <text:p>282.738621</text:p>
          </table:table-cell>
          <table:table-cell table:number-columns-repeated="2" office:value-type="float" office:value="0.186578">
            <text:p>0.186578</text:p>
          </table:table-cell>
          <table:table-cell office:value-type="float" office:value="208.74387">
            <text:p>208.74387</text:p>
          </table:table-cell>
          <table:table-cell office:value-type="float" office:value="0.008553">
            <text:p>0.008553</text:p>
          </table:table-cell>
          <table:table-cell office:value-type="float" office:value="2.034091">
            <text:p>2.034091</text:p>
          </table:table-cell>
          <table:table-cell office:value-type="float" office:value="0.99029">
            <text:p>0.99029</text:p>
          </table:table-cell>
          <table:table-cell office:value-type="float" office:value="0.98319">
            <text:p>0.98319</text:p>
          </table:table-cell>
          <table:table-cell office:value-type="float" office:value="0.975141">
            <text:p>0.975141</text:p>
          </table:table-cell>
          <table:table-cell office:value-type="float" office:value="0.963787">
            <text:p>0.96378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835064">
            <text:p>3.835064</text:p>
          </table:table-cell>
          <table:table-cell office:value-type="float" office:value="7.632027">
            <text:p>7.63202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124_T92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6584645">
            <text:p>26584645</text:p>
          </table:table-cell>
          <table:table-cell table:number-columns-repeated="2" office:value-type="float" office:value="1">
            <text:p>1</text:p>
          </table:table-cell>
          <table:table-cell office:value-type="float" office:value="24182820">
            <text:p>24182820</text:p>
          </table:table-cell>
          <table:table-cell office:value-type="float" office:value="0.909654">
            <text:p>0.909654</text:p>
          </table:table-cell>
          <table:table-cell office:value-type="float" office:value="2430049794">
            <text:p>2430049794</text:p>
          </table:table-cell>
          <table:table-cell office:value-type="float" office:value="550977631">
            <text:p>550977631</text:p>
          </table:table-cell>
          <table:table-cell office:value-type="float" office:value="234280954">
            <text:p>234280954</text:p>
          </table:table-cell>
          <table:table-cell office:value-type="float" office:value="1644791209">
            <text:p>1644791209</text:p>
          </table:table-cell>
          <table:table-cell office:value-type="float" office:value="550977631">
            <text:p>550977631</text:p>
          </table:table-cell>
          <table:table-cell office:value-type="float" office:value="0.323145">
            <text:p>0.323145</text:p>
          </table:table-cell>
          <table:table-cell office:value-type="float" office:value="0.676855">
            <text:p>0.676855</text:p>
          </table:table-cell>
          <table:table-cell office:value-type="float" office:value="0.701651">
            <text:p>0.701651</text:p>
          </table:table-cell>
          <table:table-cell office:value-type="float" office:value="902.045698">
            <text:p>902.045698</text:p>
          </table:table-cell>
          <table:table-cell office:value-type="float" office:value="915.310441">
            <text:p>915.310441</text:p>
          </table:table-cell>
          <table:table-cell table:number-columns-repeated="2" office:value-type="float" office:value="0.205202">
            <text:p>0.205202</text:p>
          </table:table-cell>
          <table:table-cell office:value-type="float" office:value="201.072435">
            <text:p>201.072435</text:p>
          </table:table-cell>
          <table:table-cell office:value-type="float" office:value="0.005592">
            <text:p>0.005592</text:p>
          </table:table-cell>
          <table:table-cell office:value-type="float" office:value="1.860387">
            <text:p>1.860387</text:p>
          </table:table-cell>
          <table:table-cell office:value-type="float" office:value="0.993198">
            <text:p>0.993198</text:p>
          </table:table-cell>
          <table:table-cell office:value-type="float" office:value="0.985356">
            <text:p>0.985356</text:p>
          </table:table-cell>
          <table:table-cell office:value-type="float" office:value="0.981955">
            <text:p>0.981955</text:p>
          </table:table-cell>
          <table:table-cell office:value-type="float" office:value="0.979792">
            <text:p>0.97979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611051">
            <text:p>3.611051</text:p>
          </table:table-cell>
          <table:table-cell office:value-type="float" office:value="7.16692">
            <text:p>7.16692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192_T93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7468849">
            <text:p>27468849</text:p>
          </table:table-cell>
          <table:table-cell table:number-columns-repeated="2" office:value-type="float" office:value="1">
            <text:p>1</text:p>
          </table:table-cell>
          <table:table-cell office:value-type="float" office:value="24608041">
            <text:p>24608041</text:p>
          </table:table-cell>
          <table:table-cell office:value-type="float" office:value="0.895853">
            <text:p>0.895853</text:p>
          </table:table-cell>
          <table:table-cell office:value-type="float" office:value="2472456191">
            <text:p>2472456191</text:p>
          </table:table-cell>
          <table:table-cell office:value-type="float" office:value="573812274">
            <text:p>573812274</text:p>
          </table:table-cell>
          <table:table-cell office:value-type="float" office:value="242199619">
            <text:p>242199619</text:p>
          </table:table-cell>
          <table:table-cell office:value-type="float" office:value="1656444298">
            <text:p>1656444298</text:p>
          </table:table-cell>
          <table:table-cell office:value-type="float" office:value="573812274">
            <text:p>573812274</text:p>
          </table:table-cell>
          <table:table-cell office:value-type="float" office:value="0.330041">
            <text:p>0.330041</text:p>
          </table:table-cell>
          <table:table-cell office:value-type="float" office:value="0.669959">
            <text:p>0.669959</text:p>
          </table:table-cell>
          <table:table-cell office:value-type="float" office:value="0.703191">
            <text:p>0.703191</text:p>
          </table:table-cell>
          <table:table-cell office:value-type="float" office:value="939.429959">
            <text:p>939.429959</text:p>
          </table:table-cell>
          <table:table-cell office:value-type="float" office:value="953.184078">
            <text:p>953.184078</text:p>
          </table:table-cell>
          <table:table-cell table:number-columns-repeated="2" office:value-type="float" office:value="0.206827">
            <text:p>0.206827</text:p>
          </table:table-cell>
          <table:table-cell office:value-type="float" office:value="205.814027">
            <text:p>205.814027</text:p>
          </table:table-cell>
          <table:table-cell office:value-type="float" office:value="0.004605">
            <text:p>0.004605</text:p>
          </table:table-cell>
          <table:table-cell office:value-type="float" office:value="1.880047">
            <text:p>1.880047</text:p>
          </table:table-cell>
          <table:table-cell office:value-type="float" office:value="0.992951">
            <text:p>0.992951</text:p>
          </table:table-cell>
          <table:table-cell office:value-type="float" office:value="0.983861">
            <text:p>0.983861</text:p>
          </table:table-cell>
          <table:table-cell office:value-type="float" office:value="0.980216">
            <text:p>0.980216</text:p>
          </table:table-cell>
          <table:table-cell office:value-type="float" office:value="0.978135">
            <text:p>0.97813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872934">
            <text:p>3.872934</text:p>
          </table:table-cell>
          <table:table-cell office:value-type="float" office:value="7.000629">
            <text:p>7.00062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193_T94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2266976">
            <text:p>22266976</text:p>
          </table:table-cell>
          <table:table-cell table:number-columns-repeated="2" office:value-type="float" office:value="1">
            <text:p>1</text:p>
          </table:table-cell>
          <table:table-cell office:value-type="float" office:value="19603820">
            <text:p>19603820</text:p>
          </table:table-cell>
          <table:table-cell office:value-type="float" office:value="0.880399">
            <text:p>0.880399</text:p>
          </table:table-cell>
          <table:table-cell office:value-type="float" office:value="1969164105">
            <text:p>1969164105</text:p>
          </table:table-cell>
          <table:table-cell office:value-type="float" office:value="482069626">
            <text:p>482069626</text:p>
          </table:table-cell>
          <table:table-cell office:value-type="float" office:value="192904102">
            <text:p>192904102</text:p>
          </table:table-cell>
          <table:table-cell office:value-type="float" office:value="1294190377">
            <text:p>1294190377</text:p>
          </table:table-cell>
          <table:table-cell office:value-type="float" office:value="482069626">
            <text:p>482069626</text:p>
          </table:table-cell>
          <table:table-cell office:value-type="float" office:value="0.342772">
            <text:p>0.342772</text:p>
          </table:table-cell>
          <table:table-cell office:value-type="float" office:value="0.657228">
            <text:p>0.657228</text:p>
          </table:table-cell>
          <table:table-cell office:value-type="float" office:value="0.714205">
            <text:p>0.714205</text:p>
          </table:table-cell>
          <table:table-cell office:value-type="float" office:value="789.231373">
            <text:p>789.231373</text:p>
          </table:table-cell>
          <table:table-cell office:value-type="float" office:value="800.31827">
            <text:p>800.31827</text:p>
          </table:table-cell>
          <table:table-cell table:number-columns-repeated="2" office:value-type="float" office:value="0.214352">
            <text:p>0.214352</text:p>
          </table:table-cell>
          <table:table-cell office:value-type="float" office:value="217.100888">
            <text:p>217.100888</text:p>
          </table:table-cell>
          <table:table-cell office:value-type="float" office:value="0.004934">
            <text:p>0.004934</text:p>
          </table:table-cell>
          <table:table-cell office:value-type="float" office:value="1.910067">
            <text:p>1.910067</text:p>
          </table:table-cell>
          <table:table-cell office:value-type="float" office:value="0.994245">
            <text:p>0.994245</text:p>
          </table:table-cell>
          <table:table-cell office:value-type="float" office:value="0.985941">
            <text:p>0.985941</text:p>
          </table:table-cell>
          <table:table-cell office:value-type="float" office:value="0.982087">
            <text:p>0.982087</text:p>
          </table:table-cell>
          <table:table-cell office:value-type="float" office:value="0.979811">
            <text:p>0.97981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520584">
            <text:p>4.520584</text:p>
          </table:table-cell>
          <table:table-cell office:value-type="float" office:value="6.162919">
            <text:p>6.16291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245_T95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6127138">
            <text:p>26127138</text:p>
          </table:table-cell>
          <table:table-cell table:number-columns-repeated="2" office:value-type="float" office:value="1">
            <text:p>1</text:p>
          </table:table-cell>
          <table:table-cell office:value-type="float" office:value="23744283">
            <text:p>23744283</text:p>
          </table:table-cell>
          <table:table-cell office:value-type="float" office:value="0.908798">
            <text:p>0.908798</text:p>
          </table:table-cell>
          <table:table-cell office:value-type="float" office:value="2384826097">
            <text:p>2384826097</text:p>
          </table:table-cell>
          <table:table-cell office:value-type="float" office:value="545068481">
            <text:p>545068481</text:p>
          </table:table-cell>
          <table:table-cell office:value-type="float" office:value="216069027">
            <text:p>216069027</text:p>
          </table:table-cell>
          <table:table-cell office:value-type="float" office:value="1623688589">
            <text:p>1623688589</text:p>
          </table:table-cell>
          <table:table-cell office:value-type="float" office:value="545068481">
            <text:p>545068481</text:p>
          </table:table-cell>
          <table:table-cell office:value-type="float" office:value="0.319158">
            <text:p>0.319158</text:p>
          </table:table-cell>
          <table:table-cell office:value-type="float" office:value="0.680842">
            <text:p>0.680842</text:p>
          </table:table-cell>
          <table:table-cell office:value-type="float" office:value="0.716124">
            <text:p>0.716124</text:p>
          </table:table-cell>
          <table:table-cell office:value-type="float" office:value="892.371398">
            <text:p>892.371398</text:p>
          </table:table-cell>
          <table:table-cell office:value-type="float" office:value="904.121193">
            <text:p>904.121193</text:p>
          </table:table-cell>
          <table:table-cell table:number-columns-repeated="2" office:value-type="float" office:value="0.206556">
            <text:p>0.206556</text:p>
          </table:table-cell>
          <table:table-cell office:value-type="float" office:value="202.688027">
            <text:p>202.688027</text:p>
          </table:table-cell>
          <table:table-cell office:value-type="float" office:value="0.002632">
            <text:p>0.002632</text:p>
          </table:table-cell>
          <table:table-cell office:value-type="float" office:value="1.852707">
            <text:p>1.852707</text:p>
          </table:table-cell>
          <table:table-cell office:value-type="float" office:value="0.994627">
            <text:p>0.994627</text:p>
          </table:table-cell>
          <table:table-cell office:value-type="float" office:value="0.986742">
            <text:p>0.986742</text:p>
          </table:table-cell>
          <table:table-cell office:value-type="float" office:value="0.984527">
            <text:p>0.984527</text:p>
          </table:table-cell>
          <table:table-cell office:value-type="float" office:value="0.982471">
            <text:p>0.98247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752976">
            <text:p>3.752976</text:p>
          </table:table-cell>
          <table:table-cell office:value-type="float" office:value="6.835264">
            <text:p>6.835264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246_T96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3159334">
            <text:p>23159334</text:p>
          </table:table-cell>
          <table:table-cell table:number-columns-repeated="2" office:value-type="float" office:value="1">
            <text:p>1</text:p>
          </table:table-cell>
          <table:table-cell office:value-type="float" office:value="19672411">
            <text:p>19672411</text:p>
          </table:table-cell>
          <table:table-cell office:value-type="float" office:value="0.849438">
            <text:p>0.849438</text:p>
          </table:table-cell>
          <table:table-cell office:value-type="float" office:value="1975842507">
            <text:p>1975842507</text:p>
          </table:table-cell>
          <table:table-cell office:value-type="float" office:value="450421414">
            <text:p>450421414</text:p>
          </table:table-cell>
          <table:table-cell office:value-type="float" office:value="194342526">
            <text:p>194342526</text:p>
          </table:table-cell>
          <table:table-cell office:value-type="float" office:value="1331078567">
            <text:p>1331078567</text:p>
          </table:table-cell>
          <table:table-cell office:value-type="float" office:value="450421414">
            <text:p>450421414</text:p>
          </table:table-cell>
          <table:table-cell office:value-type="float" office:value="0.326324">
            <text:p>0.326324</text:p>
          </table:table-cell>
          <table:table-cell office:value-type="float" office:value="0.673676">
            <text:p>0.673676</text:p>
          </table:table-cell>
          <table:table-cell office:value-type="float" office:value="0.698583">
            <text:p>0.698583</text:p>
          </table:table-cell>
          <table:table-cell office:value-type="float" office:value="737.417775">
            <text:p>737.417775</text:p>
          </table:table-cell>
          <table:table-cell office:value-type="float" office:value="747.794431">
            <text:p>747.794431</text:p>
          </table:table-cell>
          <table:table-cell table:number-columns-repeated="2" office:value-type="float" office:value="0.192562">
            <text:p>0.192562</text:p>
          </table:table-cell>
          <table:table-cell office:value-type="float" office:value="202.162429">
            <text:p>202.162429</text:p>
          </table:table-cell>
          <table:table-cell office:value-type="float" office:value="0.004605">
            <text:p>0.004605</text:p>
          </table:table-cell>
          <table:table-cell office:value-type="float" office:value="1.89315">
            <text:p>1.89315</text:p>
          </table:table-cell>
          <table:table-cell office:value-type="float" office:value="0.992604">
            <text:p>0.992604</text:p>
          </table:table-cell>
          <table:table-cell office:value-type="float" office:value="0.98423">
            <text:p>0.98423</text:p>
          </table:table-cell>
          <table:table-cell office:value-type="float" office:value="0.980573">
            <text:p>0.980573</text:p>
          </table:table-cell>
          <table:table-cell office:value-type="float" office:value="0.977962">
            <text:p>0.97796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3814">
            <text:p>3.3814</text:p>
          </table:table-cell>
          <table:table-cell office:value-type="float" office:value="7.411879">
            <text:p>7.411879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247_T97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1926988">
            <text:p>21926988</text:p>
          </table:table-cell>
          <table:table-cell table:number-columns-repeated="2" office:value-type="float" office:value="1">
            <text:p>1</text:p>
          </table:table-cell>
          <table:table-cell office:value-type="float" office:value="18764709">
            <text:p>18764709</text:p>
          </table:table-cell>
          <table:table-cell office:value-type="float" office:value="0.855781">
            <text:p>0.855781</text:p>
          </table:table-cell>
          <table:table-cell office:value-type="float" office:value="1884915359">
            <text:p>1884915359</text:p>
          </table:table-cell>
          <table:table-cell office:value-type="float" office:value="434800799">
            <text:p>434800799</text:p>
          </table:table-cell>
          <table:table-cell office:value-type="float" office:value="180856265">
            <text:p>180856265</text:p>
          </table:table-cell>
          <table:table-cell office:value-type="float" office:value="1269258295">
            <text:p>1269258295</text:p>
          </table:table-cell>
          <table:table-cell office:value-type="float" office:value="434800799">
            <text:p>434800799</text:p>
          </table:table-cell>
          <table:table-cell office:value-type="float" office:value="0.326623">
            <text:p>0.326623</text:p>
          </table:table-cell>
          <table:table-cell office:value-type="float" office:value="0.673377">
            <text:p>0.673377</text:p>
          </table:table-cell>
          <table:table-cell office:value-type="float" office:value="0.706239">
            <text:p>0.706239</text:p>
          </table:table-cell>
          <table:table-cell office:value-type="float" office:value="711.844126">
            <text:p>711.844126</text:p>
          </table:table-cell>
          <table:table-cell office:value-type="float" office:value="722.569801">
            <text:p>722.569801</text:p>
          </table:table-cell>
          <table:table-cell table:number-columns-repeated="2" office:value-type="float" office:value="0.196331">
            <text:p>0.196331</text:p>
          </table:table-cell>
          <table:table-cell office:value-type="float" office:value="204.56542">
            <text:p>204.56542</text:p>
          </table:table-cell>
          <table:table-cell office:value-type="float" office:value="0.00625">
            <text:p>0.00625</text:p>
          </table:table-cell>
          <table:table-cell office:value-type="float" office:value="1.862293">
            <text:p>1.862293</text:p>
          </table:table-cell>
          <table:table-cell office:value-type="float" office:value="0.992835">
            <text:p>0.992835</text:p>
          </table:table-cell>
          <table:table-cell office:value-type="float" office:value="0.983376">
            <text:p>0.983376</text:p>
          </table:table-cell>
          <table:table-cell office:value-type="float" office:value="0.97977">
            <text:p>0.97977</text:p>
          </table:table-cell>
          <table:table-cell office:value-type="float" office:value="0.977667">
            <text:p>0.97766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85755">
            <text:p>3.85755</text:p>
          </table:table-cell>
          <table:table-cell office:value-type="float" office:value="6.881531">
            <text:p>6.88153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248_T98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7676202">
            <text:p>7676202</text:p>
          </table:table-cell>
          <table:table-cell table:number-columns-repeated="2" office:value-type="float" office:value="1">
            <text:p>1</text:p>
          </table:table-cell>
          <table:table-cell office:value-type="float" office:value="6485510">
            <text:p>6485510</text:p>
          </table:table-cell>
          <table:table-cell office:value-type="float" office:value="0.844885">
            <text:p>0.844885</text:p>
          </table:table-cell>
          <table:table-cell office:value-type="float" office:value="651167312">
            <text:p>651167312</text:p>
          </table:table-cell>
          <table:table-cell office:value-type="float" office:value="161033960">
            <text:p>161033960</text:p>
          </table:table-cell>
          <table:table-cell office:value-type="float" office:value="67301070">
            <text:p>67301070</text:p>
          </table:table-cell>
          <table:table-cell office:value-type="float" office:value="422832282">
            <text:p>422832282</text:p>
          </table:table-cell>
          <table:table-cell office:value-type="float" office:value="161033960">
            <text:p>161033960</text:p>
          </table:table-cell>
          <table:table-cell office:value-type="float" office:value="0.350655">
            <text:p>0.350655</text:p>
          </table:table-cell>
          <table:table-cell office:value-type="float" office:value="0.649345">
            <text:p>0.649345</text:p>
          </table:table-cell>
          <table:table-cell office:value-type="float" office:value="0.705253">
            <text:p>0.705253</text:p>
          </table:table-cell>
          <table:table-cell office:value-type="float" office:value="263.640451">
            <text:p>263.640451</text:p>
          </table:table-cell>
          <table:table-cell office:value-type="float" office:value="268.184269">
            <text:p>268.184269</text:p>
          </table:table-cell>
          <table:table-cell table:number-columns-repeated="2" office:value-type="float" office:value="0.207706">
            <text:p>0.207706</text:p>
          </table:table-cell>
          <table:table-cell office:value-type="float" office:value="219.310095">
            <text:p>219.310095</text:p>
          </table:table-cell>
          <table:table-cell office:value-type="float" office:value="0.008553">
            <text:p>0.008553</text:p>
          </table:table-cell>
          <table:table-cell office:value-type="float" office:value="1.971943">
            <text:p>1.971943</text:p>
          </table:table-cell>
          <table:table-cell office:value-type="float" office:value="0.99002">
            <text:p>0.99002</text:p>
          </table:table-cell>
          <table:table-cell office:value-type="float" office:value="0.980905">
            <text:p>0.980905</text:p>
          </table:table-cell>
          <table:table-cell office:value-type="float" office:value="0.974186">
            <text:p>0.974186</text:p>
          </table:table-cell>
          <table:table-cell office:value-type="float" office:value="0.964848">
            <text:p>0.96484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.406888">
            <text:p>5.406888</text:p>
          </table:table-cell>
          <table:table-cell office:value-type="float" office:value="5.843852">
            <text:p>5.843852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249_T99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1518695">
            <text:p>11518695</text:p>
          </table:table-cell>
          <table:table-cell table:number-columns-repeated="2" office:value-type="float" office:value="1">
            <text:p>1</text:p>
          </table:table-cell>
          <table:table-cell office:value-type="float" office:value="8749140">
            <text:p>8749140</text:p>
          </table:table-cell>
          <table:table-cell office:value-type="float" office:value="0.75956">
            <text:p>0.75956</text:p>
          </table:table-cell>
          <table:table-cell office:value-type="float" office:value="878574688">
            <text:p>878574688</text:p>
          </table:table-cell>
          <table:table-cell office:value-type="float" office:value="208634268">
            <text:p>208634268</text:p>
          </table:table-cell>
          <table:table-cell office:value-type="float" office:value="93682629">
            <text:p>93682629</text:p>
          </table:table-cell>
          <table:table-cell office:value-type="float" office:value="576257791">
            <text:p>576257791</text:p>
          </table:table-cell>
          <table:table-cell office:value-type="float" office:value="208634268">
            <text:p>208634268</text:p>
          </table:table-cell>
          <table:table-cell office:value-type="float" office:value="0.344099">
            <text:p>0.344099</text:p>
          </table:table-cell>
          <table:table-cell office:value-type="float" office:value="0.655901">
            <text:p>0.655901</text:p>
          </table:table-cell>
          <table:table-cell office:value-type="float" office:value="0.690118">
            <text:p>0.690118</text:p>
          </table:table-cell>
          <table:table-cell office:value-type="float" office:value="341.570389">
            <text:p>341.570389</text:p>
          </table:table-cell>
          <table:table-cell office:value-type="float" office:value="347.214509">
            <text:p>347.214509</text:p>
          </table:table-cell>
          <table:table-cell table:number-columns-repeated="2" office:value-type="float" office:value="0.179333">
            <text:p>0.179333</text:p>
          </table:table-cell>
          <table:table-cell office:value-type="float" office:value="210.591432">
            <text:p>210.591432</text:p>
          </table:table-cell>
          <table:table-cell office:value-type="float" office:value="0.009211">
            <text:p>0.009211</text:p>
          </table:table-cell>
          <table:table-cell office:value-type="float" office:value="1.856762">
            <text:p>1.856762</text:p>
          </table:table-cell>
          <table:table-cell office:value-type="float" office:value="0.988457">
            <text:p>0.988457</text:p>
          </table:table-cell>
          <table:table-cell office:value-type="float" office:value="0.979134">
            <text:p>0.979134</text:p>
          </table:table-cell>
          <table:table-cell office:value-type="float" office:value="0.974475">
            <text:p>0.974475</text:p>
          </table:table-cell>
          <table:table-cell office:value-type="float" office:value="0.968679">
            <text:p>0.96867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428861">
            <text:p>3.428861</text:p>
          </table:table-cell>
          <table:table-cell office:value-type="float" office:value="7.074001">
            <text:p>7.07400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5_T100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6037143">
            <text:p>6037143</text:p>
          </table:table-cell>
          <table:table-cell table:number-columns-repeated="2" office:value-type="float" office:value="1">
            <text:p>1</text:p>
          </table:table-cell>
          <table:table-cell office:value-type="float" office:value="4856476">
            <text:p>4856476</text:p>
          </table:table-cell>
          <table:table-cell office:value-type="float" office:value="0.804433">
            <text:p>0.804433</text:p>
          </table:table-cell>
          <table:table-cell office:value-type="float" office:value="487352255">
            <text:p>487352255</text:p>
          </table:table-cell>
          <table:table-cell office:value-type="float" office:value="117807240">
            <text:p>117807240</text:p>
          </table:table-cell>
          <table:table-cell office:value-type="float" office:value="51018872">
            <text:p>51018872</text:p>
          </table:table-cell>
          <table:table-cell office:value-type="float" office:value="318526143">
            <text:p>318526143</text:p>
          </table:table-cell>
          <table:table-cell office:value-type="float" office:value="117807240">
            <text:p>117807240</text:p>
          </table:table-cell>
          <table:table-cell office:value-type="float" office:value="0.346415">
            <text:p>0.346415</text:p>
          </table:table-cell>
          <table:table-cell office:value-type="float" office:value="0.653585">
            <text:p>0.653585</text:p>
          </table:table-cell>
          <table:table-cell office:value-type="float" office:value="0.697802">
            <text:p>0.697802</text:p>
          </table:table-cell>
          <table:table-cell office:value-type="float" office:value="192.870832">
            <text:p>192.870832</text:p>
          </table:table-cell>
          <table:table-cell office:value-type="float" office:value="196.652163">
            <text:p>196.652163</text:p>
          </table:table-cell>
          <table:table-cell table:number-columns-repeated="2" office:value-type="float" office:value="0.193205">
            <text:p>0.193205</text:p>
          </table:table-cell>
          <table:table-cell office:value-type="float" office:value="214.369376">
            <text:p>214.369376</text:p>
          </table:table-cell>
          <table:table-cell office:value-type="float" office:value="0.009211">
            <text:p>0.009211</text:p>
          </table:table-cell>
          <table:table-cell office:value-type="float" office:value="2.027342">
            <text:p>2.027342</text:p>
          </table:table-cell>
          <table:table-cell office:value-type="float" office:value="0.990159">
            <text:p>0.990159</text:p>
          </table:table-cell>
          <table:table-cell office:value-type="float" office:value="0.979129">
            <text:p>0.979129</text:p>
          </table:table-cell>
          <table:table-cell office:value-type="float" office:value="0.965087">
            <text:p>0.965087</text:p>
          </table:table-cell>
          <table:table-cell office:value-type="float" office:value="0.946359">
            <text:p>0.94635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980878">
            <text:p>3.980878</text:p>
          </table:table-cell>
          <table:table-cell office:value-type="float" office:value="7.611354">
            <text:p>7.611354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9_T101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0680169">
            <text:p>10680169</text:p>
          </table:table-cell>
          <table:table-cell table:number-columns-repeated="2" office:value-type="float" office:value="1">
            <text:p>1</text:p>
          </table:table-cell>
          <table:table-cell office:value-type="float" office:value="8451905">
            <text:p>8451905</text:p>
          </table:table-cell>
          <table:table-cell office:value-type="float" office:value="0.791364">
            <text:p>0.791364</text:p>
          </table:table-cell>
          <table:table-cell office:value-type="float" office:value="847895568">
            <text:p>847895568</text:p>
          </table:table-cell>
          <table:table-cell office:value-type="float" office:value="196425684">
            <text:p>196425684</text:p>
          </table:table-cell>
          <table:table-cell office:value-type="float" office:value="84725195">
            <text:p>84725195</text:p>
          </table:table-cell>
          <table:table-cell office:value-type="float" office:value="566744689">
            <text:p>566744689</text:p>
          </table:table-cell>
          <table:table-cell office:value-type="float" office:value="196425684">
            <text:p>196425684</text:p>
          </table:table-cell>
          <table:table-cell office:value-type="float" office:value="0.331587">
            <text:p>0.331587</text:p>
          </table:table-cell>
          <table:table-cell office:value-type="float" office:value="0.668413">
            <text:p>0.668413</text:p>
          </table:table-cell>
          <table:table-cell office:value-type="float" office:value="0.698649">
            <text:p>0.698649</text:p>
          </table:table-cell>
          <table:table-cell office:value-type="float" office:value="321.582825">
            <text:p>321.582825</text:p>
          </table:table-cell>
          <table:table-cell office:value-type="float" office:value="327.215196">
            <text:p>327.215196</text:p>
          </table:table-cell>
          <table:table-cell table:number-columns-repeated="2" office:value-type="float" office:value="0.182095">
            <text:p>0.182095</text:p>
          </table:table-cell>
          <table:table-cell office:value-type="float" office:value="205.442197">
            <text:p>205.442197</text:p>
          </table:table-cell>
          <table:table-cell office:value-type="float" office:value="0.009539">
            <text:p>0.009539</text:p>
          </table:table-cell>
          <table:table-cell office:value-type="float" office:value="2.070982">
            <text:p>2.070982</text:p>
          </table:table-cell>
          <table:table-cell office:value-type="float" office:value="0.989682">
            <text:p>0.989682</text:p>
          </table:table-cell>
          <table:table-cell office:value-type="float" office:value="0.980916">
            <text:p>0.980916</text:p>
          </table:table-cell>
          <table:table-cell office:value-type="float" office:value="0.97487">
            <text:p>0.97487</text:p>
          </table:table-cell>
          <table:table-cell office:value-type="float" office:value="0.965848">
            <text:p>0.96584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304386">
            <text:p>4.304386</text:p>
          </table:table-cell>
          <table:table-cell office:value-type="float" office:value="7.368888">
            <text:p>7.368888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N181_T102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0202621">
            <text:p>10202621</text:p>
          </table:table-cell>
          <table:table-cell table:number-columns-repeated="2" office:value-type="float" office:value="1">
            <text:p>1</text:p>
          </table:table-cell>
          <table:table-cell office:value-type="float" office:value="8567804">
            <text:p>8567804</text:p>
          </table:table-cell>
          <table:table-cell office:value-type="float" office:value="0.839765">
            <text:p>0.839765</text:p>
          </table:table-cell>
          <table:table-cell office:value-type="float" office:value="859788947">
            <text:p>859788947</text:p>
          </table:table-cell>
          <table:table-cell office:value-type="float" office:value="197091875">
            <text:p>197091875</text:p>
          </table:table-cell>
          <table:table-cell office:value-type="float" office:value="86635024">
            <text:p>86635024</text:p>
          </table:table-cell>
          <table:table-cell office:value-type="float" office:value="576062048">
            <text:p>576062048</text:p>
          </table:table-cell>
          <table:table-cell office:value-type="float" office:value="197091875">
            <text:p>197091875</text:p>
          </table:table-cell>
          <table:table-cell office:value-type="float" office:value="0.329996">
            <text:p>0.329996</text:p>
          </table:table-cell>
          <table:table-cell office:value-type="float" office:value="0.670004">
            <text:p>0.670004</text:p>
          </table:table-cell>
          <table:table-cell office:value-type="float" office:value="0.694653">
            <text:p>0.694653</text:p>
          </table:table-cell>
          <table:table-cell office:value-type="float" office:value="322.673495">
            <text:p>322.673495</text:p>
          </table:table-cell>
          <table:table-cell office:value-type="float" office:value="327.656559">
            <text:p>327.656559</text:p>
          </table:table-cell>
          <table:table-cell table:number-columns-repeated="2" office:value-type="float" office:value="0.191265">
            <text:p>0.191265</text:p>
          </table:table-cell>
          <table:table-cell office:value-type="float" office:value="203.287467">
            <text:p>203.287467</text:p>
          </table:table-cell>
          <table:table-cell office:value-type="float" office:value="0.00625">
            <text:p>0.00625</text:p>
          </table:table-cell>
          <table:table-cell office:value-type="float" office:value="1.861685">
            <text:p>1.861685</text:p>
          </table:table-cell>
          <table:table-cell office:value-type="float" office:value="0.99005">
            <text:p>0.99005</text:p>
          </table:table-cell>
          <table:table-cell office:value-type="float" office:value="0.979096">
            <text:p>0.979096</text:p>
          </table:table-cell>
          <table:table-cell office:value-type="float" office:value="0.974013">
            <text:p>0.974013</text:p>
          </table:table-cell>
          <table:table-cell office:value-type="float" office:value="0.967458">
            <text:p>0.96745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53485">
            <text:p>3.53485</text:p>
          </table:table-cell>
          <table:table-cell office:value-type="float" office:value="6.844137">
            <text:p>6.84413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N256_T103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6722862">
            <text:p>26722862</text:p>
          </table:table-cell>
          <table:table-cell table:number-columns-repeated="2" office:value-type="float" office:value="1">
            <text:p>1</text:p>
          </table:table-cell>
          <table:table-cell office:value-type="float" office:value="22680520">
            <text:p>22680520</text:p>
          </table:table-cell>
          <table:table-cell office:value-type="float" office:value="0.848731">
            <text:p>0.848731</text:p>
          </table:table-cell>
          <table:table-cell office:value-type="float" office:value="2277766248">
            <text:p>2277766248</text:p>
          </table:table-cell>
          <table:table-cell office:value-type="float" office:value="500815768">
            <text:p>500815768</text:p>
          </table:table-cell>
          <table:table-cell office:value-type="float" office:value="222087110">
            <text:p>222087110</text:p>
          </table:table-cell>
          <table:table-cell office:value-type="float" office:value="1554863370">
            <text:p>1554863370</text:p>
          </table:table-cell>
          <table:table-cell office:value-type="float" office:value="500815768">
            <text:p>500815768</text:p>
          </table:table-cell>
          <table:table-cell office:value-type="float" office:value="0.317374">
            <text:p>0.317374</text:p>
          </table:table-cell>
          <table:table-cell office:value-type="float" office:value="0.682626">
            <text:p>0.682626</text:p>
          </table:table-cell>
          <table:table-cell office:value-type="float" office:value="0.692784">
            <text:p>0.692784</text:p>
          </table:table-cell>
          <table:table-cell office:value-type="float" office:value="819.922051">
            <text:p>819.922051</text:p>
          </table:table-cell>
          <table:table-cell office:value-type="float" office:value="831.52147">
            <text:p>831.52147</text:p>
          </table:table-cell>
          <table:table-cell table:number-columns-repeated="2" office:value-type="float" office:value="0.185555">
            <text:p>0.185555</text:p>
          </table:table-cell>
          <table:table-cell office:value-type="float" office:value="194.98562">
            <text:p>194.98562</text:p>
          </table:table-cell>
          <table:table-cell office:value-type="float" office:value="0.004605">
            <text:p>0.004605</text:p>
          </table:table-cell>
          <table:table-cell office:value-type="float" office:value="1.868588">
            <text:p>1.868588</text:p>
          </table:table-cell>
          <table:table-cell office:value-type="float" office:value="0.993599">
            <text:p>0.993599</text:p>
          </table:table-cell>
          <table:table-cell office:value-type="float" office:value="0.986155">
            <text:p>0.986155</text:p>
          </table:table-cell>
          <table:table-cell office:value-type="float" office:value="0.98262">
            <text:p>0.98262</text:p>
          </table:table-cell>
          <table:table-cell office:value-type="float" office:value="0.980491">
            <text:p>0.98049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457199">
            <text:p>3.457199</text:p>
          </table:table-cell>
          <table:table-cell office:value-type="float" office:value="6.866004">
            <text:p>6.866004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N316_T104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8849641">
            <text:p>8849641</text:p>
          </table:table-cell>
          <table:table-cell table:number-columns-repeated="2" office:value-type="float" office:value="1">
            <text:p>1</text:p>
          </table:table-cell>
          <table:table-cell office:value-type="float" office:value="7499316">
            <text:p>7499316</text:p>
          </table:table-cell>
          <table:table-cell office:value-type="float" office:value="0.847415">
            <text:p>0.847415</text:p>
          </table:table-cell>
          <table:table-cell office:value-type="float" office:value="753163250">
            <text:p>753163250</text:p>
          </table:table-cell>
          <table:table-cell office:value-type="float" office:value="177478008">
            <text:p>177478008</text:p>
          </table:table-cell>
          <table:table-cell office:value-type="float" office:value="74813107">
            <text:p>74813107</text:p>
          </table:table-cell>
          <table:table-cell office:value-type="float" office:value="500872135">
            <text:p>500872135</text:p>
          </table:table-cell>
          <table:table-cell office:value-type="float" office:value="177478008">
            <text:p>177478008</text:p>
          </table:table-cell>
          <table:table-cell office:value-type="float" office:value="0.334975">
            <text:p>0.334975</text:p>
          </table:table-cell>
          <table:table-cell office:value-type="float" office:value="0.665025">
            <text:p>0.665025</text:p>
          </table:table-cell>
          <table:table-cell office:value-type="float" office:value="0.703465">
            <text:p>0.703465</text:p>
          </table:table-cell>
          <table:table-cell office:value-type="float" office:value="290.562202">
            <text:p>290.562202</text:p>
          </table:table-cell>
          <table:table-cell office:value-type="float" office:value="296.1391">
            <text:p>296.1391</text:p>
          </table:table-cell>
          <table:table-cell table:number-columns-repeated="2" office:value-type="float" office:value="0.198563">
            <text:p>0.198563</text:p>
          </table:table-cell>
          <table:table-cell office:value-type="float" office:value="208.972514">
            <text:p>208.972514</text:p>
          </table:table-cell>
          <table:table-cell office:value-type="float" office:value="0.012171">
            <text:p>0.012171</text:p>
          </table:table-cell>
          <table:table-cell office:value-type="float" office:value="1.850869">
            <text:p>1.850869</text:p>
          </table:table-cell>
          <table:table-cell office:value-type="float" office:value="0.986984">
            <text:p>0.986984</text:p>
          </table:table-cell>
          <table:table-cell office:value-type="float" office:value="0.979623">
            <text:p>0.979623</text:p>
          </table:table-cell>
          <table:table-cell office:value-type="float" office:value="0.973463">
            <text:p>0.973463</text:p>
          </table:table-cell>
          <table:table-cell office:value-type="float" office:value="0.964979">
            <text:p>0.96497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554959">
            <text:p>3.554959</text:p>
          </table:table-cell>
          <table:table-cell office:value-type="float" office:value="6.791672">
            <text:p>6.791672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Pisum_N342_T105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9220339">
            <text:p>9220339</text:p>
          </table:table-cell>
          <table:table-cell table:number-columns-repeated="2" office:value-type="float" office:value="1">
            <text:p>1</text:p>
          </table:table-cell>
          <table:table-cell office:value-type="float" office:value="7812295">
            <text:p>7812295</text:p>
          </table:table-cell>
          <table:table-cell office:value-type="float" office:value="0.847289">
            <text:p>0.847289</text:p>
          </table:table-cell>
          <table:table-cell office:value-type="float" office:value="784352025">
            <text:p>784352025</text:p>
          </table:table-cell>
          <table:table-cell office:value-type="float" office:value="187952523">
            <text:p>187952523</text:p>
          </table:table-cell>
          <table:table-cell office:value-type="float" office:value="82361790">
            <text:p>82361790</text:p>
          </table:table-cell>
          <table:table-cell office:value-type="float" office:value="514037712">
            <text:p>514037712</text:p>
          </table:table-cell>
          <table:table-cell office:value-type="float" office:value="187952523">
            <text:p>187952523</text:p>
          </table:table-cell>
          <table:table-cell office:value-type="float" office:value="0.344634">
            <text:p>0.344634</text:p>
          </table:table-cell>
          <table:table-cell office:value-type="float" office:value="0.655366">
            <text:p>0.655366</text:p>
          </table:table-cell>
          <table:table-cell office:value-type="float" office:value="0.695311">
            <text:p>0.695311</text:p>
          </table:table-cell>
          <table:table-cell office:value-type="float" office:value="307.710795">
            <text:p>307.710795</text:p>
          </table:table-cell>
          <table:table-cell office:value-type="float" office:value="313.490585">
            <text:p>313.490585</text:p>
          </table:table-cell>
          <table:table-cell table:number-columns-repeated="2" office:value-type="float" office:value="0.201827">
            <text:p>0.201827</text:p>
          </table:table-cell>
          <table:table-cell office:value-type="float" office:value="212.505845">
            <text:p>212.505845</text:p>
          </table:table-cell>
          <table:table-cell office:value-type="float" office:value="0.010197">
            <text:p>0.010197</text:p>
          </table:table-cell>
          <table:table-cell office:value-type="float" office:value="1.877189">
            <text:p>1.877189</text:p>
          </table:table-cell>
          <table:table-cell office:value-type="float" office:value="0.987731">
            <text:p>0.987731</text:p>
          </table:table-cell>
          <table:table-cell office:value-type="float" office:value="0.979835">
            <text:p>0.979835</text:p>
          </table:table-cell>
          <table:table-cell office:value-type="float" office:value="0.974235">
            <text:p>0.974235</text:p>
          </table:table-cell>
          <table:table-cell office:value-type="float" office:value="0.967392">
            <text:p>0.96739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493862">
            <text:p>3.493862</text:p>
          </table:table-cell>
          <table:table-cell office:value-type="float" office:value="6.971796">
            <text:p>6.97179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106_T106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33598772">
            <text:p>33598772</text:p>
          </table:table-cell>
          <table:table-cell table:number-columns-repeated="2" office:value-type="float" office:value="1">
            <text:p>1</text:p>
          </table:table-cell>
          <table:table-cell office:value-type="float" office:value="29189081">
            <text:p>29189081</text:p>
          </table:table-cell>
          <table:table-cell office:value-type="float" office:value="0.868754">
            <text:p>0.868754</text:p>
          </table:table-cell>
          <table:table-cell office:value-type="float" office:value="2932585371">
            <text:p>2932585371</text:p>
          </table:table-cell>
          <table:table-cell office:value-type="float" office:value="851623514">
            <text:p>851623514</text:p>
          </table:table-cell>
          <table:table-cell office:value-type="float" office:value="343069424">
            <text:p>343069424</text:p>
          </table:table-cell>
          <table:table-cell office:value-type="float" office:value="1737892433">
            <text:p>1737892433</text:p>
          </table:table-cell>
          <table:table-cell office:value-type="float" office:value="851623514">
            <text:p>851623514</text:p>
          </table:table-cell>
          <table:table-cell office:value-type="float" office:value="0.407386">
            <text:p>0.407386</text:p>
          </table:table-cell>
          <table:table-cell office:value-type="float" office:value="0.592614">
            <text:p>0.592614</text:p>
          </table:table-cell>
          <table:table-cell office:value-type="float" office:value="0.712839">
            <text:p>0.712839</text:p>
          </table:table-cell>
          <table:table-cell office:value-type="float" office:value="1394.255019">
            <text:p>1394.255019</text:p>
          </table:table-cell>
          <table:table-cell office:value-type="float" office:value="1414.519874">
            <text:p>1414.519874</text:p>
          </table:table-cell>
          <table:table-cell table:number-columns-repeated="2" office:value-type="float" office:value="0.250959">
            <text:p>0.250959</text:p>
          </table:table-cell>
          <table:table-cell office:value-type="float" office:value="257.531716">
            <text:p>257.531716</text:p>
          </table:table-cell>
          <table:table-cell office:value-type="float" office:value="0.005263">
            <text:p>0.005263</text:p>
          </table:table-cell>
          <table:table-cell office:value-type="float" office:value="2.210187">
            <text:p>2.210187</text:p>
          </table:table-cell>
          <table:table-cell office:value-type="float" office:value="0.993806">
            <text:p>0.993806</text:p>
          </table:table-cell>
          <table:table-cell office:value-type="float" office:value="0.984661">
            <text:p>0.984661</text:p>
          </table:table-cell>
          <table:table-cell office:value-type="float" office:value="0.979079">
            <text:p>0.979079</text:p>
          </table:table-cell>
          <table:table-cell office:value-type="float" office:value="0.976337">
            <text:p>0.97633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.159139">
            <text:p>6.159139</text:p>
          </table:table-cell>
          <table:table-cell office:value-type="float" office:value="6.077261">
            <text:p>6.07726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110_T107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32071156">
            <text:p>32071156</text:p>
          </table:table-cell>
          <table:table-cell table:number-columns-repeated="2" office:value-type="float" office:value="1">
            <text:p>1</text:p>
          </table:table-cell>
          <table:table-cell office:value-type="float" office:value="26651659">
            <text:p>26651659</text:p>
          </table:table-cell>
          <table:table-cell office:value-type="float" office:value="0.831016">
            <text:p>0.831016</text:p>
          </table:table-cell>
          <table:table-cell office:value-type="float" office:value="2679846261">
            <text:p>2679846261</text:p>
          </table:table-cell>
          <table:table-cell office:value-type="float" office:value="809419955">
            <text:p>809419955</text:p>
          </table:table-cell>
          <table:table-cell office:value-type="float" office:value="329678402">
            <text:p>329678402</text:p>
          </table:table-cell>
          <table:table-cell office:value-type="float" office:value="1540747904">
            <text:p>1540747904</text:p>
          </table:table-cell>
          <table:table-cell office:value-type="float" office:value="809419955">
            <text:p>809419955</text:p>
          </table:table-cell>
          <table:table-cell office:value-type="float" office:value="0.425061">
            <text:p>0.425061</text:p>
          </table:table-cell>
          <table:table-cell office:value-type="float" office:value="0.574939">
            <text:p>0.574939</text:p>
          </table:table-cell>
          <table:table-cell office:value-type="float" office:value="0.71058">
            <text:p>0.71058</text:p>
          </table:table-cell>
          <table:table-cell office:value-type="float" office:value="1325.160492">
            <text:p>1325.160492</text:p>
          </table:table-cell>
          <table:table-cell office:value-type="float" office:value="1343.294512">
            <text:p>1343.294512</text:p>
          </table:table-cell>
          <table:table-cell table:number-columns-repeated="2" office:value-type="float" office:value="0.249884">
            <text:p>0.249884</text:p>
          </table:table-cell>
          <table:table-cell office:value-type="float" office:value="267.853774">
            <text:p>267.853774</text:p>
          </table:table-cell>
          <table:table-cell office:value-type="float" office:value="0.004605">
            <text:p>0.004605</text:p>
          </table:table-cell>
          <table:table-cell office:value-type="float" office:value="2.173616">
            <text:p>2.173616</text:p>
          </table:table-cell>
          <table:table-cell office:value-type="float" office:value="0.994594">
            <text:p>0.994594</text:p>
          </table:table-cell>
          <table:table-cell office:value-type="float" office:value="0.985977">
            <text:p>0.985977</text:p>
          </table:table-cell>
          <table:table-cell office:value-type="float" office:value="0.983977">
            <text:p>0.983977</text:p>
          </table:table-cell>
          <table:table-cell office:value-type="float" office:value="0.982436">
            <text:p>0.982436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.36267">
            <text:p>5.36267</text:p>
          </table:table-cell>
          <table:table-cell office:value-type="float" office:value="6.642237">
            <text:p>6.64223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111_T108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4105613">
            <text:p>24105613</text:p>
          </table:table-cell>
          <table:table-cell table:number-columns-repeated="2" office:value-type="float" office:value="1">
            <text:p>1</text:p>
          </table:table-cell>
          <table:table-cell office:value-type="float" office:value="21708301">
            <text:p>21708301</text:p>
          </table:table-cell>
          <table:table-cell office:value-type="float" office:value="0.90055">
            <text:p>0.90055</text:p>
          </table:table-cell>
          <table:table-cell office:value-type="float" office:value="2183131227">
            <text:p>2183131227</text:p>
          </table:table-cell>
          <table:table-cell office:value-type="float" office:value="680049671">
            <text:p>680049671</text:p>
          </table:table-cell>
          <table:table-cell office:value-type="float" office:value="279567091">
            <text:p>279567091</text:p>
          </table:table-cell>
          <table:table-cell office:value-type="float" office:value="1223514465">
            <text:p>1223514465</text:p>
          </table:table-cell>
          <table:table-cell office:value-type="float" office:value="680049671">
            <text:p>680049671</text:p>
          </table:table-cell>
          <table:table-cell office:value-type="float" office:value="0.43956">
            <text:p>0.43956</text:p>
          </table:table-cell>
          <table:table-cell office:value-type="float" office:value="0.56044">
            <text:p>0.56044</text:p>
          </table:table-cell>
          <table:table-cell office:value-type="float" office:value="0.708668">
            <text:p>0.708668</text:p>
          </table:table-cell>
          <table:table-cell office:value-type="float" office:value="1113.358957">
            <text:p>1113.358957</text:p>
          </table:table-cell>
          <table:table-cell office:value-type="float" office:value="1128.415003">
            <text:p>1128.415003</text:p>
          </table:table-cell>
          <table:table-cell table:number-columns-repeated="2" office:value-type="float" office:value="0.279319">
            <text:p>0.279319</text:p>
          </table:table-cell>
          <table:table-cell office:value-type="float" office:value="276.245069">
            <text:p>276.245069</text:p>
          </table:table-cell>
          <table:table-cell office:value-type="float" office:value="0.003289">
            <text:p>0.003289</text:p>
          </table:table-cell>
          <table:table-cell office:value-type="float" office:value="2.24337">
            <text:p>2.24337</text:p>
          </table:table-cell>
          <table:table-cell office:value-type="float" office:value="0.99372">
            <text:p>0.99372</text:p>
          </table:table-cell>
          <table:table-cell office:value-type="float" office:value="0.987991">
            <text:p>0.987991</text:p>
          </table:table-cell>
          <table:table-cell office:value-type="float" office:value="0.984843">
            <text:p>0.984843</text:p>
          </table:table-cell>
          <table:table-cell office:value-type="float" office:value="0.983104">
            <text:p>0.98310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.484329">
            <text:p>5.484329</text:p>
          </table:table-cell>
          <table:table-cell office:value-type="float" office:value="6.840851">
            <text:p>6.840851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112_T109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1464302">
            <text:p>21464302</text:p>
          </table:table-cell>
          <table:table-cell table:number-columns-repeated="2" office:value-type="float" office:value="1">
            <text:p>1</text:p>
          </table:table-cell>
          <table:table-cell office:value-type="float" office:value="19081561">
            <text:p>19081561</text:p>
          </table:table-cell>
          <table:table-cell office:value-type="float" office:value="0.888991">
            <text:p>0.888991</text:p>
          </table:table-cell>
          <table:table-cell office:value-type="float" office:value="1918641944">
            <text:p>1918641944</text:p>
          </table:table-cell>
          <table:table-cell office:value-type="float" office:value="600461069">
            <text:p>600461069</text:p>
          </table:table-cell>
          <table:table-cell office:value-type="float" office:value="233520427">
            <text:p>233520427</text:p>
          </table:table-cell>
          <table:table-cell office:value-type="float" office:value="1084660448">
            <text:p>1084660448</text:p>
          </table:table-cell>
          <table:table-cell office:value-type="float" office:value="600461069">
            <text:p>600461069</text:p>
          </table:table-cell>
          <table:table-cell office:value-type="float" office:value="0.434673">
            <text:p>0.434673</text:p>
          </table:table-cell>
          <table:table-cell office:value-type="float" office:value="0.565327">
            <text:p>0.565327</text:p>
          </table:table-cell>
          <table:table-cell office:value-type="float" office:value="0.719993">
            <text:p>0.719993</text:p>
          </table:table-cell>
          <table:table-cell office:value-type="float" office:value="983.058647">
            <text:p>983.058647</text:p>
          </table:table-cell>
          <table:table-cell office:value-type="float" office:value="997.141671">
            <text:p>997.141671</text:p>
          </table:table-cell>
          <table:table-cell table:number-columns-repeated="2" office:value-type="float" office:value="0.276979">
            <text:p>0.276979</text:p>
          </table:table-cell>
          <table:table-cell office:value-type="float" office:value="277.539411">
            <text:p>277.539411</text:p>
          </table:table-cell>
          <table:table-cell office:value-type="float" office:value="0.005263">
            <text:p>0.005263</text:p>
          </table:table-cell>
          <table:table-cell office:value-type="float" office:value="2.32434">
            <text:p>2.32434</text:p>
          </table:table-cell>
          <table:table-cell office:value-type="float" office:value="0.992503">
            <text:p>0.992503</text:p>
          </table:table-cell>
          <table:table-cell office:value-type="float" office:value="0.984083">
            <text:p>0.984083</text:p>
          </table:table-cell>
          <table:table-cell office:value-type="float" office:value="0.981226">
            <text:p>0.981226</text:p>
          </table:table-cell>
          <table:table-cell office:value-type="float" office:value="0.978419">
            <text:p>0.97841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.740931">
            <text:p>5.740931</text:p>
          </table:table-cell>
          <table:table-cell office:value-type="float" office:value="6.890332">
            <text:p>6.890332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136_T110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3775023">
            <text:p>23775023</text:p>
          </table:table-cell>
          <table:table-cell table:number-columns-repeated="2" office:value-type="float" office:value="1">
            <text:p>1</text:p>
          </table:table-cell>
          <table:table-cell office:value-type="float" office:value="21264946">
            <text:p>21264946</text:p>
          </table:table-cell>
          <table:table-cell office:value-type="float" office:value="0.894424">
            <text:p>0.894424</text:p>
          </table:table-cell>
          <table:table-cell office:value-type="float" office:value="2138917759">
            <text:p>2138917759</text:p>
          </table:table-cell>
          <table:table-cell office:value-type="float" office:value="679861356">
            <text:p>679861356</text:p>
          </table:table-cell>
          <table:table-cell office:value-type="float" office:value="258423645">
            <text:p>258423645</text:p>
          </table:table-cell>
          <table:table-cell office:value-type="float" office:value="1200632758">
            <text:p>1200632758</text:p>
          </table:table-cell>
          <table:table-cell office:value-type="float" office:value="679861356">
            <text:p>679861356</text:p>
          </table:table-cell>
          <table:table-cell office:value-type="float" office:value="0.438673">
            <text:p>0.438673</text:p>
          </table:table-cell>
          <table:table-cell office:value-type="float" office:value="0.561327">
            <text:p>0.561327</text:p>
          </table:table-cell>
          <table:table-cell office:value-type="float" office:value="0.724579">
            <text:p>0.724579</text:p>
          </table:table-cell>
          <table:table-cell office:value-type="float" office:value="1113.050652">
            <text:p>1113.050652</text:p>
          </table:table-cell>
          <table:table-cell office:value-type="float" office:value="1128.727901">
            <text:p>1128.727901</text:p>
          </table:table-cell>
          <table:table-cell table:number-columns-repeated="2" office:value-type="float" office:value="0.283125">
            <text:p>0.283125</text:p>
          </table:table-cell>
          <table:table-cell office:value-type="float" office:value="281.877241">
            <text:p>281.877241</text:p>
          </table:table-cell>
          <table:table-cell office:value-type="float" office:value="0.005263">
            <text:p>0.005263</text:p>
          </table:table-cell>
          <table:table-cell office:value-type="float" office:value="2.275661">
            <text:p>2.275661</text:p>
          </table:table-cell>
          <table:table-cell office:value-type="float" office:value="0.993034">
            <text:p>0.993034</text:p>
          </table:table-cell>
          <table:table-cell office:value-type="float" office:value="0.983675">
            <text:p>0.983675</text:p>
          </table:table-cell>
          <table:table-cell office:value-type="float" office:value="0.980971">
            <text:p>0.980971</text:p>
          </table:table-cell>
          <table:table-cell office:value-type="float" office:value="0.978478">
            <text:p>0.97847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.462486">
            <text:p>5.462486</text:p>
          </table:table-cell>
          <table:table-cell office:value-type="float" office:value="7.078014">
            <text:p>7.078014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198_T111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30548019">
            <text:p>30548019</text:p>
          </table:table-cell>
          <table:table-cell table:number-columns-repeated="2" office:value-type="float" office:value="1">
            <text:p>1</text:p>
          </table:table-cell>
          <table:table-cell office:value-type="float" office:value="27837453">
            <text:p>27837453</text:p>
          </table:table-cell>
          <table:table-cell office:value-type="float" office:value="0.911269">
            <text:p>0.911269</text:p>
          </table:table-cell>
          <table:table-cell office:value-type="float" office:value="2799975490">
            <text:p>2799975490</text:p>
          </table:table-cell>
          <table:table-cell office:value-type="float" office:value="846174769">
            <text:p>846174769</text:p>
          </table:table-cell>
          <table:table-cell office:value-type="float" office:value="368521346">
            <text:p>368521346</text:p>
          </table:table-cell>
          <table:table-cell office:value-type="float" office:value="1585279375">
            <text:p>1585279375</text:p>
          </table:table-cell>
          <table:table-cell office:value-type="float" office:value="846174769">
            <text:p>846174769</text:p>
          </table:table-cell>
          <table:table-cell office:value-type="float" office:value="0.433824">
            <text:p>0.433824</text:p>
          </table:table-cell>
          <table:table-cell office:value-type="float" office:value="0.566176">
            <text:p>0.566176</text:p>
          </table:table-cell>
          <table:table-cell office:value-type="float" office:value="0.696614">
            <text:p>0.696614</text:p>
          </table:table-cell>
          <table:table-cell office:value-type="float" office:value="1385.334481">
            <text:p>1385.334481</text:p>
          </table:table-cell>
          <table:table-cell office:value-type="float" office:value="1404.779563">
            <text:p>1404.779563</text:p>
          </table:table-cell>
          <table:table-cell table:number-columns-repeated="2" office:value-type="float" office:value="0.274256">
            <text:p>0.274256</text:p>
          </table:table-cell>
          <table:table-cell office:value-type="float" office:value="268.002956">
            <text:p>268.002956</text:p>
          </table:table-cell>
          <table:table-cell office:value-type="float" office:value="0.004934">
            <text:p>0.004934</text:p>
          </table:table-cell>
          <table:table-cell office:value-type="float" office:value="2.233354">
            <text:p>2.233354</text:p>
          </table:table-cell>
          <table:table-cell office:value-type="float" office:value="0.994492">
            <text:p>0.994492</text:p>
          </table:table-cell>
          <table:table-cell office:value-type="float" office:value="0.985315">
            <text:p>0.985315</text:p>
          </table:table-cell>
          <table:table-cell office:value-type="float" office:value="0.982082">
            <text:p>0.982082</text:p>
          </table:table-cell>
          <table:table-cell office:value-type="float" office:value="0.980202">
            <text:p>0.98020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893851">
            <text:p>4.893851</text:p>
          </table:table-cell>
          <table:table-cell office:value-type="float" office:value="7.350906">
            <text:p>7.35090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47_T112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7758405">
            <text:p>27758405</text:p>
          </table:table-cell>
          <table:table-cell table:number-columns-repeated="2" office:value-type="float" office:value="1">
            <text:p>1</text:p>
          </table:table-cell>
          <table:table-cell office:value-type="float" office:value="24108056">
            <text:p>24108056</text:p>
          </table:table-cell>
          <table:table-cell office:value-type="float" office:value="0.868496">
            <text:p>0.868496</text:p>
          </table:table-cell>
          <table:table-cell office:value-type="float" office:value="2424023170">
            <text:p>2424023170</text:p>
          </table:table-cell>
          <table:table-cell office:value-type="float" office:value="681638759">
            <text:p>681638759</text:p>
          </table:table-cell>
          <table:table-cell office:value-type="float" office:value="315211037">
            <text:p>315211037</text:p>
          </table:table-cell>
          <table:table-cell office:value-type="float" office:value="1427173374">
            <text:p>1427173374</text:p>
          </table:table-cell>
          <table:table-cell office:value-type="float" office:value="681638759">
            <text:p>681638759</text:p>
          </table:table-cell>
          <table:table-cell office:value-type="float" office:value="0.411238">
            <text:p>0.411238</text:p>
          </table:table-cell>
          <table:table-cell office:value-type="float" office:value="0.588762">
            <text:p>0.588762</text:p>
          </table:table-cell>
          <table:table-cell office:value-type="float" office:value="0.683793">
            <text:p>0.683793</text:p>
          </table:table-cell>
          <table:table-cell office:value-type="float" office:value="1115.960569">
            <text:p>1115.960569</text:p>
          </table:table-cell>
          <table:table-cell office:value-type="float" office:value="1131.331591">
            <text:p>1131.331591</text:p>
          </table:table-cell>
          <table:table-cell table:number-columns-repeated="2" office:value-type="float" office:value="0.24313">
            <text:p>0.24313</text:p>
          </table:table-cell>
          <table:table-cell office:value-type="float" office:value="249.374046">
            <text:p>249.374046</text:p>
          </table:table-cell>
          <table:table-cell office:value-type="float" office:value="0.004605">
            <text:p>0.004605</text:p>
          </table:table-cell>
          <table:table-cell office:value-type="float" office:value="2.142673">
            <text:p>2.142673</text:p>
          </table:table-cell>
          <table:table-cell office:value-type="float" office:value="0.994975">
            <text:p>0.994975</text:p>
          </table:table-cell>
          <table:table-cell office:value-type="float" office:value="0.986471">
            <text:p>0.986471</text:p>
          </table:table-cell>
          <table:table-cell office:value-type="float" office:value="0.983266">
            <text:p>0.983266</text:p>
          </table:table-cell>
          <table:table-cell office:value-type="float" office:value="0.981794">
            <text:p>0.98179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.761786">
            <text:p>4.761786</text:p>
          </table:table-cell>
          <table:table-cell office:value-type="float" office:value="7.211103">
            <text:p>7.211103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48_T113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6666184">
            <text:p>26666184</text:p>
          </table:table-cell>
          <table:table-cell table:number-columns-repeated="2" office:value-type="float" office:value="1">
            <text:p>1</text:p>
          </table:table-cell>
          <table:table-cell office:value-type="float" office:value="23235986">
            <text:p>23235986</text:p>
          </table:table-cell>
          <table:table-cell office:value-type="float" office:value="0.871365">
            <text:p>0.871365</text:p>
          </table:table-cell>
          <table:table-cell office:value-type="float" office:value="2335947440">
            <text:p>2335947440</text:p>
          </table:table-cell>
          <table:table-cell office:value-type="float" office:value="667396602">
            <text:p>667396602</text:p>
          </table:table-cell>
          <table:table-cell office:value-type="float" office:value="286728873">
            <text:p>286728873</text:p>
          </table:table-cell>
          <table:table-cell office:value-type="float" office:value="1381821965">
            <text:p>1381821965</text:p>
          </table:table-cell>
          <table:table-cell office:value-type="float" office:value="667396602">
            <text:p>667396602</text:p>
          </table:table-cell>
          <table:table-cell office:value-type="float" office:value="0.408453">
            <text:p>0.408453</text:p>
          </table:table-cell>
          <table:table-cell office:value-type="float" office:value="0.591547">
            <text:p>0.591547</text:p>
          </table:table-cell>
          <table:table-cell office:value-type="float" office:value="0.699485">
            <text:p>0.699485</text:p>
          </table:table-cell>
          <table:table-cell office:value-type="float" office:value="1092.643694">
            <text:p>1092.643694</text:p>
          </table:table-cell>
          <table:table-cell office:value-type="float" office:value="1108.625859">
            <text:p>1108.625859</text:p>
          </table:table-cell>
          <table:table-cell table:number-columns-repeated="2" office:value-type="float" office:value="0.2478">
            <text:p>0.2478</text:p>
          </table:table-cell>
          <table:table-cell office:value-type="float" office:value="253.369694">
            <text:p>253.369694</text:p>
          </table:table-cell>
          <table:table-cell office:value-type="float" office:value="0.006908">
            <text:p>0.006908</text:p>
          </table:table-cell>
          <table:table-cell office:value-type="float" office:value="2.115698">
            <text:p>2.115698</text:p>
          </table:table-cell>
          <table:table-cell office:value-type="float" office:value="0.993018">
            <text:p>0.993018</text:p>
          </table:table-cell>
          <table:table-cell office:value-type="float" office:value="0.983874">
            <text:p>0.983874</text:p>
          </table:table-cell>
          <table:table-cell office:value-type="float" office:value="0.981165">
            <text:p>0.981165</text:p>
          </table:table-cell>
          <table:table-cell office:value-type="float" office:value="0.979754">
            <text:p>0.97975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.457864">
            <text:p>5.457864</text:p>
          </table:table-cell>
          <table:table-cell office:value-type="float" office:value="6.319258">
            <text:p>6.319258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57_T114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4852039">
            <text:p>24852039</text:p>
          </table:table-cell>
          <table:table-cell table:number-columns-repeated="2" office:value-type="float" office:value="1">
            <text:p>1</text:p>
          </table:table-cell>
          <table:table-cell office:value-type="float" office:value="22101746">
            <text:p>22101746</text:p>
          </table:table-cell>
          <table:table-cell office:value-type="float" office:value="0.889333">
            <text:p>0.889333</text:p>
          </table:table-cell>
          <table:table-cell office:value-type="float" office:value="2221955345">
            <text:p>2221955345</text:p>
          </table:table-cell>
          <table:table-cell office:value-type="float" office:value="622533429">
            <text:p>622533429</text:p>
          </table:table-cell>
          <table:table-cell office:value-type="float" office:value="260963067">
            <text:p>260963067</text:p>
          </table:table-cell>
          <table:table-cell office:value-type="float" office:value="1338458849">
            <text:p>1338458849</text:p>
          </table:table-cell>
          <table:table-cell office:value-type="float" office:value="622533429">
            <text:p>622533429</text:p>
          </table:table-cell>
          <table:table-cell office:value-type="float" office:value="0.397621">
            <text:p>0.397621</text:p>
          </table:table-cell>
          <table:table-cell office:value-type="float" office:value="0.602379">
            <text:p>0.602379</text:p>
          </table:table-cell>
          <table:table-cell office:value-type="float" office:value="0.704625">
            <text:p>0.704625</text:p>
          </table:table-cell>
          <table:table-cell office:value-type="float" office:value="1019.194919">
            <text:p>1019.194919</text:p>
          </table:table-cell>
          <table:table-cell office:value-type="float" office:value="1033.807431">
            <text:p>1033.807431</text:p>
          </table:table-cell>
          <table:table-cell table:number-columns-repeated="2" office:value-type="float" office:value="0.248016">
            <text:p>0.248016</text:p>
          </table:table-cell>
          <table:table-cell office:value-type="float" office:value="248.462638">
            <text:p>248.462638</text:p>
          </table:table-cell>
          <table:table-cell office:value-type="float" office:value="0.005263">
            <text:p>0.005263</text:p>
          </table:table-cell>
          <table:table-cell office:value-type="float" office:value="2.162777">
            <text:p>2.162777</text:p>
          </table:table-cell>
          <table:table-cell office:value-type="float" office:value="0.993786">
            <text:p>0.993786</text:p>
          </table:table-cell>
          <table:table-cell office:value-type="float" office:value="0.98535">
            <text:p>0.98535</text:p>
          </table:table-cell>
          <table:table-cell office:value-type="float" office:value="0.983053">
            <text:p>0.983053</text:p>
          </table:table-cell>
          <table:table-cell office:value-type="float" office:value="0.981281">
            <text:p>0.98128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.516573">
            <text:p>5.516573</text:p>
          </table:table-cell>
          <table:table-cell office:value-type="float" office:value="6.397827">
            <text:p>6.397827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63_T115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40687233">
            <text:p>40687233</text:p>
          </table:table-cell>
          <table:table-cell table:number-columns-repeated="2" office:value-type="float" office:value="1">
            <text:p>1</text:p>
          </table:table-cell>
          <table:table-cell office:value-type="float" office:value="36323497">
            <text:p>36323497</text:p>
          </table:table-cell>
          <table:table-cell office:value-type="float" office:value="0.892749">
            <text:p>0.892749</text:p>
          </table:table-cell>
          <table:table-cell office:value-type="float" office:value="3652462034">
            <text:p>3652462034</text:p>
          </table:table-cell>
          <table:table-cell office:value-type="float" office:value="1034163683">
            <text:p>1034163683</text:p>
          </table:table-cell>
          <table:table-cell office:value-type="float" office:value="430902970">
            <text:p>430902970</text:p>
          </table:table-cell>
          <table:table-cell office:value-type="float" office:value="2187395381">
            <text:p>2187395381</text:p>
          </table:table-cell>
          <table:table-cell office:value-type="float" office:value="1034163683">
            <text:p>1034163683</text:p>
          </table:table-cell>
          <table:table-cell office:value-type="float" office:value="0.401118">
            <text:p>0.401118</text:p>
          </table:table-cell>
          <table:table-cell office:value-type="float" office:value="0.598882">
            <text:p>0.598882</text:p>
          </table:table-cell>
          <table:table-cell office:value-type="float" office:value="0.705882">
            <text:p>0.705882</text:p>
          </table:table-cell>
          <table:table-cell office:value-type="float" office:value="1693.104854">
            <text:p>1693.104854</text:p>
          </table:table-cell>
          <table:table-cell office:value-type="float" office:value="1715.836032">
            <text:p>1715.836032</text:p>
          </table:table-cell>
          <table:table-cell table:number-columns-repeated="2" office:value-type="float" office:value="0.251657">
            <text:p>0.251657</text:p>
          </table:table-cell>
          <table:table-cell office:value-type="float" office:value="251.094566">
            <text:p>251.094566</text:p>
          </table:table-cell>
          <table:table-cell office:value-type="float" office:value="0.003947">
            <text:p>0.003947</text:p>
          </table:table-cell>
          <table:table-cell office:value-type="float" office:value="2.131473">
            <text:p>2.131473</text:p>
          </table:table-cell>
          <table:table-cell office:value-type="float" office:value="0.996661">
            <text:p>0.996661</text:p>
          </table:table-cell>
          <table:table-cell office:value-type="float" office:value="0.984437">
            <text:p>0.984437</text:p>
          </table:table-cell>
          <table:table-cell office:value-type="float" office:value="0.980303">
            <text:p>0.980303</text:p>
          </table:table-cell>
          <table:table-cell office:value-type="float" office:value="0.978954">
            <text:p>0.97895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.022709">
            <text:p>5.022709</text:p>
          </table:table-cell>
          <table:table-cell office:value-type="float" office:value="6.322025">
            <text:p>6.322025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N102_T116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18093424">
            <text:p>18093424</text:p>
          </table:table-cell>
          <table:table-cell table:number-columns-repeated="2" office:value-type="float" office:value="1">
            <text:p>1</text:p>
          </table:table-cell>
          <table:table-cell office:value-type="float" office:value="15499145">
            <text:p>15499145</text:p>
          </table:table-cell>
          <table:table-cell office:value-type="float" office:value="0.856618">
            <text:p>0.856618</text:p>
          </table:table-cell>
          <table:table-cell office:value-type="float" office:value="1559390124">
            <text:p>1559390124</text:p>
          </table:table-cell>
          <table:table-cell office:value-type="float" office:value="524482041">
            <text:p>524482041</text:p>
          </table:table-cell>
          <table:table-cell office:value-type="float" office:value="209841804">
            <text:p>209841804</text:p>
          </table:table-cell>
          <table:table-cell office:value-type="float" office:value="825066279">
            <text:p>825066279</text:p>
          </table:table-cell>
          <table:table-cell office:value-type="float" office:value="524482041">
            <text:p>524482041</text:p>
          </table:table-cell>
          <table:table-cell office:value-type="float" office:value="0.470905">
            <text:p>0.470905</text:p>
          </table:table-cell>
          <table:table-cell office:value-type="float" office:value="0.529095">
            <text:p>0.529095</text:p>
          </table:table-cell>
          <table:table-cell office:value-type="float" office:value="0.714238">
            <text:p>0.714238</text:p>
          </table:table-cell>
          <table:table-cell office:value-type="float" office:value="858.667834">
            <text:p>858.667834</text:p>
          </table:table-cell>
          <table:table-cell office:value-type="float" office:value="872.097645">
            <text:p>872.097645</text:p>
          </table:table-cell>
          <table:table-cell table:number-columns-repeated="2" office:value-type="float" office:value="0.287004">
            <text:p>0.287004</text:p>
          </table:table-cell>
          <table:table-cell office:value-type="float" office:value="298.270007">
            <text:p>298.270007</text:p>
          </table:table-cell>
          <table:table-cell office:value-type="float" office:value="0.006908">
            <text:p>0.006908</text:p>
          </table:table-cell>
          <table:table-cell office:value-type="float" office:value="2.282978">
            <text:p>2.282978</text:p>
          </table:table-cell>
          <table:table-cell office:value-type="float" office:value="0.991095">
            <text:p>0.991095</text:p>
          </table:table-cell>
          <table:table-cell office:value-type="float" office:value="0.98607">
            <text:p>0.98607</text:p>
          </table:table-cell>
          <table:table-cell office:value-type="float" office:value="0.983039">
            <text:p>0.983039</text:p>
          </table:table-cell>
          <table:table-cell office:value-type="float" office:value="0.980287">
            <text:p>0.980287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.638489">
            <text:p>5.638489</text:p>
          </table:table-cell>
          <table:table-cell office:value-type="float" office:value="6.94045">
            <text:p>6.94045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N185_T117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22319544">
            <text:p>22319544</text:p>
          </table:table-cell>
          <table:table-cell table:number-columns-repeated="2" office:value-type="float" office:value="1">
            <text:p>1</text:p>
          </table:table-cell>
          <table:table-cell office:value-type="float" office:value="19812904">
            <text:p>19812904</text:p>
          </table:table-cell>
          <table:table-cell office:value-type="float" office:value="0.887693">
            <text:p>0.887693</text:p>
          </table:table-cell>
          <table:table-cell office:value-type="float" office:value="1991630490">
            <text:p>1991630490</text:p>
          </table:table-cell>
          <table:table-cell office:value-type="float" office:value="627105757">
            <text:p>627105757</text:p>
          </table:table-cell>
          <table:table-cell office:value-type="float" office:value="243474978">
            <text:p>243474978</text:p>
          </table:table-cell>
          <table:table-cell office:value-type="float" office:value="1121049755">
            <text:p>1121049755</text:p>
          </table:table-cell>
          <table:table-cell office:value-type="float" office:value="627105757">
            <text:p>627105757</text:p>
          </table:table-cell>
          <table:table-cell office:value-type="float" office:value="0.43712">
            <text:p>0.43712</text:p>
          </table:table-cell>
          <table:table-cell office:value-type="float" office:value="0.56288">
            <text:p>0.56288</text:p>
          </table:table-cell>
          <table:table-cell office:value-type="float" office:value="0.72033">
            <text:p>0.72033</text:p>
          </table:table-cell>
          <table:table-cell office:value-type="float" office:value="1026.68061">
            <text:p>1026.68061</text:p>
          </table:table-cell>
          <table:table-cell office:value-type="float" office:value="1041.869576">
            <text:p>1041.869576</text:p>
          </table:table-cell>
          <table:table-cell table:number-columns-repeated="2" office:value-type="float" office:value="0.278185">
            <text:p>0.278185</text:p>
          </table:table-cell>
          <table:table-cell office:value-type="float" office:value="279.232371">
            <text:p>279.232371</text:p>
          </table:table-cell>
          <table:table-cell office:value-type="float" office:value="0.006908">
            <text:p>0.006908</text:p>
          </table:table-cell>
          <table:table-cell office:value-type="float" office:value="2.24058">
            <text:p>2.24058</text:p>
          </table:table-cell>
          <table:table-cell office:value-type="float" office:value="0.99365">
            <text:p>0.99365</text:p>
          </table:table-cell>
          <table:table-cell office:value-type="float" office:value="0.984926">
            <text:p>0.984926</text:p>
          </table:table-cell>
          <table:table-cell office:value-type="float" office:value="0.982526">
            <text:p>0.982526</text:p>
          </table:table-cell>
          <table:table-cell office:value-type="float" office:value="0.97978">
            <text:p>0.9797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.251484">
            <text:p>5.251484</text:p>
          </table:table-cell>
          <table:table-cell office:value-type="float" office:value="6.917316">
            <text:p>6.91731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N319_T118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7008333">
            <text:p>7008333</text:p>
          </table:table-cell>
          <table:table-cell table:number-columns-repeated="2" office:value-type="float" office:value="1">
            <text:p>1</text:p>
          </table:table-cell>
          <table:table-cell office:value-type="float" office:value="6155565">
            <text:p>6155565</text:p>
          </table:table-cell>
          <table:table-cell office:value-type="float" office:value="0.878321">
            <text:p>0.878321</text:p>
          </table:table-cell>
          <table:table-cell office:value-type="float" office:value="459545292">
            <text:p>459545292</text:p>
          </table:table-cell>
          <table:table-cell office:value-type="float" office:value="93291266">
            <text:p>93291266</text:p>
          </table:table-cell>
          <table:table-cell office:value-type="float" office:value="47322547">
            <text:p>47322547</text:p>
          </table:table-cell>
          <table:table-cell office:value-type="float" office:value="318931479">
            <text:p>318931479</text:p>
          </table:table-cell>
          <table:table-cell office:value-type="float" office:value="93291266">
            <text:p>93291266</text:p>
          </table:table-cell>
          <table:table-cell office:value-type="float" office:value="0.305985">
            <text:p>0.305985</text:p>
          </table:table-cell>
          <table:table-cell office:value-type="float" office:value="0.694015">
            <text:p>0.694015</text:p>
          </table:table-cell>
          <table:table-cell office:value-type="float" office:value="0.663457">
            <text:p>0.663457</text:p>
          </table:table-cell>
          <table:table-cell office:value-type="float" office:value="152.733941">
            <text:p>152.733941</text:p>
          </table:table-cell>
          <table:table-cell office:value-type="float" office:value="155.391114">
            <text:p>155.391114</text:p>
          </table:table-cell>
          <table:table-cell table:number-columns-repeated="2" office:value-type="float" office:value="0.177486">
            <text:p>0.177486</text:p>
          </table:table-cell>
          <table:table-cell office:value-type="float" office:value="180.030633">
            <text:p>180.030633</text:p>
          </table:table-cell>
          <table:table-cell office:value-type="float" office:value="0.009211">
            <text:p>0.009211</text:p>
          </table:table-cell>
          <table:table-cell office:value-type="float" office:value="1.60197">
            <text:p>1.60197</text:p>
          </table:table-cell>
          <table:table-cell office:value-type="float" office:value="0.986497">
            <text:p>0.986497</text:p>
          </table:table-cell>
          <table:table-cell office:value-type="float" office:value="0.976744">
            <text:p>0.976744</text:p>
          </table:table-cell>
          <table:table-cell office:value-type="float" office:value="0.964664">
            <text:p>0.964664</text:p>
          </table:table-cell>
          <table:table-cell office:value-type="float" office:value="0.949564">
            <text:p>0.94956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314375">
            <text:p>3.314375</text:p>
          </table:table-cell>
          <table:table-cell office:value-type="float" office:value="6.056528">
            <text:p>6.056528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N322_T119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4598072">
            <text:p>4598072</text:p>
          </table:table-cell>
          <table:table-cell table:number-columns-repeated="2" office:value-type="float" office:value="1">
            <text:p>1</text:p>
          </table:table-cell>
          <table:table-cell office:value-type="float" office:value="3779307">
            <text:p>3779307</text:p>
          </table:table-cell>
          <table:table-cell office:value-type="float" office:value="0.821933">
            <text:p>0.821933</text:p>
          </table:table-cell>
          <table:table-cell office:value-type="float" office:value="281903382">
            <text:p>281903382</text:p>
          </table:table-cell>
          <table:table-cell office:value-type="float" office:value="65589768">
            <text:p>65589768</text:p>
          </table:table-cell>
          <table:table-cell office:value-type="float" office:value="32380221">
            <text:p>32380221</text:p>
          </table:table-cell>
          <table:table-cell office:value-type="float" office:value="183933393">
            <text:p>183933393</text:p>
          </table:table-cell>
          <table:table-cell office:value-type="float" office:value="65589768">
            <text:p>65589768</text:p>
          </table:table-cell>
          <table:table-cell office:value-type="float" office:value="0.34753">
            <text:p>0.34753</text:p>
          </table:table-cell>
          <table:table-cell office:value-type="float" office:value="0.65247">
            <text:p>0.65247</text:p>
          </table:table-cell>
          <table:table-cell office:value-type="float" office:value="0.669488">
            <text:p>0.669488</text:p>
          </table:table-cell>
          <table:table-cell office:value-type="float" office:value="107.381797">
            <text:p>107.381797</text:p>
          </table:table-cell>
          <table:table-cell office:value-type="float" office:value="109.694335">
            <text:p>109.694335</text:p>
          </table:table-cell>
          <table:table-cell table:number-columns-repeated="2" office:value-type="float" office:value="0.190195">
            <text:p>0.190195</text:p>
          </table:table-cell>
          <table:table-cell office:value-type="float" office:value="206.333408">
            <text:p>206.333408</text:p>
          </table:table-cell>
          <table:table-cell office:value-type="float" office:value="0.010526">
            <text:p>0.010526</text:p>
          </table:table-cell>
          <table:table-cell office:value-type="float" office:value="1.637229">
            <text:p>1.637229</text:p>
          </table:table-cell>
          <table:table-cell office:value-type="float" office:value="0.986226">
            <text:p>0.986226</text:p>
          </table:table-cell>
          <table:table-cell office:value-type="float" office:value="0.975863">
            <text:p>0.975863</text:p>
          </table:table-cell>
          <table:table-cell office:value-type="float" office:value="0.954847">
            <text:p>0.954847</text:p>
          </table:table-cell>
          <table:table-cell office:value-type="float" office:value="0.930771">
            <text:p>0.93077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.317644">
            <text:p>3.317644</text:p>
          </table:table-cell>
          <table:table-cell office:value-type="float" office:value="6.26286">
            <text:p>6.26286</text:p>
          </table:table-cell>
          <table:table-cell table:number-columns-repeated="2"/>
          <table:table-cell office:value-type="string">
            <text:p>NA</text:p>
          </table:table-cell>
        </table:table-row>
        <table:table-row table:style-name="ro1">
          <table:table-cell office:value-type="string">
            <text:p>Trifolium_N324_T120_R1s1a1_NoDup.HsMetrics</text:p>
          </table:table-cell>
          <table:table-cell office:value-type="string">
            <text:p>CaptureTargets</text:p>
          </table:table-cell>
          <table:table-cell office:value-type="float" office:value="541675471">
            <text:p>541675471</text:p>
          </table:table-cell>
          <table:table-cell table:number-columns-repeated="2" office:value-type="float" office:value="610809">
            <text:p>610809</text:p>
          </table:table-cell>
          <table:table-cell office:value-type="float" office:value="1">
            <text:p>1</text:p>
          </table:table-cell>
          <table:table-cell table:number-columns-repeated="3" office:value-type="float" office:value="6346284">
            <text:p>6346284</text:p>
          </table:table-cell>
          <table:table-cell table:number-columns-repeated="2" office:value-type="float" office:value="1">
            <text:p>1</text:p>
          </table:table-cell>
          <table:table-cell office:value-type="float" office:value="5495035">
            <text:p>5495035</text:p>
          </table:table-cell>
          <table:table-cell office:value-type="float" office:value="0.865867">
            <text:p>0.865867</text:p>
          </table:table-cell>
          <table:table-cell office:value-type="float" office:value="410149149">
            <text:p>410149149</text:p>
          </table:table-cell>
          <table:table-cell office:value-type="float" office:value="88565646">
            <text:p>88565646</text:p>
          </table:table-cell>
          <table:table-cell office:value-type="float" office:value="45426323">
            <text:p>45426323</text:p>
          </table:table-cell>
          <table:table-cell office:value-type="float" office:value="276157180">
            <text:p>276157180</text:p>
          </table:table-cell>
          <table:table-cell office:value-type="float" office:value="88565646">
            <text:p>88565646</text:p>
          </table:table-cell>
          <table:table-cell office:value-type="float" office:value="0.326691">
            <text:p>0.326691</text:p>
          </table:table-cell>
          <table:table-cell office:value-type="float" office:value="0.673309">
            <text:p>0.673309</text:p>
          </table:table-cell>
          <table:table-cell office:value-type="float" office:value="0.660977">
            <text:p>0.660977</text:p>
          </table:table-cell>
          <table:table-cell office:value-type="float" office:value="144.997284">
            <text:p>144.997284</text:p>
          </table:table-cell>
          <table:table-cell office:value-type="float" office:value="148.184005">
            <text:p>148.184005</text:p>
          </table:table-cell>
          <table:table-cell table:number-columns-repeated="2" office:value-type="float" office:value="0.186074">
            <text:p>0.186074</text:p>
          </table:table-cell>
          <table:table-cell office:value-type="float" office:value="191.494904">
            <text:p>191.494904</text:p>
          </table:table-cell>
          <table:table-cell office:value-type="float" office:value="0.014474">
            <text:p>0.014474</text:p>
          </table:table-cell>
          <table:table-cell office:value-type="float" office:value="1.610696">
            <text:p>1.610696</text:p>
          </table:table-cell>
          <table:table-cell office:value-type="float" office:value="0.985883">
            <text:p>0.985883</text:p>
          </table:table-cell>
          <table:table-cell office:value-type="float" office:value="0.974046">
            <text:p>0.974046</text:p>
          </table:table-cell>
          <table:table-cell office:value-type="float" office:value="0.961642">
            <text:p>0.961642</text:p>
          </table:table-cell>
          <table:table-cell office:value-type="float" office:value="0.943711">
            <text:p>0.94371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.645736">
            <text:p>2.645736</text:p>
          </table:table-cell>
          <table:table-cell office:value-type="float" office:value="6.659043">
            <text:p>6.659043</text:p>
          </table:table-cell>
          <table:table-cell table:number-columns-repeated="2"/>
          <table:table-cell office:value-type="string">
            <text:p>NA</text:p>
          </table:table-cell>
        </table:table-row>
      </table:table>
      <table:named-expressions/>
      <table:database-ranges>
        <table:database-range table:name="__Anonymous_Sheet_DB__0" table:target-range-address="Sheet1.A2:Sheet1.AO1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8T14:44:25</dc:date>
    <dc:creator>Ludovic Duvaux</dc:creator>
    <meta:document-statistic meta:table-count="1" meta:cell-count="4642" meta:object-count="0"/>
    <meta:generator>LibreOffice/3.5$Linux_X86_64 LibreOffice_project/350m1$Build-2</meta:generator>
  </office:meta>
</office:document-meta>
</file>